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8" style:family="table-column">
      <style:table-column-properties fo:break-before="auto" style:column-width="50.22mm"/>
    </style:style>
    <style:style style:name="co59" style:family="table-column">
      <style:table-column-properties fo:break-before="auto" style:column-width="21.08mm"/>
    </style:style>
    <style:style style:name="co25" style:family="table-column">
      <style:table-column-properties fo:break-before="auto" style:column-width="22.67mm"/>
    </style:style>
    <style:style style:name="co60" style:family="table-column">
      <style:table-column-properties fo:break-before="auto" style:column-width="32.74mm"/>
    </style:style>
    <style:style style:name="co27" style:family="table-column">
      <style:table-column-properties fo:break-before="auto" style:column-width="32.46mm"/>
    </style:style>
    <style:style style:name="co28" style:family="table-column">
      <style:table-column-properties fo:break-before="auto" style:column-width="35.22mm"/>
    </style:style>
    <style:style style:name="co29" style:family="table-column">
      <style:table-column-properties fo:break-before="auto" style:column-width="37.45mm"/>
    </style:style>
    <style:style style:name="co61" style:family="table-column">
      <style:table-column-properties fo:break-before="auto" style:column-width="38.01mm"/>
    </style:style>
    <style:style style:name="co62" style:family="table-column">
      <style:table-column-properties fo:break-before="auto" style:column-width="37.73mm"/>
    </style:style>
    <style:style style:name="co63" style:family="table-column">
      <style:table-column-properties fo:break-before="auto" style:column-width="29.4mm"/>
    </style:style>
    <style:style style:name="co12" style:family="table-column">
      <style:table-column-properties fo:break-before="auto" style:column-width="22.58mm"/>
    </style:style>
    <style:style style:name="co42" style:family="table-column">
      <style:table-column-properties fo:break-before="auto" style:column-width="48.28mm"/>
    </style:style>
    <style:style style:name="co43" style:family="table-column">
      <style:table-column-properties fo:break-before="auto" style:column-width="25.81mm"/>
    </style:style>
    <style:style style:name="co44" style:family="table-column">
      <style:table-column-properties fo:break-before="auto" style:column-width="36.62mm"/>
    </style:style>
    <style:style style:name="co45" style:family="table-column">
      <style:table-column-properties fo:break-before="auto" style:column-width="30.52mm"/>
    </style:style>
    <style:style style:name="co46" style:family="table-column">
      <style:table-column-properties fo:break-before="auto" style:column-width="43.83mm"/>
    </style:style>
    <style:style style:name="co47" style:family="table-column">
      <style:table-column-properties fo:break-before="auto" style:column-width="48.82mm"/>
    </style:style>
    <style:style style:name="co21" style:family="table-column">
      <style:table-column-properties fo:break-before="auto" style:column-width="33.28mm"/>
    </style:style>
    <style:style style:name="co48" style:family="table-column">
      <style:table-column-properties fo:break-before="auto" style:column-width="52.72mm"/>
    </style:style>
    <style:style style:name="co49" style:family="table-column">
      <style:table-column-properties fo:break-before="auto" style:column-width="42.46mm"/>
    </style:style>
    <style:style style:name="co50" style:family="table-column">
      <style:table-column-properties fo:break-before="auto" style:column-width="41.89mm"/>
    </style:style>
    <style:style style:name="co32" style:family="table-column">
      <style:table-column-properties fo:break-before="auto" style:column-width="73.8mm"/>
    </style:style>
    <style:style style:name="co33" style:family="table-column">
      <style:table-column-properties fo:break-before="auto" style:column-width="67.52mm"/>
    </style:style>
    <style:style style:name="co34" style:family="table-column">
      <style:table-column-properties fo:break-before="auto" style:column-width="54.45mm"/>
    </style:style>
    <style:style style:name="co35" style:family="table-column">
      <style:table-column-properties fo:break-before="auto" style:column-width="53.64mm"/>
    </style:style>
    <style:style style:name="co36" style:family="table-column">
      <style:table-column-properties fo:break-before="auto" style:column-width="53.09mm"/>
    </style:style>
    <style:style style:name="co37" style:family="table-column">
      <style:table-column-properties fo:break-before="auto" style:column-width="119.54mm"/>
    </style:style>
    <style:style style:name="co38" style:family="table-column">
      <style:table-column-properties fo:break-before="auto" style:column-width="195.53mm"/>
    </style:style>
    <style:style style:name="co39" style:family="table-column">
      <style:table-column-properties fo:break-before="auto" style:column-width="157.67mm"/>
    </style:style>
    <style:style style:name="co40" style:family="table-column">
      <style:table-column-properties fo:break-before="auto" style:column-width="165.58mm"/>
    </style:style>
    <style:style style:name="co41" style:family="table-column">
      <style:table-column-properties fo:break-before="auto" style:column-width="27.18mm"/>
    </style:style>
    <style:style style:name="co51" style:family="table-column">
      <style:table-column-properties fo:break-before="auto" style:column-width="44.4mm"/>
    </style:style>
    <style:style style:name="co52" style:family="table-column">
      <style:table-column-properties fo:break-before="auto" style:column-width="21.64mm"/>
    </style:style>
    <style:style style:name="co53" style:family="table-column">
      <style:table-column-properties fo:break-before="auto" style:column-width="31.34mm"/>
    </style:style>
    <style:style style:name="co54" style:family="table-column">
      <style:table-column-properties fo:break-before="auto" style:column-width="26.07mm"/>
    </style:style>
    <style:style style:name="co55" style:family="table-column">
      <style:table-column-properties fo:break-before="auto" style:column-width="24.96mm"/>
    </style:style>
    <style:style style:name="co56" style:family="table-column">
      <style:table-column-properties fo:break-before="auto" style:column-width="30.8mm"/>
    </style:style>
    <style:style style:name="co57" style:family="table-column">
      <style:table-column-properties fo:break-before="auto" style:column-width="29.97mm"/>
    </style:style>
    <style:style style:name="co64" style:family="table-column">
      <style:table-column-properties fo:break-before="auto" style:column-width="27.75mm"/>
    </style:style>
    <style:style style:name="co65" style:family="table-column">
      <style:table-column-properties fo:break-before="auto" style:column-width="30.23mm"/>
    </style:style>
    <style:style style:name="ro43" style:family="table-row">
      <style:table-row-properties style:row-height="4.53mm" fo:break-before="auto" style:use-optimal-row-height="true"/>
    </style:style>
    <style:style style:name="ro59" style:family="table-row">
      <style:table-row-properties style:row-height="14.2mm" fo:break-before="auto" style:use-optimal-row-height="false"/>
    </style:style>
    <style:style style:name="ro60" style:family="table-row">
      <style:table-row-properties style:row-height="4.73mm" fo:break-before="auto" style:use-optimal-row-height="true"/>
    </style:style>
    <style:style style:name="ro61" style:family="table-row">
      <style:table-row-properties style:row-height="8.94mm" fo:break-before="auto" style:use-optimal-row-height="true"/>
    </style:style>
    <style:style style:name="ro15" style:family="table-row">
      <style:table-row-properties style:row-height="4.52mm" fo:break-before="auto" style:use-optimal-row-height="true"/>
    </style:style>
    <style:style style:name="ro62" style:family="table-row">
      <style:table-row-properties style:row-height="6.31mm" fo:break-before="auto" style:use-optimal-row-height="true"/>
    </style:style>
    <style:style style:name="ro21" style:family="table-row">
      <style:table-row-properties style:row-height="13.16mm" fo:break-before="auto" style:use-optimal-row-height="true"/>
    </style:style>
    <style:style style:name="ro63" style:family="table-row">
      <style:table-row-properties style:row-height="16.32mm" fo:break-before="auto" style:use-optimal-row-height="true"/>
    </style:style>
    <style:style style:name="ro64" style:family="table-row">
      <style:table-row-properties style:row-height="12.36mm" fo:break-before="auto" style:use-optimal-row-height="true"/>
    </style:style>
    <style:style style:name="ro65" style:family="table-row">
      <style:table-row-properties style:row-height="10.57mm" fo:break-before="auto" style:use-optimal-row-height="false"/>
    </style:style>
    <style:style style:name="ro66" style:family="table-row">
      <style:table-row-properties style:row-height="10.78mm" fo:break-before="auto" style:use-optimal-row-height="false"/>
    </style:style>
    <style:style style:name="ro25" style:family="table-row">
      <style:table-row-properties style:row-height="16.92mm" fo:break-before="auto" style:use-optimal-row-height="false"/>
    </style:style>
    <style:style style:name="ro26" style:family="table-row">
      <style:table-row-properties style:row-height="19.3mm" fo:break-before="auto" style:use-optimal-row-height="false"/>
    </style:style>
    <style:style style:name="ro27" style:family="table-row">
      <style:table-row-properties style:row-height="20.88mm" fo:break-before="auto" style:use-optimal-row-height="false"/>
    </style:style>
    <style:style style:name="ro28" style:family="table-row">
      <style:table-row-properties style:row-height="21.15mm" fo:break-before="auto" style:use-optimal-row-height="false"/>
    </style:style>
    <style:style style:name="ro29" style:family="table-row">
      <style:table-row-properties style:row-height="22.21mm" fo:break-before="auto" style:use-optimal-row-height="false"/>
    </style:style>
    <style:style style:name="ro30" style:family="table-row">
      <style:table-row-properties style:row-height="48.14mm" fo:break-before="auto" style:use-optimal-row-height="true"/>
    </style:style>
    <style:style style:name="ro31" style:family="table-row">
      <style:table-row-properties style:row-height="12.42mm" fo:break-before="auto" style:use-optimal-row-height="true"/>
    </style:style>
    <style:style style:name="ro32" style:family="table-row">
      <style:table-row-properties style:row-height="32.26mm" fo:break-before="auto" style:use-optimal-row-height="true"/>
    </style:style>
    <style:style style:name="ro22" style:family="table-row">
      <style:table-row-properties style:row-height="17.37mm" fo:break-before="auto" style:use-optimal-row-height="true"/>
    </style:style>
    <style:style style:name="ro33" style:family="table-row">
      <style:table-row-properties style:row-height="20.36mm" fo:break-before="auto" style:use-optimal-row-height="true"/>
    </style:style>
    <style:style style:name="ro34" style:family="table-row">
      <style:table-row-properties style:row-height="28.29mm" fo:break-before="auto" style:use-optimal-row-height="true"/>
    </style:style>
    <style:style style:name="ro35" style:family="table-row">
      <style:table-row-properties style:row-height="8.45mm" fo:break-before="auto" style:use-optimal-row-height="true"/>
    </style:style>
    <style:style style:name="ro36" style:family="table-row">
      <style:table-row-properties style:row-height="24.32mm" fo:break-before="auto" style:use-optimal-row-height="true"/>
    </style:style>
    <style:style style:name="ro37" style:family="table-row">
      <style:table-row-properties style:row-height="8.41mm" fo:break-before="auto" style:use-optimal-row-height="true"/>
    </style:style>
    <style:style style:name="ro38" style:family="table-row">
      <style:table-row-properties style:row-height="64.01mm" fo:break-before="auto" style:use-optimal-row-height="true"/>
    </style:style>
    <style:style style:name="ro39" style:family="table-row">
      <style:table-row-properties style:row-height="44.17mm" fo:break-before="auto" style:use-optimal-row-height="true"/>
    </style:style>
    <style:style style:name="ro40" style:family="table-row">
      <style:table-row-properties style:row-height="16.39mm" fo:break-before="auto" style:use-optimal-row-height="true"/>
    </style:style>
    <style:style style:name="ro41" style:family="table-row">
      <style:table-row-properties style:row-height="24.22mm" fo:break-before="auto" style:use-optimal-row-height="true"/>
    </style:style>
    <style:style style:name="ro42" style:family="table-row">
      <style:table-row-properties style:row-height="87.82mm" fo:break-before="auto" style:use-optimal-row-height="true"/>
    </style:style>
    <style:style style:name="ro44" style:family="table-row">
      <style:table-row-properties style:row-height="5.26mm" fo:break-before="auto" style:use-optimal-row-height="false"/>
    </style:style>
    <style:style style:name="ro45" style:family="table-row">
      <style:table-row-properties style:row-height="5.79mm" fo:break-before="auto" style:use-optimal-row-height="false"/>
    </style:style>
    <style:style style:name="ro46" style:family="table-row">
      <style:table-row-properties style:row-height="9.47mm" fo:break-before="auto" style:use-optimal-row-height="false"/>
    </style:style>
    <style:style style:name="ro47" style:family="table-row">
      <style:table-row-properties style:row-height="9.74mm" fo:break-before="auto" style:use-optimal-row-height="false"/>
    </style:style>
    <style:style style:name="ro48" style:family="table-row">
      <style:table-row-properties style:row-height="13.42mm" fo:break-before="auto" style:use-optimal-row-height="false"/>
    </style:style>
    <style:style style:name="ro49" style:family="table-row">
      <style:table-row-properties style:row-height="10.53mm" fo:break-before="auto" style:use-optimal-row-height="false"/>
    </style:style>
    <style:style style:name="ro50" style:family="table-row">
      <style:table-row-properties style:row-height="8.15mm" fo:break-before="auto" style:use-optimal-row-height="false"/>
    </style:style>
    <style:style style:name="ro51" style:family="table-row">
      <style:table-row-properties style:row-height="8.68mm" fo:break-before="auto" style:use-optimal-row-height="false"/>
    </style:style>
    <style:style style:name="ro52" style:family="table-row">
      <style:table-row-properties style:row-height="7.88mm" fo:break-before="auto" style:use-optimal-row-height="false"/>
    </style:style>
    <style:style style:name="ro53" style:family="table-row">
      <style:table-row-properties style:row-height="6.23mm" fo:break-before="auto" style:use-optimal-row-height="true"/>
    </style:style>
    <style:style style:name="ro54" style:family="table-row">
      <style:table-row-properties style:row-height="7.62mm" fo:break-before="auto" style:use-optimal-row-height="false"/>
    </style:style>
    <style:style style:name="ro55" style:family="table-row">
      <style:table-row-properties style:row-height="4.99mm" fo:break-before="auto" style:use-optimal-row-height="false"/>
    </style:style>
    <style:style style:name="ro56" style:family="table-row">
      <style:table-row-properties style:row-height="5.38mm" fo:break-before="auto" style:use-optimal-row-height="true"/>
    </style:style>
    <style:style style:name="ro57" style:family="table-row">
      <style:table-row-properties style:row-height="5.29mm" fo:break-before="auto" style:use-optimal-row-height="true"/>
    </style:style>
    <style:style style:name="ro58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00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101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105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position=""/>
    </style:style>
    <style:style style:name="ce28" style:family="table-cell" style:parent-style-name="Default">
      <style:table-cell-properties fo:background-color="#ff0000"/>
      <style:text-properties style:text-position=""/>
    </style:style>
    <style:style style:name="ce29" style:family="table-cell" style:parent-style-name="Default">
      <style:table-cell-properties fo:background-color="#ff6600"/>
      <style:text-properties style:text-position=""/>
    </style:style>
    <style:style style:name="ce30" style:family="table-cell" style:parent-style-name="Default">
      <style:table-cell-properties fo:background-color="#ffff00"/>
      <style:text-properties style:text-position=""/>
    </style:style>
    <style:style style:name="ce31" style:family="table-cell" style:parent-style-name="Default">
      <style:table-cell-properties fo:background-color="#00cc33"/>
      <style:text-properties style:text-position=""/>
    </style:style>
    <style:style style:name="ce32" style:family="table-cell" style:parent-style-name="Default">
      <style:table-cell-properties fo:background-color="#99ffcc"/>
      <style:text-properties style:text-position=""/>
    </style:style>
    <style:style style:name="ce33" style:family="table-cell" style:parent-style-name="Default">
      <style:table-cell-properties fo:background-color="#9933ff"/>
      <style:text-properties style:text-position=""/>
    </style:style>
    <style:style style:name="ce35" style:family="table-cell" style:parent-style-name="Default">
      <style:table-cell-properties fo:border="0.06pt solid #000000"/>
      <style:text-properties style:text-position=""/>
    </style:style>
    <style:style style:name="ce54" style:family="table-cell" style:parent-style-name="Default">
      <style:table-cell-properties fo:background-color="#ff0000" fo:border="0.06pt solid #000000"/>
      <style:text-properties style:text-position=""/>
    </style:style>
    <style:style style:name="ce55" style:family="table-cell" style:parent-style-name="Default">
      <style:table-cell-properties fo:background-color="#ffff00" fo:border="0.06pt solid #000000"/>
      <style:text-properties style:text-position=""/>
    </style:style>
    <style:style style:name="ce56" style:family="table-cell" style:parent-style-name="Default">
      <style:table-cell-properties fo:background-color="#ff6600" fo:border="0.06pt solid #000000"/>
      <style:text-properties style:text-position=""/>
    </style:style>
    <style:style style:name="ce60" style:family="table-cell" style:parent-style-name="Default">
      <style:table-cell-properties fo:background-color="#00cc33" fo:border="0.06pt solid #000000"/>
      <style:text-properties style:text-position=""/>
    </style:style>
    <style:style style:name="ce61" style:family="table-cell" style:parent-style-name="Default">
      <style:table-cell-properties fo:background-color="#00cc00" fo:border="0.06pt solid #000000"/>
      <style:text-properties style:text-position=""/>
    </style:style>
    <style:style style:name="ce81" style:family="table-cell" style:parent-style-name="Default">
      <style:table-cell-properties fo:background-color="#0000cc"/>
      <style:text-properties style:text-position=""/>
    </style:style>
    <style:style style:name="ce82" style:family="table-cell" style:parent-style-name="Default">
      <style:table-cell-properties fo:background-color="#cfe7f5" fo:border="0.06pt solid #000000"/>
      <style:text-properties style:text-position="" fo:font-weight="bold" style:font-weight-asian="bold" style:font-weight-complex="bold"/>
    </style:style>
    <style:style style:name="ce83" style:family="table-cell" style:parent-style-name="Default">
      <style:table-cell-properties fo:background-color="#0000ff" fo:border="0.06pt solid #000000"/>
      <style:text-properties style:text-position=""/>
    </style:style>
    <style:style style:name="ce95" style:family="table-cell" style:parent-style-name="Default">
      <style:table-cell-properties fo:background-color="#0000cc" fo:border="0.06pt solid #000000"/>
      <style:text-properties style:text-position=""/>
    </style:style>
    <style:style style:name="ce96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end" fo:margin-left="0mm"/>
      <style:text-properties style:text-position=""/>
    </style:style>
    <style:style style:name="ce97" style:family="table-cell" style:parent-style-name="Default">
      <style:table-cell-properties fo:background-color="#ffffff" fo:border="0.06pt solid #000000"/>
      <style:text-properties style:text-position=""/>
    </style:style>
    <style:style style:name="ce98" style:family="table-cell" style:parent-style-name="Default">
      <style:table-cell-properties fo:background-color="#0000ff" fo:wrap-option="wrap" fo:border="0.06pt solid #000000"/>
      <style:text-properties style:text-position=""/>
    </style:style>
    <style:style style:name="ce99" style:family="table-cell" style:parent-style-name="Default">
      <style:table-cell-properties fo:background-color="#ff0000" fo:wrap-option="wrap" fo:border="0.06pt solid #000000"/>
      <style:text-properties style:text-position=""/>
    </style:style>
    <style:style style:name="ce106" style:family="table-cell" style:parent-style-name="Default">
      <style:table-cell-properties fo:background-color="#ff0000" fo:wrap-option="wrap"/>
      <style:text-properties style:text-position=""/>
    </style:style>
    <style:style style:name="ce107" style:family="table-cell" style:parent-style-name="Default">
      <style:table-cell-properties fo:background-color="#ff6600" fo:wrap-option="wrap"/>
      <style:text-properties style:text-position=""/>
    </style:style>
    <style:style style:name="ce108" style:family="table-cell" style:parent-style-name="Default">
      <style:table-cell-properties fo:background-color="#ffff00" fo:wrap-option="wrap"/>
      <style:text-properties style:text-position=""/>
    </style:style>
    <style:style style:name="ce109" style:family="table-cell" style:parent-style-name="Default">
      <style:table-cell-properties fo:background-color="#00cc33" fo:wrap-option="wrap"/>
      <style:text-properties style:text-position=""/>
    </style:style>
    <style:style style:name="ce110" style:family="table-cell" style:parent-style-name="Default">
      <style:table-cell-properties fo:background-color="#99ffcc" fo:wrap-option="wrap"/>
      <style:text-properties style:text-position=""/>
    </style:style>
    <style:style style:name="ce111" style:family="table-cell" style:parent-style-name="Default">
      <style:table-cell-properties fo:background-color="#9933ff" fo:wrap-option="wrap"/>
      <style:text-properties style:text-position=""/>
    </style:style>
    <style:style style:name="ce112" style:family="table-cell" style:parent-style-name="Default">
      <style:table-cell-properties fo:background-color="#0000ff" fo:wrap-option="wrap"/>
      <style:text-properties style:text-position=""/>
    </style:style>
    <style:style style:name="ce113" style:family="table-cell" style:parent-style-name="Default">
      <style:table-cell-properties fo:wrap-option="wrap"/>
      <style:text-properties style:text-position=""/>
    </style:style>
    <style:style style:name="ce114" style:family="table-cell" style:parent-style-name="Default">
      <style:table-cell-properties fo:background-color="#cfe7f5" fo:wrap-option="wrap" fo:border="0.06pt solid #000000"/>
      <style:text-properties style:text-position="" fo:font-weight="bold" style:font-weight-asian="bold" style:font-weight-complex="bold"/>
    </style:style>
    <style:style style:name="ce115" style:family="table-cell" style:parent-style-name="Default">
      <style:table-cell-properties fo:background-color="#ff6600" fo:wrap-option="wrap" fo:border="0.06pt solid #000000"/>
      <style:text-properties style:text-position=""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116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17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18" style:family="table-cell" style:parent-style-name="Default">
      <style:table-cell-properties fo:background-color="#ff6600" fo:wrap-option="wrap" fo:border="0.06pt solid #000000"/>
      <style:text-properties style:text-position=""/>
    </style:style>
    <style:style style:name="ce119" style:family="table-cell" style:parent-style-name="Default">
      <style:table-cell-properties fo:background-color="#ffff00" fo:wrap-option="wrap" fo:border="0.06pt solid #000000"/>
      <style:text-properties style:text-position=""/>
    </style:style>
    <style:style style:name="ce120" style:family="table-cell" style:parent-style-name="Default">
      <style:table-cell-properties fo:background-color="#00cc00" fo:wrap-option="wrap" fo:border="0.06pt solid #000000"/>
      <style:text-properties style:text-position=""/>
    </style:style>
    <style:style style:name="ce121" style:family="table-cell" style:parent-style-name="Default">
      <style:table-cell-properties fo:wrap-option="wrap" fo:border="0.06pt solid #000000"/>
      <style:text-properties style:text-position=""/>
    </style:style>
    <style:style style:name="ce122" style:family="table-cell" style:parent-style-name="Default">
      <style:table-cell-properties fo:background-color="#ffffff" fo:wrap-option="wrap" fo:border="0.06pt solid #000000"/>
      <style:text-properties style:text-position=""/>
    </style:style>
    <style:style style:name="ce123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124" style:family="table-cell" style:parent-style-name="Default">
      <style:table-cell-properties fo:background-color="#ff3333" fo:wrap-option="wrap" fo:border="0.06pt solid #000000"/>
      <style:text-properties style:text-position="" style:font-name="Arial" style:font-name-asian="Andale Sans UI" style:font-name-complex="Tahoma"/>
    </style:style>
    <style:style style:name="ce125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126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27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128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29" style:family="table-cell" style:parent-style-name="Default">
      <style:table-cell-properties fo:background-color="#ff6600" fo:wrap-option="wrap" fo:border="0.06pt solid #000000"/>
      <style:text-properties style:text-position="" style:font-name="Arial" style:font-name-asian="Andale Sans UI" style:font-name-complex="Tahoma"/>
    </style:style>
    <style:style style:name="ce130" style:family="table-cell" style:parent-style-name="Default">
      <style:table-cell-properties fo:background-color="#00cc00" fo:wrap-option="wrap" fo:border="0.06pt solid #000000"/>
      <style:text-properties style:text-position="" style:font-name="Arial" style:font-name-asian="Andale Sans UI" style:font-name-complex="Tahoma"/>
    </style:style>
    <style:style style:name="ce131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132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33" style:family="table-cell" style:parent-style-name="Default">
      <style:table-cell-properties fo:background-color="#0000ff" fo:wrap-option="wrap" fo:border="0.06pt solid #000000"/>
      <style:text-properties style:text-position="" style:font-name="Arial" style:font-name-asian="Andale Sans UI" style:font-name-complex="Tahoma"/>
    </style:style>
    <style:style style:name="ce134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135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02" style:family="table-cell" style:parent-style-name="Default">
      <style:table-cell-properties fo:background-color="#ffffff" fo:wrap-option="wrap"/>
      <style:text-properties style:text-position=""/>
    </style:style>
    <style:style style:name="ce103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 style:font-name="Arial" style:font-name-asian="Andale Sans UI" style:font-name-complex="Tahoma"/>
    </style:style>
    <style:style style:name="ce104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62" style:family="table-cell" style:parent-style-name="Default">
      <style:table-cell-properties fo:background-color="#ff0000" fo:wrap-option="wrap"/>
      <style:text-properties style:text-position=""/>
    </style:style>
    <style:style style:name="ce63" style:family="table-cell" style:parent-style-name="Default">
      <style:table-cell-properties fo:background-color="#ff6600" fo:wrap-option="wrap"/>
      <style:text-properties style:text-position=""/>
    </style:style>
    <style:style style:name="ce64" style:family="table-cell" style:parent-style-name="Default">
      <style:table-cell-properties fo:background-color="#ffff00" fo:wrap-option="wrap"/>
      <style:text-properties style:text-position=""/>
    </style:style>
    <style:style style:name="ce65" style:family="table-cell" style:parent-style-name="Default">
      <style:table-cell-properties fo:background-color="#00cc33" fo:wrap-option="wrap"/>
      <style:text-properties style:text-position=""/>
    </style:style>
    <style:style style:name="ce66" style:family="table-cell" style:parent-style-name="Default">
      <style:table-cell-properties fo:background-color="#99ffcc" fo:wrap-option="wrap"/>
      <style:text-properties style:text-position=""/>
    </style:style>
    <style:style style:name="ce67" style:family="table-cell" style:parent-style-name="Default">
      <style:table-cell-properties fo:background-color="#9933ff" fo:wrap-option="wrap"/>
      <style:text-properties style:text-position=""/>
    </style:style>
    <style:style style:name="ce69" style:family="table-cell" style:parent-style-name="Default">
      <style:table-cell-properties fo:wrap-option="wrap"/>
      <style:text-properties style:text-position=""/>
    </style:style>
    <style:style style:name="ce70" style:family="table-cell" style:parent-style-name="Default">
      <style:table-cell-properties fo:background-color="#cfe7f5" fo:wrap-option="wrap" fo:border="0.06pt solid #000000"/>
      <style:text-properties style:text-position="" fo:font-weight="bold" style:font-weight-asian="bold" style:font-weight-complex="bold"/>
    </style:style>
    <style:style style:name="ce72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73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74" style:family="table-cell" style:parent-style-name="Default">
      <style:table-cell-properties fo:background-color="#ff6600" fo:wrap-option="wrap" fo:border="0.06pt solid #000000"/>
      <style:text-properties style:text-position=""/>
    </style:style>
    <style:style style:name="ce77" style:family="table-cell" style:parent-style-name="Default">
      <style:table-cell-properties fo:wrap-option="wrap" fo:border="0.06pt solid #000000"/>
      <style:text-properties style:text-position=""/>
    </style:style>
    <style:style style:name="ce78" style:family="table-cell" style:parent-style-name="Default">
      <style:table-cell-properties fo:background-color="#ffffff" fo:wrap-option="wrap" fo:border="0.06pt solid #000000"/>
      <style:text-properties style:text-position=""/>
    </style:style>
    <style:style style:name="ce94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84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8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/>
    </style:style>
    <style:style style:name="ce87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88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/>
    </style:style>
    <style:style style:name="ce9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 style:font-name="Arial" style:font-name-asian="Andale Sans UI" style:font-name-complex="Tahoma"/>
    </style:style>
    <style:style style:name="ce138" style:family="table-cell" style:parent-style-name="Default">
      <style:table-cell-properties fo:background-color="#ff0000"/>
    </style:style>
    <style:style style:name="ce139" style:family="table-cell" style:parent-style-name="Default">
      <style:table-cell-properties fo:background-color="#ff6600"/>
    </style:style>
    <style:style style:name="ce140" style:family="table-cell" style:parent-style-name="Default">
      <style:table-cell-properties fo:background-color="#ffff00"/>
    </style:style>
    <style:style style:name="ce141" style:family="table-cell" style:parent-style-name="Default">
      <style:table-cell-properties fo:background-color="#00cc33"/>
    </style:style>
    <style:style style:name="ce142" style:family="table-cell" style:parent-style-name="Default">
      <style:table-cell-properties fo:background-color="#99ffcc"/>
    </style:style>
    <style:style style:name="ce143" style:family="table-cell" style:parent-style-name="Default">
      <style:table-cell-properties fo:background-color="#9933ff"/>
    </style:style>
    <style:style style:name="ce144" style:family="table-cell" style:parent-style-name="Default">
      <style:table-cell-properties fo:background-color="#000000"/>
    </style:style>
    <style:style style:name="ce145" style:family="table-cell" style:parent-style-name="Default">
      <style:table-cell-properties fo:border="0.06pt solid #000000"/>
    </style:style>
    <style:style style:name="ce146" style:family="table-cell" style:parent-style-name="Default">
      <style:table-cell-properties fo:background-color="#ff99ff" style:text-align-source="fix" style:repeat-content="false" fo:border="2.49pt solid #6600cc"/>
      <style:paragraph-properties fo:text-align="center" fo:margin-left="0mm"/>
      <style:text-properties fo:font-weight="bold" style:font-weight-asian="bold" style:font-weight-complex="bold"/>
    </style:style>
    <style:style style:name="ce147" style:family="table-cell" style:parent-style-name="Default" style:data-style-name="N37">
      <style:table-cell-properties fo:background-color="#ff0000" fo:border="0.06pt solid #000000"/>
    </style:style>
    <style:style style:name="ce148" style:family="table-cell" style:parent-style-name="Default" style:data-style-name="N37">
      <style:table-cell-properties fo:background-color="#ffff00" fo:border="0.06pt solid #000000"/>
    </style:style>
    <style:style style:name="ce149" style:family="table-cell" style:parent-style-name="Default" style:data-style-name="N37">
      <style:table-cell-properties fo:background-color="#ff6600" fo:border="0.06pt solid #000000"/>
    </style:style>
    <style:style style:name="ce150" style:family="table-cell" style:parent-style-name="Default">
      <style:table-cell-properties fo:background-color="#ff66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51" style:family="table-cell" style:parent-style-name="Default" style:data-style-name="N37">
      <style:table-cell-properties fo:background-color="#ffff00" fo:border="0.06pt solid #666666"/>
    </style:style>
    <style:style style:name="ce152" style:family="table-cell" style:parent-style-name="Default" style:data-style-name="N37">
      <style:table-cell-properties fo:background-color="#00cc33" fo:border="0.06pt solid #666666"/>
    </style:style>
    <style:style style:name="ce153" style:family="table-cell" style:parent-style-name="Default">
      <style:table-cell-properties fo:background-color="#ffff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54" style:family="table-cell" style:parent-style-name="Default">
      <style:table-cell-properties fo:background-color="#00cc33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55" style:family="table-cell" style:parent-style-name="Default" style:data-style-name="N37">
      <style:table-cell-properties fo:background-color="#00cc00" fo:border="0.06pt solid #666666"/>
    </style:style>
    <style:style style:name="ce156" style:family="table-cell" style:parent-style-name="Default">
      <style:table-cell-properties fo:background-color="#ffff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57" style:family="table-cell" style:parent-style-name="Default" style:data-style-name="N37">
      <style:table-cell-properties fo:background-color="#00cc33" fo:border="0.06pt solid #000000"/>
    </style:style>
    <style:style style:name="ce158" style:family="table-cell" style:parent-style-name="Default" style:data-style-name="N37">
      <style:table-cell-properties fo:background-color="#00cc00" fo:border="0.06pt solid #000000"/>
    </style:style>
    <style:style style:name="ce159" style:family="table-cell" style:parent-style-name="Default">
      <style:table-cell-properties fo:background-color="#00cc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60" style:family="table-cell" style:parent-style-name="Default" style:data-style-name="N37">
      <style:table-cell-properties fo:background-color="#99ffcc" fo:border="0.06pt solid #000000"/>
    </style:style>
    <style:style style:name="ce161" style:family="table-cell" style:parent-style-name="Default">
      <style:table-cell-properties fo:background-color="#00cc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62" style:family="table-cell" style:parent-style-name="Default" style:data-style-name="N37">
      <style:table-cell-properties fo:background-color="#9900ff" fo:border="0.06pt solid #000000"/>
    </style:style>
    <style:style style:name="ce163" style:family="table-cell" style:parent-style-name="Default">
      <style:table-cell-properties fo:background-color="#ff0000" fo:border="0.06pt solid #000000"/>
    </style:style>
    <style:style style:name="ce164" style:family="table-cell" style:parent-style-name="Default">
      <style:table-cell-properties fo:background-color="#ffff00" fo:border="0.06pt solid #000000"/>
    </style:style>
    <style:style style:name="ce165" style:family="table-cell" style:parent-style-name="Default">
      <style:table-cell-properties fo:background-color="#ff6600" fo:border="0.06pt solid #000000"/>
    </style:style>
    <style:style style:name="ce166" style:family="table-cell" style:parent-style-name="Default">
      <style:table-cell-properties fo:background-color="#ffff00" fo:border="0.06pt solid #666666"/>
    </style:style>
    <style:style style:name="ce167" style:family="table-cell" style:parent-style-name="Default">
      <style:table-cell-properties fo:background-color="#00cc33" fo:border="0.06pt solid #666666"/>
    </style:style>
    <style:style style:name="ce168" style:family="table-cell" style:parent-style-name="Default">
      <style:table-cell-properties fo:background-color="#00cc00" fo:border="0.06pt solid #666666"/>
    </style:style>
    <style:style style:name="ce169" style:family="table-cell" style:parent-style-name="Default">
      <style:table-cell-properties fo:background-color="#00cc33" fo:border="0.06pt solid #000000"/>
    </style:style>
    <style:style style:name="ce170" style:family="table-cell" style:parent-style-name="Default">
      <style:table-cell-properties fo:background-color="#00cc00" fo:border="0.06pt solid #000000"/>
    </style:style>
    <style:style style:name="ce171" style:family="table-cell" style:parent-style-name="Default">
      <style:table-cell-properties fo:background-color="#99ffcc" fo:border="0.06pt solid #000000"/>
    </style:style>
    <style:style style:name="ce172" style:family="table-cell" style:parent-style-name="Default">
      <style:table-cell-properties fo:background-color="#9900ff" fo:border="0.06pt solid #000000"/>
    </style:style>
    <style:style style:name="ce173" style:family="table-cell" style:parent-style-name="Default">
      <style:table-cell-properties fo:background-color="#ffff00" fo:border="2.49pt solid #666666"/>
    </style:style>
    <style:style style:name="ce174" style:family="table-cell" style:parent-style-name="Default">
      <style:table-cell-properties fo:background-color="#00cc00" fo:border="2.49pt solid #666666"/>
    </style:style>
    <style:style style:name="ce175" style:family="table-cell" style:parent-style-name="Default">
      <style:table-cell-properties fo:background-color="transparent"/>
    </style:style>
    <style:style style:name="ce176" style:family="table-cell" style:parent-style-name="Default">
      <style:table-cell-properties fo:background-color="#0000cc"/>
    </style:style>
    <style:style style:name="ce177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178" style:family="table-cell" style:parent-style-name="Default">
      <style:table-cell-properties fo:background-color="#0000ff" fo:border="0.06pt solid #000000"/>
    </style:style>
    <style:style style:name="ce179" style:family="table-cell" style:parent-style-name="Default">
      <style:table-cell-properties fo:background-color="#0000cc" fo:border="0.06pt solid #000000"/>
    </style:style>
    <style:style style:name="ce180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end" fo:margin-left="0mm"/>
    </style:style>
    <style:style style:name="ce181" style:family="table-cell" style:parent-style-name="Default">
      <style:table-cell-properties fo:background-color="#ffffff" fo:border="0.06pt solid #000000"/>
    </style:style>
    <style:style style:name="ce182" style:family="table-cell" style:parent-style-name="Default">
      <style:table-cell-properties fo:background-color="#0000ff" fo:wrap-option="wrap" fo:border="0.06pt solid #000000"/>
    </style:style>
    <style:style style:name="ce183" style:family="table-cell" style:parent-style-name="Default">
      <style:table-cell-properties fo:background-color="#ff0000" fo:wrap-option="wrap" fo:border="0.06pt solid #000000"/>
    </style:style>
    <style:style style:name="ce184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/>
    </style:style>
    <style:style style:name="ce185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</style:style>
    <style:style style:name="ce186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87" style:family="table-cell" style:parent-style-name="Default">
      <style:table-cell-properties fo:background-color="#ff0000" fo:wrap-option="wrap"/>
    </style:style>
    <style:style style:name="ce188" style:family="table-cell" style:parent-style-name="Default">
      <style:table-cell-properties fo:background-color="#ff6600" fo:wrap-option="wrap"/>
    </style:style>
    <style:style style:name="ce189" style:family="table-cell" style:parent-style-name="Default">
      <style:table-cell-properties fo:background-color="#ffff00" fo:wrap-option="wrap"/>
    </style:style>
    <style:style style:name="ce190" style:family="table-cell" style:parent-style-name="Default">
      <style:table-cell-properties fo:background-color="#00cc33" fo:wrap-option="wrap"/>
    </style:style>
    <style:style style:name="ce191" style:family="table-cell" style:parent-style-name="Default">
      <style:table-cell-properties fo:background-color="#99ffcc" fo:wrap-option="wrap"/>
    </style:style>
    <style:style style:name="ce192" style:family="table-cell" style:parent-style-name="Default">
      <style:table-cell-properties fo:background-color="#9933ff" fo:wrap-option="wrap"/>
    </style:style>
    <style:style style:name="ce193" style:family="table-cell" style:parent-style-name="Default">
      <style:table-cell-properties fo:background-color="#0000ff" fo:wrap-option="wrap"/>
    </style:style>
    <style:style style:name="ce194" style:family="table-cell" style:parent-style-name="Default">
      <style:table-cell-properties fo:wrap-option="wrap"/>
    </style:style>
    <style:style style:name="ce195" style:family="table-cell" style:parent-style-name="Default">
      <style:table-cell-properties fo:background-color="#cfe7f5" fo:wrap-option="wrap" fo:border="0.06pt solid #000000"/>
      <style:text-properties fo:font-weight="bold" style:font-weight-asian="bold" style:font-weight-complex="bold"/>
    </style:style>
    <style:style style:name="ce196" style:family="table-cell" style:parent-style-name="Default">
      <style:table-cell-properties fo:background-color="#ff6600" fo:wrap-option="wrap" fo:border="0.06pt solid #000000"/>
      <style:text-properties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197" style:family="table-cell" style:parent-style-name="Default">
      <style:table-cell-properties fo:background-color="#ffff66" fo:wrap-option="wrap" fo:border="0.06pt solid #000000"/>
    </style:style>
    <style:style style:name="ce198" style:family="table-cell" style:parent-style-name="Default">
      <style:table-cell-properties fo:background-color="#ff3333" fo:wrap-option="wrap" fo:border="0.06pt solid #000000"/>
    </style:style>
    <style:style style:name="ce199" style:family="table-cell" style:parent-style-name="Default">
      <style:table-cell-properties fo:background-color="#ff6600" fo:wrap-option="wrap" fo:border="0.06pt solid #000000"/>
    </style:style>
    <style:style style:name="ce200" style:family="table-cell" style:parent-style-name="Default">
      <style:table-cell-properties fo:background-color="#ffff00" fo:wrap-option="wrap" fo:border="0.06pt solid #000000"/>
    </style:style>
    <style:style style:name="ce201" style:family="table-cell" style:parent-style-name="Default">
      <style:table-cell-properties fo:background-color="#00cc00" fo:wrap-option="wrap" fo:border="0.06pt solid #000000"/>
    </style:style>
    <style:style style:name="ce202" style:family="table-cell" style:parent-style-name="Default">
      <style:table-cell-properties fo:wrap-option="wrap" fo:border="0.06pt solid #000000"/>
    </style:style>
    <style:style style:name="ce203" style:family="table-cell" style:parent-style-name="Default">
      <style:table-cell-properties fo:background-color="#ffffff" fo:wrap-option="wrap" fo:border="0.06pt solid #000000"/>
    </style:style>
    <style:style style:name="ce204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</style:style>
    <style:style style:name="ce205" style:family="table-cell" style:parent-style-name="Default">
      <style:table-cell-properties fo:background-color="#ff3333" fo:wrap-option="wrap" fo:border="0.06pt solid #000000"/>
      <style:text-properties style:font-name="Arial" style:font-name-asian="Andale Sans UI" style:font-name-complex="Tahoma"/>
    </style:style>
    <style:style style:name="ce206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</style:style>
    <style:style style:name="ce207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</style:style>
    <style:style style:name="ce208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</style:style>
    <style:style style:name="ce209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</style:style>
    <style:style style:name="ce210" style:family="table-cell" style:parent-style-name="Default">
      <style:table-cell-properties fo:background-color="#ff6600" fo:wrap-option="wrap" fo:border="0.06pt solid #000000"/>
      <style:text-properties style:font-name="Arial" style:font-name-asian="Andale Sans UI" style:font-name-complex="Tahoma"/>
    </style:style>
    <style:style style:name="ce211" style:family="table-cell" style:parent-style-name="Default">
      <style:table-cell-properties fo:background-color="#00cc00" fo:wrap-option="wrap" fo:border="0.06pt solid #000000"/>
      <style:text-properties style:font-name="Arial" style:font-name-asian="Andale Sans UI" style:font-name-complex="Tahoma"/>
    </style:style>
    <style:style style:name="ce212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</style:style>
    <style:style style:name="ce213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</style:style>
    <style:style style:name="ce214" style:family="table-cell" style:parent-style-name="Default">
      <style:table-cell-properties fo:background-color="#0000ff" fo:wrap-option="wrap" fo:border="0.06pt solid #000000"/>
      <style:text-properties style:font-name="Arial" style:font-name-asian="Andale Sans UI" style:font-name-complex="Tahoma"/>
    </style:style>
    <style:style style:name="ce21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</style:style>
    <style:style style:name="ce216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</style:style>
    <style:style style:name="ce217" style:family="table-cell" style:parent-style-name="Default">
      <style:table-cell-properties fo:background-color="#ffffff" fo:wrap-option="wrap"/>
    </style:style>
    <style:style style:name="ce218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font-name="Arial" style:font-name-asian="Andale Sans UI" style:font-name-complex="Tahoma"/>
    </style:style>
    <style:style style:name="ce219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</style:style>
    <style:style style:name="ce220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21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</style:style>
    <style:style style:name="ce2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23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</style:style>
    <style:style style:name="ce224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2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22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2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2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Andale Sans UI" style:font-name-complex="Tahoma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font-name="Arial" fo:font-size="12pt" fo:font-weight="bold" style:font-name-asian="Andale Sans UI" style:font-size-asian="12pt" style:font-weight-asian="bold" style:font-name-complex="Tahoma" style:font-size-complex="12pt" style:font-weight-complex="bold"/>
    </style:style>
    <style:style style:name="T4" style:family="text">
      <style:text-properties style:font-name="Arial" fo:font-size="10pt" fo:font-weight="normal" style:font-name-asian="Andale Sans UI" style:font-size-asian="10pt" style:font-weight-asian="normal" style:font-name-complex="Tahoma" style:font-size-complex="10pt" style:font-weight-complex="normal"/>
    </style:style>
    <style:style style:name="T5" style:family="text">
      <style:text-properties style:font-name-asian="Andale Sans UI" style:font-name-complex="Tahoma"/>
    </style:style>
    <style:style style:name="T6" style:family="text">
      <style:text-properties fo:font-size="12pt" fo:font-weight="bold" style:font-size-asian="12pt" style:font-size-complex="12pt" style:font-weight-asian="bold" style:font-weight-complex="bold"/>
    </style:style>
    <style:style style:name="T7" style:family="text">
      <style:text-properties fo:font-size="10pt" fo:font-weight="normal" style:font-size-asian="10pt" style:font-size-complex="10pt" style:font-weight-asian="normal" style:font-weight-complex="normal"/>
    </style:style>
    <style:style style:name="T8" style:family="text">
      <style:text-properties style:font-name="Arial" fo:font-size="12pt" fo:font-weight="bold" style:font-name-asian="Andale Sans UI" style:font-name-complex="Tahoma" style:font-size-asian="12pt" style:font-size-complex="12pt" style:font-weight-asian="bold" style:font-weight-complex="bold"/>
    </style:style>
    <style:style style:name="T9" style:family="text">
      <style:text-properties style:font-name="Arial" fo:font-size="10pt" fo:font-weight="normal" style:font-name-asian="Andale Sans UI" style:font-name-complex="Tahoma" style:font-size-asian="10pt" style:font-size-complex="10pt" style:font-weight-asian="normal" style:font-weight-complex="normal"/>
    </style:style>
    <style:style style:name="T10" style:family="text">
      <style:text-properties style:font-name-asian="Andale Sans UI" style:font-name-complex="Tahoma"/>
    </style:style>
  </office:automatic-styles>
  <office:body>
    <office:spreadsheet>
      <table:table table:name="График" table:style-name="ta1" table:print="false">
        <office:forms form:automatic-focus="false" form:apply-design-mode="false"/>
        <table:table-column table:style-name="co41" table:default-cell-style-name="ce158"/>
        <table:table-column table:style-name="co51" table:default-cell-style-name="ce170"/>
        <table:table-column table:style-name="co52" table:default-cell-style-name="ce170"/>
        <table:table-column table:style-name="co53" table:number-columns-repeated="3" table:default-cell-style-name="ce170"/>
        <table:table-column table:style-name="co54" table:default-cell-style-name="ce170"/>
        <table:table-column table:style-name="co55" table:default-cell-style-name="ce170"/>
        <table:table-column table:style-name="co56" table:default-cell-style-name="ce170"/>
        <table:table-column table:style-name="co57" table:default-cell-style-name="ce170"/>
        <table:table-column table:style-name="co64" table:number-columns-repeated="2" table:default-cell-style-name="ce170"/>
        <table:table-column table:style-name="co21" table:default-cell-style-name="ce170"/>
        <table:table-column table:style-name="co21" table:number-columns-repeated="2" table:default-cell-style-name="Default"/>
        <table:table-column table:style-name="co65" table:default-cell-style-name="Default"/>
        <table:table-row table:style-name="ro43">
          <table:table-cell table:style-name="ce138"/>
          <table:table-cell table:style-name="Default" office:value-type="string" calcext:value-type="string">
            <text:p>0 – 5</text:p>
          </table:table-cell>
          <table:table-cell table:style-name="ce145"/>
          <table:table-cell table:style-name="ce145" office:value-type="string" calcext:value-type="string">
            <text:p>При болезни кф 1.5</text:p>
          </table:table-cell>
          <table:table-cell table:style-name="ce145" table:number-columns-repeated="9"/>
          <table:table-cell table:number-columns-repeated="3"/>
        </table:table-row>
        <table:table-row table:style-name="ro43">
          <table:table-cell table:style-name="ce139"/>
          <table:table-cell table:style-name="Default" office:value-type="string" calcext:value-type="string">
            <text:p>6 – 8</text:p>
          </table:table-cell>
          <table:table-cell table:style-name="ce145" table:number-columns-repeated="11"/>
          <table:table-cell table:number-columns-repeated="3"/>
        </table:table-row>
        <table:table-row table:style-name="ro43">
          <table:table-cell table:style-name="ce140"/>
          <table:table-cell table:style-name="Default" office:value-type="string" calcext:value-type="string">
            <text:p>9 – 11</text:p>
          </table:table-cell>
          <table:table-cell table:style-name="ce145" table:number-columns-repeated="11"/>
          <table:table-cell table:number-columns-repeated="3"/>
        </table:table-row>
        <table:table-row table:style-name="ro43">
          <table:table-cell table:style-name="ce141"/>
          <table:table-cell table:style-name="Default" office:value-type="string" calcext:value-type="string">
            <text:p>12 – 14</text:p>
          </table:table-cell>
          <table:table-cell table:style-name="ce145" table:number-columns-repeated="11"/>
          <table:table-cell table:number-columns-repeated="3"/>
        </table:table-row>
        <table:table-row table:style-name="ro43">
          <table:table-cell table:style-name="ce142"/>
          <table:table-cell table:style-name="Default" office:value-type="string" calcext:value-type="string">
            <text:p>15 – 17</text:p>
          </table:table-cell>
          <table:table-cell table:style-name="ce145" table:number-columns-repeated="11"/>
          <table:table-cell table:number-columns-repeated="3"/>
        </table:table-row>
        <table:table-row table:style-name="ro43">
          <table:table-cell table:style-name="ce143"/>
          <table:table-cell table:style-name="Default" office:value-type="string" calcext:value-type="string">
            <text:p>18 и выше</text:p>
          </table:table-cell>
          <table:table-cell table:style-name="ce145" table:number-columns-repeated="11"/>
          <table:table-cell table:number-columns-repeated="3"/>
        </table:table-row>
        <table:table-row table:style-name="ro43">
          <table:table-cell table:style-name="ce144"/>
          <table:table-cell table:style-name="Default" office:value-type="string" calcext:value-type="string">
            <text:p>Режим </text:p>
          </table:table-cell>
          <table:table-cell table:style-name="ce145" table:number-columns-repeated="11"/>
          <table:table-cell table:number-columns-repeated="3"/>
        </table:table-row>
        <table:table-row table:style-name="ro43">
          <table:table-cell table:style-name="ce145" table:number-columns-repeated="13"/>
          <table:table-cell table:number-columns-repeated="3"/>
        </table:table-row>
        <table:table-row table:style-name="ro44">
          <table:table-cell table:style-name="ce146" office:value-type="string" calcext:value-type="string">
            <text:p>Число</text:p>
          </table:table-cell>
          <table:table-cell table:style-name="ce146" office:value-type="string" calcext:value-type="string">
            <text:p>Подъем до 09:00 (1 буд)</text:p>
          </table:table-cell>
          <table:table-cell table:style-name="ce146" office:value-type="string" calcext:value-type="string">
            <text:p>Зарядка</text:p>
          </table:table-cell>
          <table:table-cell table:style-name="ce146" office:value-type="string" calcext:value-type="string">
            <text:p>Работа</text:p>
          </table:table-cell>
          <table:table-cell table:style-name="ce146" office:value-type="string" calcext:value-type="string">
            <text:p>Обучение light</text:p>
          </table:table-cell>
          <table:table-cell table:style-name="ce146" office:value-type="string" calcext:value-type="string">
            <text:p>Обучение</text:p>
          </table:table-cell>
          <table:table-cell table:style-name="ce146" office:value-type="string" calcext:value-type="string">
            <text:p>Спорт</text:p>
          </table:table-cell>
          <table:table-cell table:style-name="ce146" office:value-type="string" calcext:value-type="string">
            <text:p>English</text:p>
          </table:table-cell>
          <table:table-cell table:style-name="ce146" office:value-type="string" calcext:value-type="string">
            <text:p>Важные дела</text:p>
          </table:table-cell>
          <table:table-cell table:style-name="ce146" office:value-type="string" calcext:value-type="string">
            <text:p>Здоровье</text:p>
          </table:table-cell>
          <table:table-cell table:style-name="ce146" office:value-type="string" calcext:value-type="string">
            <text:p>Медитация</text:p>
          </table:table-cell>
          <table:table-cell table:style-name="ce146" office:value-type="string" calcext:value-type="string">
            <text:p>Итог</text:p>
          </table:table-cell>
          <table:table-cell table:style-name="ce146"/>
          <table:table-cell table:number-columns-repeated="3"/>
        </table:table-row>
        <table:table-row table:style-name="ro45">
          <table:table-cell table:style-name="ce146" office:value-type="string" calcext:value-type="string">
            <text:p>Значения</text:p>
          </table:table-cell>
          <table:table-cell table:number-columns-repeated="2" table:style-name="ce146" office:value-type="float" office:value="1" calcext:value-type="float">
            <text:p>1</text:p>
          </table:table-cell>
          <table:table-cell table:style-name="ce146" office:value-type="string" calcext:value-type="string">
            <text:p>1 / 30 минут</text:p>
          </table:table-cell>
          <table:table-cell table:style-name="ce146" office:value-type="string" calcext:value-type="string">
            <text:p>1 / 1 час</text:p>
          </table:table-cell>
          <table:table-cell table:style-name="ce146" office:value-type="string" calcext:value-type="string">
            <text:p>1 / 30 минут</text:p>
          </table:table-cell>
          <table:table-cell table:style-name="ce146" office:value-type="string" calcext:value-type="string">
            <text:p>1 / 20 минут</text:p>
          </table:table-cell>
          <table:table-cell table:style-name="ce146" office:value-type="string" calcext:value-type="string">
            <text:p>1 / 30 минут</text:p>
          </table:table-cell>
          <table:table-cell table:number-columns-repeated="2" table:style-name="ce146" office:value-type="string" calcext:value-type="string">
            <text:p>Опционально</text:p>
          </table:table-cell>
          <table:table-cell table:style-name="ce146" office:value-type="string" calcext:value-type="string">
            <text:p>1 / 15 мин</text:p>
          </table:table-cell>
          <table:table-cell table:style-name="ce146" table:number-columns-repeated="2"/>
          <table:table-cell table:number-columns-repeated="3"/>
        </table:table-row>
        <table:table-row-group table:display="false">
          <table:table-row table:style-name="ro43" table:visibility="collapse">
            <table:table-cell table:style-name="ce147" office:value-type="date" office:date-value="2018-04-02" calcext:value-type="date">
              <text:p>02.04.18</text:p>
            </table:table-cell>
            <table:table-cell table:style-name="ce163" office:value-type="float" office:value="0" calcext:value-type="float">
              <text:p>0</text:p>
            </table:table-cell>
            <table:table-cell table:style-name="ce163" office:value-type="float" office:value="1" calcext:value-type="float">
              <text:p>1</text:p>
            </table:table-cell>
            <table:table-cell table:style-name="ce163" table:number-columns-repeated="2"/>
            <table:table-cell table:style-name="ce163" office:value-type="float" office:value="2" calcext:value-type="float">
              <text:p>2</text:p>
            </table:table-cell>
            <table:table-cell table:style-name="ce163" table:number-columns-repeated="2"/>
            <table:table-cell table:style-name="ce163" office:value-type="float" office:value="2" calcext:value-type="float">
              <text:p>2</text:p>
            </table:table-cell>
            <table:table-cell table:style-name="ce163" table:number-columns-repeated="2"/>
            <table:table-cell table:style-name="ce163" table:formula="of:= [.B11] + [.C11] + [.D11] + [.F11] + [.G11] + [.H11] + [.I11]" office:value-type="float" office:value="5" calcext:value-type="float">
              <text:p>5</text:p>
            </table:table-cell>
            <table:table-cell table:style-name="ce163"/>
            <table:table-cell table:number-columns-repeated="3"/>
          </table:table-row>
          <table:table-row table:style-name="ro43" table:visibility="collapse">
            <table:table-cell table:style-name="ce147" office:value-type="date" office:date-value="2018-04-03" calcext:value-type="date">
              <text:p>03.04.18</text:p>
            </table:table-cell>
            <table:table-cell table:number-columns-repeated="2" table:style-name="ce163" office:value-type="float" office:value="1" calcext:value-type="float">
              <text:p>1</text:p>
            </table:table-cell>
            <table:table-cell table:style-name="ce163" table:number-columns-repeated="2"/>
            <table:table-cell table:style-name="ce163" office:value-type="float" office:value="2" calcext:value-type="float">
              <text:p>2</text:p>
            </table:table-cell>
            <table:table-cell table:style-name="ce163" table:number-columns-repeated="5"/>
            <table:table-cell table:style-name="ce163" table:formula="of:= [.B12] + [.C12] + [.D12] + [.F12] + [.G12] + [.H12] + [.I12]" office:value-type="float" office:value="4" calcext:value-type="float">
              <text:p>4</text:p>
            </table:table-cell>
            <table:table-cell table:style-name="ce163"/>
            <table:table-cell table:number-columns-repeated="3"/>
          </table:table-row>
          <table:table-row table:style-name="ro43" table:visibility="collapse">
            <table:table-cell table:style-name="ce148" office:value-type="date" office:date-value="2018-04-04" calcext:value-type="date">
              <text:p>04.04.18</text:p>
            </table:table-cell>
            <table:table-cell table:number-columns-repeated="2" table:style-name="ce164" office:value-type="float" office:value="1" calcext:value-type="float">
              <text:p>1</text:p>
            </table:table-cell>
            <table:table-cell table:style-name="ce164" office:value-type="float" office:value="3" calcext:value-type="float">
              <text:p>3</text:p>
            </table:table-cell>
            <table:table-cell table:style-name="ce164"/>
            <table:table-cell table:number-columns-repeated="3" table:style-name="ce164" office:value-type="float" office:value="2" calcext:value-type="float">
              <text:p>2</text:p>
            </table:table-cell>
            <table:table-cell table:style-name="ce164" table:number-columns-repeated="3"/>
            <table:table-cell table:style-name="ce164" table:formula="of:= [.B13] + [.C13] + [.D13] + [.F13] + [.G13] + [.H13] + [.I13]" office:value-type="float" office:value="11" calcext:value-type="float">
              <text:p>11</text:p>
            </table:table-cell>
            <table:table-cell table:style-name="ce164"/>
            <table:table-cell table:number-columns-repeated="3"/>
          </table:table-row>
          <table:table-row table:style-name="ro43" table:visibility="collapse">
            <table:table-cell table:style-name="ce149" office:value-type="date" office:date-value="2018-04-05" calcext:value-type="date">
              <text:p>05.04.18</text:p>
            </table:table-cell>
            <table:table-cell table:number-columns-repeated="2" table:style-name="ce165" office:value-type="float" office:value="1" calcext:value-type="float">
              <text:p>1</text:p>
            </table:table-cell>
            <table:table-cell table:style-name="ce165" office:value-type="float" office:value="3" calcext:value-type="float">
              <text:p>3</text:p>
            </table:table-cell>
            <table:table-cell table:style-name="ce165"/>
            <table:table-cell table:style-name="ce165" office:value-type="float" office:value="2" calcext:value-type="float">
              <text:p>2</text:p>
            </table:table-cell>
            <table:table-cell table:style-name="ce165" table:number-columns-repeated="5"/>
            <table:table-cell table:style-name="ce165" table:formula="of:= [.B14] + [.C14] + [.D14] + [.F14] + [.G14] + [.H14] + [.I14]" office:value-type="float" office:value="7" calcext:value-type="float">
              <text:p>7</text:p>
            </table:table-cell>
            <table:table-cell table:style-name="ce165"/>
            <table:table-cell table:number-columns-repeated="3"/>
          </table:table-row>
          <table:table-row table:style-name="ro43" table:visibility="collapse">
            <table:table-cell table:style-name="ce148" office:value-type="date" office:date-value="2018-04-06" calcext:value-type="date">
              <text:p>06.04.18</text:p>
            </table:table-cell>
            <table:table-cell table:number-columns-repeated="2" table:style-name="ce164" office:value-type="float" office:value="1" calcext:value-type="float">
              <text:p>1</text:p>
            </table:table-cell>
            <table:table-cell table:style-name="ce164" office:value-type="float" office:value="3" calcext:value-type="float">
              <text:p>3</text:p>
            </table:table-cell>
            <table:table-cell table:style-name="ce164"/>
            <table:table-cell table:style-name="ce164" office:value-type="float" office:value="2" calcext:value-type="float">
              <text:p>2</text:p>
            </table:table-cell>
            <table:table-cell table:style-name="ce164"/>
            <table:table-cell table:number-columns-repeated="2" table:style-name="ce164" office:value-type="float" office:value="1" calcext:value-type="float">
              <text:p>1</text:p>
            </table:table-cell>
            <table:table-cell table:style-name="ce164" table:number-columns-repeated="2"/>
            <table:table-cell table:style-name="ce164" table:formula="of:= [.B15] + [.C15] + [.D15] + [.F15] + [.G15] + [.H15] + [.I15]" office:value-type="float" office:value="9" calcext:value-type="float">
              <text:p>9</text:p>
            </table:table-cell>
            <table:table-cell table:style-name="ce164"/>
            <table:table-cell table:number-columns-repeated="3"/>
          </table:table-row>
        </table:table-row-group>
        <table:table-row-group table:display="false">
          <table:table-row table:style-name="ro46" table:visibility="collapse">
            <table:table-cell table:style-name="ce150" office:value-type="string" calcext:value-type="string">
              <text:p>Неделя</text:p>
            </table:table-cell>
            <table:table-cell table:style-name="ce150" table:formula="of:= ([.B11] + [.B12] + [.B13] + [.B14] + [.B15]) / 5" office:value-type="float" office:value="0.8" calcext:value-type="float">
              <text:p>0,8</text:p>
            </table:table-cell>
            <table:table-cell table:style-name="ce150" table:formula="of:= ([.C11] + [.C12] + [.C13] + [.C14] + [.C15]) / 5" office:value-type="float" office:value="1" calcext:value-type="float">
              <text:p>1</text:p>
            </table:table-cell>
            <table:table-cell table:style-name="ce150" table:formula="of:= ([.D11] + [.D12] + [.D13] + [.D14] + [.D15]) / 5" office:value-type="float" office:value="1.8" calcext:value-type="float">
              <text:p>1,8</text:p>
            </table:table-cell>
            <table:table-cell table:style-name="ce150"/>
            <table:table-cell table:style-name="ce150" table:formula="of:= ([.F11] + [.F12] + [.F13] + [.F14] + [.F15]) / 5" office:value-type="float" office:value="2" calcext:value-type="float">
              <text:p>2</text:p>
            </table:table-cell>
            <table:table-cell table:style-name="ce150" table:formula="of:= ([.G11] + [.G12] + [.G13] + [.G14] + [.G15]) / 5" office:value-type="float" office:value="0.4" calcext:value-type="float">
              <text:p>0,4</text:p>
            </table:table-cell>
            <table:table-cell table:style-name="ce150" table:formula="of:= ([.H11] + [.H12] + [.H13] + [.H14] + [.H15]) / 5" office:value-type="float" office:value="0.6" calcext:value-type="float">
              <text:p>0,6</text:p>
            </table:table-cell>
            <table:table-cell table:style-name="ce150" table:formula="of:= ([.I11] + [.I12] + [.I13] + [.I14] + [.I15]) / 5" office:value-type="float" office:value="0.6" calcext:value-type="float">
              <text:p>0,6</text:p>
            </table:table-cell>
            <table:table-cell table:style-name="ce150" table:number-columns-repeated="2"/>
            <table:table-cell table:style-name="ce150" table:formula="of:= ([.L11] + [.L12] + [.L13] + [.L14] + [.L15]) / 5" office:value-type="float" office:value="7.2" calcext:value-type="float">
              <text:p>7,2</text:p>
            </table:table-cell>
            <table:table-cell table:style-name="ce150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51" office:value-type="date" office:date-value="2018-04-09" calcext:value-type="date">
                <text:p>09.04.18</text:p>
              </table:table-cell>
              <table:table-cell table:number-columns-repeated="2" table:style-name="ce166" office:value-type="float" office:value="1" calcext:value-type="float">
                <text:p>1</text:p>
              </table:table-cell>
              <table:table-cell table:style-name="ce166" office:value-type="float" office:value="4" calcext:value-type="float">
                <text:p>4</text:p>
              </table:table-cell>
              <table:table-cell table:style-name="ce166"/>
              <table:table-cell table:style-name="ce166" office:value-type="float" office:value="2" calcext:value-type="float">
                <text:p>2</text:p>
              </table:table-cell>
              <table:table-cell table:style-name="ce166"/>
              <table:table-cell table:style-name="ce166" office:value-type="float" office:value="1" calcext:value-type="float">
                <text:p>1</text:p>
              </table:table-cell>
              <table:table-cell table:style-name="ce166" table:number-columns-repeated="3"/>
              <table:table-cell table:style-name="ce166" table:formula="of:= [.B17] + [.C17] + [.D17] + [.F17] + [.G17] + [.H17] + [.I17]" office:value-type="float" office:value="9" calcext:value-type="float">
                <text:p>9</text:p>
              </table:table-cell>
              <table:table-cell table:style-name="ce166"/>
              <table:table-cell table:number-columns-repeated="3"/>
            </table:table-row>
            <table:table-row table:style-name="ro43" table:visibility="collapse">
              <table:table-cell table:style-name="ce151" office:value-type="date" office:date-value="2018-04-10" calcext:value-type="date">
                <text:p>10.04.18</text:p>
              </table:table-cell>
              <table:table-cell table:number-columns-repeated="2" table:style-name="ce166" office:value-type="float" office:value="1" calcext:value-type="float">
                <text:p>1</text:p>
              </table:table-cell>
              <table:table-cell table:style-name="ce166" office:value-type="float" office:value="4" calcext:value-type="float">
                <text:p>4</text:p>
              </table:table-cell>
              <table:table-cell table:style-name="ce166"/>
              <table:table-cell table:style-name="ce166" office:value-type="float" office:value="2" calcext:value-type="float">
                <text:p>2</text:p>
              </table:table-cell>
              <table:table-cell table:style-name="ce166"/>
              <table:table-cell table:style-name="ce166" office:value-type="float" office:value="1" calcext:value-type="float">
                <text:p>1</text:p>
              </table:table-cell>
              <table:table-cell table:style-name="ce166" table:number-columns-repeated="3"/>
              <table:table-cell table:style-name="ce166" table:formula="of:= [.B18] + [.C18] + [.D18] + [.F18] + [.G18] + [.H18] + [.I18]" office:value-type="float" office:value="9" calcext:value-type="float">
                <text:p>9</text:p>
              </table:table-cell>
              <table:table-cell table:style-name="ce166"/>
              <table:table-cell table:number-columns-repeated="3"/>
            </table:table-row>
            <table:table-row table:style-name="ro43" table:visibility="collapse">
              <table:table-cell table:style-name="ce152" office:value-type="date" office:date-value="2018-04-11" calcext:value-type="date">
                <text:p>11.04.18</text:p>
              </table:table-cell>
              <table:table-cell table:number-columns-repeated="2" table:style-name="ce167" office:value-type="float" office:value="1" calcext:value-type="float">
                <text:p>1</text:p>
              </table:table-cell>
              <table:table-cell table:style-name="ce167" office:value-type="float" office:value="6" calcext:value-type="float">
                <text:p>6</text:p>
              </table:table-cell>
              <table:table-cell table:style-name="ce167"/>
              <table:table-cell table:style-name="ce167" office:value-type="float" office:value="3" calcext:value-type="float">
                <text:p>3</text:p>
              </table:table-cell>
              <table:table-cell table:style-name="ce167" office:value-type="float" office:value="2" calcext:value-type="float">
                <text:p>2</text:p>
              </table:table-cell>
              <table:table-cell table:style-name="ce167"/>
              <table:table-cell table:style-name="ce167" office:value-type="float" office:value="1" calcext:value-type="float">
                <text:p>1</text:p>
              </table:table-cell>
              <table:table-cell table:style-name="ce167" table:number-columns-repeated="2"/>
              <table:table-cell table:style-name="ce167" table:formula="of:= [.B19] + [.C19] + [.D19] + [.F19] + [.G19] + [.H19] + [.I19]" office:value-type="float" office:value="14" calcext:value-type="float">
                <text:p>14</text:p>
              </table:table-cell>
              <table:table-cell table:style-name="ce167"/>
              <table:table-cell table:number-columns-repeated="3"/>
            </table:table-row>
            <table:table-row table:style-name="ro43" table:visibility="collapse">
              <table:table-cell table:style-name="ce151" office:value-type="date" office:date-value="2018-04-12" calcext:value-type="date">
                <text:p>12.04.18</text:p>
              </table:table-cell>
              <table:table-cell table:number-columns-repeated="2" table:style-name="ce166" office:value-type="float" office:value="1" calcext:value-type="float">
                <text:p>1</text:p>
              </table:table-cell>
              <table:table-cell table:style-name="ce166" office:value-type="float" office:value="3" calcext:value-type="float">
                <text:p>3</text:p>
              </table:table-cell>
              <table:table-cell table:style-name="ce166"/>
              <table:table-cell table:style-name="ce166" office:value-type="float" office:value="2" calcext:value-type="float">
                <text:p>2</text:p>
              </table:table-cell>
              <table:table-cell table:style-name="ce166" table:number-columns-repeated="2"/>
              <table:table-cell table:style-name="ce166" office:value-type="float" office:value="3" calcext:value-type="float">
                <text:p>3</text:p>
              </table:table-cell>
              <table:table-cell table:style-name="ce166" table:number-columns-repeated="2"/>
              <table:table-cell table:style-name="ce166" table:formula="of:= [.B20] + [.C20] + [.D20] + [.F20] + [.G20] + [.H20] + [.I20]" office:value-type="float" office:value="10" calcext:value-type="float">
                <text:p>10</text:p>
              </table:table-cell>
              <table:table-cell table:style-name="ce166"/>
              <table:table-cell table:number-columns-repeated="3"/>
            </table:table-row>
            <table:table-row table:style-name="ro43" table:visibility="collapse">
              <table:table-cell table:style-name="ce151" office:value-type="date" office:date-value="2018-04-13" calcext:value-type="date">
                <text:p>13.04.18</text:p>
              </table:table-cell>
              <table:table-cell table:number-columns-repeated="2" table:style-name="ce166" office:value-type="float" office:value="1" calcext:value-type="float">
                <text:p>1</text:p>
              </table:table-cell>
              <table:table-cell table:style-name="ce166" office:value-type="float" office:value="4" calcext:value-type="float">
                <text:p>4</text:p>
              </table:table-cell>
              <table:table-cell table:style-name="ce166"/>
              <table:table-cell table:style-name="ce166" office:value-type="float" office:value="2" calcext:value-type="float">
                <text:p>2</text:p>
              </table:table-cell>
              <table:table-cell table:style-name="ce166" table:number-columns-repeated="2"/>
              <table:table-cell table:style-name="ce166" office:value-type="float" office:value="1" calcext:value-type="float">
                <text:p>1</text:p>
              </table:table-cell>
              <table:table-cell table:style-name="ce166" table:number-columns-repeated="2"/>
              <table:table-cell table:style-name="ce166" table:formula="of:= [.B21] + [.C21] + [.D21] + [.F21] + [.G21] + [.H21] + [.I21]" office:value-type="float" office:value="9" calcext:value-type="float">
                <text:p>9</text:p>
              </table:table-cell>
              <table:table-cell table:style-name="ce166"/>
              <table:table-cell table:number-columns-repeated="3"/>
            </table:table-row>
          </table:table-row-group>
          <table:table-row table:style-name="ro47" table:visibility="collapse">
            <table:table-cell table:style-name="ce153" office:value-type="string" calcext:value-type="string">
              <text:p>Неделя</text:p>
            </table:table-cell>
            <table:table-cell table:style-name="ce153" table:formula="of:== ([.B17] + [.B18] + [.B19] + [.B20] + [.B21]) / 5" office:value-type="float" office:value="1" calcext:value-type="float">
              <text:p>1</text:p>
            </table:table-cell>
            <table:table-cell table:style-name="ce153" table:formula="of:== ([.C17] + [.C18] + [.C19] + [.C20] + [.C21]) / 5" office:value-type="float" office:value="1" calcext:value-type="float">
              <text:p>1</text:p>
            </table:table-cell>
            <table:table-cell table:style-name="ce153" table:formula="of:== ([.D17] + [.D18] + [.D19] + [.D20] + [.D21]) / 5" office:value-type="float" office:value="4.2" calcext:value-type="float">
              <text:p>4,2</text:p>
            </table:table-cell>
            <table:table-cell table:style-name="ce153"/>
            <table:table-cell table:style-name="ce153" table:formula="of:== ([.F17] + [.F18] + [.F19] + [.F20] + [.F21]) / 5" office:value-type="float" office:value="2.2" calcext:value-type="float">
              <text:p>2,2</text:p>
            </table:table-cell>
            <table:table-cell table:style-name="ce153" table:formula="of:== ([.G17] + [.G18] + [.G19] + [.G20] + [.G21]) / 5" office:value-type="float" office:value="0.4" calcext:value-type="float">
              <text:p>0,4</text:p>
            </table:table-cell>
            <table:table-cell table:style-name="ce153" table:formula="of:== ([.H17] + [.H18] + [.H19] + [.H20] + [.H21]) / 5" office:value-type="float" office:value="0.4" calcext:value-type="float">
              <text:p>0,4</text:p>
            </table:table-cell>
            <table:table-cell table:style-name="ce153" table:formula="of:== ([.I17] + [.I18] + [.I19] + [.I20] + [.I21]) / 5" office:value-type="float" office:value="1" calcext:value-type="float">
              <text:p>1</text:p>
            </table:table-cell>
            <table:table-cell table:style-name="ce153" table:number-columns-repeated="2"/>
            <table:table-cell table:style-name="ce153" table:formula="of:== ([.L17] + [.L18] + [.L19] + [.L20] + [.L21]) / 5" office:value-type="float" office:value="10.2" calcext:value-type="float">
              <text:p>10,2</text:p>
            </table:table-cell>
            <table:table-cell table:style-name="ce153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51" office:value-type="date" office:date-value="2018-04-16" calcext:value-type="date">
                <text:p>16.04.18</text:p>
              </table:table-cell>
              <table:table-cell table:number-columns-repeated="2" table:style-name="ce166" office:value-type="float" office:value="1" calcext:value-type="float">
                <text:p>1</text:p>
              </table:table-cell>
              <table:table-cell table:style-name="ce166" office:value-type="float" office:value="3" calcext:value-type="float">
                <text:p>3</text:p>
              </table:table-cell>
              <table:table-cell table:style-name="ce166"/>
              <table:table-cell table:style-name="ce166" office:value-type="float" office:value="3" calcext:value-type="float">
                <text:p>3</text:p>
              </table:table-cell>
              <table:table-cell table:style-name="ce166"/>
              <table:table-cell table:style-name="ce166" office:value-type="float" office:value="2" calcext:value-type="float">
                <text:p>2</text:p>
              </table:table-cell>
              <table:table-cell table:style-name="ce166" table:number-columns-repeated="3"/>
              <table:table-cell table:style-name="ce166" table:formula="of:= [.B23] + [.C23] + [.D23] + [.F23] + [.G23] + [.H23] + [.I23]" office:value-type="float" office:value="10" calcext:value-type="float">
                <text:p>10</text:p>
              </table:table-cell>
              <table:table-cell table:style-name="ce166"/>
              <table:table-cell table:number-columns-repeated="3"/>
            </table:table-row>
            <table:table-row table:style-name="ro43" table:visibility="collapse">
              <table:table-cell table:style-name="ce152" office:value-type="date" office:date-value="2018-04-17" calcext:value-type="date">
                <text:p>17.04.18</text:p>
              </table:table-cell>
              <table:table-cell table:number-columns-repeated="2" table:style-name="ce167" office:value-type="float" office:value="1" calcext:value-type="float">
                <text:p>1</text:p>
              </table:table-cell>
              <table:table-cell table:style-name="ce167" office:value-type="float" office:value="8" calcext:value-type="float">
                <text:p>8</text:p>
              </table:table-cell>
              <table:table-cell table:style-name="ce167"/>
              <table:table-cell table:style-name="ce167" office:value-type="float" office:value="2" calcext:value-type="float">
                <text:p>2</text:p>
              </table:table-cell>
              <table:table-cell table:style-name="ce167" table:number-columns-repeated="5"/>
              <table:table-cell table:style-name="ce167" table:formula="of:= [.B24] + [.C24] + [.D24] + [.F24] + [.G24] + [.H24] + [.I24]" office:value-type="float" office:value="12" calcext:value-type="float">
                <text:p>12</text:p>
              </table:table-cell>
              <table:table-cell table:style-name="ce167"/>
              <table:table-cell table:number-columns-repeated="3"/>
            </table:table-row>
            <table:table-row table:style-name="ro43" table:visibility="collapse">
              <table:table-cell table:style-name="ce152" office:value-type="date" office:date-value="2018-04-18" calcext:value-type="date">
                <text:p>18.04.18</text:p>
              </table:table-cell>
              <table:table-cell table:number-columns-repeated="2" table:style-name="ce167" office:value-type="float" office:value="1" calcext:value-type="float">
                <text:p>1</text:p>
              </table:table-cell>
              <table:table-cell table:style-name="ce167" office:value-type="float" office:value="8" calcext:value-type="float">
                <text:p>8</text:p>
              </table:table-cell>
              <table:table-cell table:style-name="ce167"/>
              <table:table-cell table:style-name="ce167" office:value-type="float" office:value="2" calcext:value-type="float">
                <text:p>2</text:p>
              </table:table-cell>
              <table:table-cell table:style-name="ce167" table:number-columns-repeated="2"/>
              <table:table-cell table:style-name="ce167" office:value-type="float" office:value="1" calcext:value-type="float">
                <text:p>1</text:p>
              </table:table-cell>
              <table:table-cell table:style-name="ce167" table:number-columns-repeated="2"/>
              <table:table-cell table:style-name="ce167" table:formula="of:= [.B25] + [.C25] + [.D25] + [.F25] + [.G25] + [.H25] + [.I25]" office:value-type="float" office:value="13" calcext:value-type="float">
                <text:p>13</text:p>
              </table:table-cell>
              <table:table-cell table:style-name="ce167"/>
              <table:table-cell table:number-columns-repeated="3"/>
            </table:table-row>
            <table:table-row table:style-name="ro43" table:visibility="collapse">
              <table:table-cell table:style-name="ce152" office:value-type="date" office:date-value="2018-04-19" calcext:value-type="date">
                <text:p>19.04.18</text:p>
              </table:table-cell>
              <table:table-cell table:number-columns-repeated="2" table:style-name="ce167" office:value-type="float" office:value="1" calcext:value-type="float">
                <text:p>1</text:p>
              </table:table-cell>
              <table:table-cell table:style-name="ce167" office:value-type="float" office:value="6" calcext:value-type="float">
                <text:p>6</text:p>
              </table:table-cell>
              <table:table-cell table:style-name="ce167"/>
              <table:table-cell table:style-name="ce167" office:value-type="float" office:value="2" calcext:value-type="float">
                <text:p>2</text:p>
              </table:table-cell>
              <table:table-cell table:style-name="ce167"/>
              <table:table-cell table:style-name="ce167" office:value-type="float" office:value="2" calcext:value-type="float">
                <text:p>2</text:p>
              </table:table-cell>
              <table:table-cell table:style-name="ce167" table:number-columns-repeated="3"/>
              <table:table-cell table:style-name="ce167" table:formula="of:= [.B26] + [.C26] + [.D26] + [.F26] + [.G26] + [.H26] + [.I26]" office:value-type="float" office:value="12" calcext:value-type="float">
                <text:p>12</text:p>
              </table:table-cell>
              <table:table-cell table:style-name="ce167"/>
              <table:table-cell table:number-columns-repeated="3"/>
            </table:table-row>
            <table:table-row table:style-name="ro43" table:visibility="collapse">
              <table:table-cell table:style-name="ce152" office:value-type="date" office:date-value="2018-04-20" calcext:value-type="date">
                <text:p>20.04.18</text:p>
              </table:table-cell>
              <table:table-cell table:number-columns-repeated="2" table:style-name="ce167" office:value-type="float" office:value="1" calcext:value-type="float">
                <text:p>1</text:p>
              </table:table-cell>
              <table:table-cell table:style-name="ce167" office:value-type="float" office:value="7" calcext:value-type="float">
                <text:p>7</text:p>
              </table:table-cell>
              <table:table-cell table:style-name="ce167"/>
              <table:table-cell table:style-name="ce167" office:value-type="float" office:value="3" calcext:value-type="float">
                <text:p>3</text:p>
              </table:table-cell>
              <table:table-cell table:style-name="ce167"/>
              <table:table-cell table:style-name="ce167" office:value-type="float" office:value="1" calcext:value-type="float">
                <text:p>1</text:p>
              </table:table-cell>
              <table:table-cell table:style-name="ce167" table:number-columns-repeated="3"/>
              <table:table-cell table:style-name="ce167" table:formula="of:= [.B27] + [.C27] + [.D27] + [.F27] + [.G27] + [.H27] + [.I27]" office:value-type="float" office:value="13" calcext:value-type="float">
                <text:p>13</text:p>
              </table:table-cell>
              <table:table-cell table:style-name="ce167"/>
              <table:table-cell table:number-columns-repeated="3"/>
            </table:table-row>
          </table:table-row-group>
          <table:table-row table:style-name="ro47" table:visibility="collapse">
            <table:table-cell table:style-name="ce154" office:value-type="string" calcext:value-type="string">
              <text:p>Неделя</text:p>
            </table:table-cell>
            <table:table-cell table:style-name="ce154" table:formula="of:== ([.B23] + [.B24] + [.B25] + [.B26] + [.B27]) / 5" office:value-type="float" office:value="1" calcext:value-type="float">
              <text:p>1</text:p>
            </table:table-cell>
            <table:table-cell table:style-name="ce154" table:formula="of:== ([.C23] + [.C24] + [.C25] + [.C26] + [.C27]) / 5" office:value-type="float" office:value="1" calcext:value-type="float">
              <text:p>1</text:p>
            </table:table-cell>
            <table:table-cell table:style-name="ce154" table:formula="of:== ([.D23] + [.D24] + [.D25] + [.D26] + [.D27]) / 5" office:value-type="float" office:value="6.4" calcext:value-type="float">
              <text:p>6,4</text:p>
            </table:table-cell>
            <table:table-cell table:style-name="ce154"/>
            <table:table-cell table:style-name="ce154" table:formula="of:== ([.F23] + [.F24] + [.F25] + [.F26] + [.F27]) / 5" office:value-type="float" office:value="2.4" calcext:value-type="float">
              <text:p>2,4</text:p>
            </table:table-cell>
            <table:table-cell table:style-name="ce154" table:formula="of:== ([.G23] + [.G24] + [.G25] + [.G26] + [.G27]) / 5" office:value-type="float" office:value="0" calcext:value-type="float">
              <text:p>0</text:p>
            </table:table-cell>
            <table:table-cell table:style-name="ce154" table:formula="of:== ([.H23] + [.H24] + [.H25] + [.H26] + [.H27]) / 5" office:value-type="float" office:value="1" calcext:value-type="float">
              <text:p>1</text:p>
            </table:table-cell>
            <table:table-cell table:style-name="ce154" table:formula="of:== ([.I23] + [.I24] + [.I25] + [.I26] + [.I27]) / 5" office:value-type="float" office:value="0.2" calcext:value-type="float">
              <text:p>0,2</text:p>
            </table:table-cell>
            <table:table-cell table:style-name="ce154" table:number-columns-repeated="2"/>
            <table:table-cell table:style-name="ce154" table:formula="of:== ([.L23] + [.L24] + [.L25] + [.L26] + [.L27]) / 5" office:value-type="float" office:value="12" calcext:value-type="float">
              <text:p>12</text:p>
            </table:table-cell>
            <table:table-cell table:style-name="ce154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51" office:value-type="date" office:date-value="2018-04-23" calcext:value-type="date">
                <text:p>23.04.18</text:p>
              </table:table-cell>
              <table:table-cell table:number-columns-repeated="2" table:style-name="ce166" office:value-type="float" office:value="1" calcext:value-type="float">
                <text:p>1</text:p>
              </table:table-cell>
              <table:table-cell table:style-name="ce166" office:value-type="float" office:value="5" calcext:value-type="float">
                <text:p>5</text:p>
              </table:table-cell>
              <table:table-cell table:style-name="ce166"/>
              <table:table-cell table:style-name="ce166" office:value-type="float" office:value="2" calcext:value-type="float">
                <text:p>2</text:p>
              </table:table-cell>
              <table:table-cell table:style-name="ce166"/>
              <table:table-cell table:style-name="ce166" office:value-type="float" office:value="1" calcext:value-type="float">
                <text:p>1</text:p>
              </table:table-cell>
              <table:table-cell table:style-name="ce166" table:number-columns-repeated="3"/>
              <table:table-cell table:style-name="ce166" table:formula="of:= [.B29] + [.C29] + [.D29] + [.F29] + [.G29] + [.H29] + [.I29]" office:value-type="float" office:value="10" calcext:value-type="float">
                <text:p>10</text:p>
              </table:table-cell>
              <table:table-cell table:style-name="ce166"/>
              <table:table-cell table:number-columns-repeated="3"/>
            </table:table-row>
            <table:table-row table:style-name="ro43" table:visibility="collapse">
              <table:table-cell table:style-name="ce151" office:value-type="date" office:date-value="2018-04-24" calcext:value-type="date">
                <text:p>24.04.18</text:p>
              </table:table-cell>
              <table:table-cell table:number-columns-repeated="2" table:style-name="ce166" office:value-type="float" office:value="1" calcext:value-type="float">
                <text:p>1</text:p>
              </table:table-cell>
              <table:table-cell table:style-name="ce166" office:value-type="float" office:value="7" calcext:value-type="float">
                <text:p>7</text:p>
              </table:table-cell>
              <table:table-cell table:style-name="ce166" office:value-type="float" office:value="1" calcext:value-type="float">
                <text:p>1</text:p>
              </table:table-cell>
              <table:table-cell table:style-name="ce166" table:number-columns-repeated="3"/>
              <table:table-cell table:style-name="ce166" office:value-type="float" office:value="0.5" calcext:value-type="float">
                <text:p>0,5</text:p>
              </table:table-cell>
              <table:table-cell table:style-name="ce166" table:number-columns-repeated="2"/>
              <table:table-cell table:style-name="ce166" table:formula="of:= [.B30] + [.C30] + [.D30] + [.E30] + [.F30] + [.G30] + [.H30] + [.I30]" office:value-type="float" office:value="10.5" calcext:value-type="float">
                <text:p>10,5</text:p>
              </table:table-cell>
              <table:table-cell table:style-name="ce166"/>
              <table:table-cell table:number-columns-repeated="3"/>
            </table:table-row>
            <table:table-row table:style-name="ro43" table:visibility="collapse">
              <table:table-cell table:style-name="ce151" office:value-type="date" office:date-value="2018-04-25" calcext:value-type="date">
                <text:p>25.04.18</text:p>
              </table:table-cell>
              <table:table-cell table:number-columns-repeated="2" table:style-name="ce166" office:value-type="float" office:value="1" calcext:value-type="float">
                <text:p>1</text:p>
              </table:table-cell>
              <table:table-cell table:style-name="ce166" office:value-type="float" office:value="5" calcext:value-type="float">
                <text:p>5</text:p>
              </table:table-cell>
              <table:table-cell table:style-name="ce166" office:value-type="float" office:value="1.5" calcext:value-type="float">
                <text:p>1,5</text:p>
              </table:table-cell>
              <table:table-cell table:style-name="ce166" table:number-columns-repeated="3"/>
              <table:table-cell table:style-name="ce166" office:value-type="float" office:value="0.5" calcext:value-type="float">
                <text:p>0,5</text:p>
              </table:table-cell>
              <table:table-cell table:style-name="ce166" table:number-columns-repeated="2"/>
              <table:table-cell table:style-name="ce166" table:formula="of:= [.B31] + [.C31] + [.D31] + [.E31] + [.F31] + [.G31] + [.H31] + [.I31]" office:value-type="float" office:value="9" calcext:value-type="float">
                <text:p>9</text:p>
              </table:table-cell>
              <table:table-cell table:style-name="ce166"/>
              <table:table-cell table:number-columns-repeated="3"/>
            </table:table-row>
            <table:table-row table:style-name="ro43" table:visibility="collapse">
              <table:table-cell table:style-name="ce151" office:value-type="date" office:date-value="2018-04-26" calcext:value-type="date">
                <text:p>26.04.18</text:p>
              </table:table-cell>
              <table:table-cell table:style-name="ce166"/>
              <table:table-cell table:style-name="ce166" office:value-type="float" office:value="1" calcext:value-type="float">
                <text:p>1</text:p>
              </table:table-cell>
              <table:table-cell table:style-name="ce166" office:value-type="float" office:value="7" calcext:value-type="float">
                <text:p>7</text:p>
              </table:table-cell>
              <table:table-cell table:style-name="ce166" office:value-type="float" office:value="1" calcext:value-type="float">
                <text:p>1</text:p>
              </table:table-cell>
              <table:table-cell table:style-name="ce166"/>
              <table:table-cell table:style-name="ce166" office:value-type="float" office:value="2" calcext:value-type="float">
                <text:p>2</text:p>
              </table:table-cell>
              <table:table-cell table:style-name="ce166" table:number-columns-repeated="4"/>
              <table:table-cell table:style-name="ce166" table:formula="of:= [.B32] + [.C32] + [.D32] + [.E32] + [.F32] + [.G32] + [.H32] + [.I32]" office:value-type="float" office:value="11" calcext:value-type="float">
                <text:p>11</text:p>
              </table:table-cell>
              <table:table-cell table:style-name="ce166"/>
              <table:table-cell table:number-columns-repeated="3"/>
            </table:table-row>
            <table:table-row table:style-name="ro43" table:visibility="collapse">
              <table:table-cell table:style-name="ce155" office:value-type="date" office:date-value="2018-04-27" calcext:value-type="date">
                <text:p>27.04.18</text:p>
              </table:table-cell>
              <table:table-cell table:number-columns-repeated="2" table:style-name="ce168" office:value-type="float" office:value="1" calcext:value-type="float">
                <text:p>1</text:p>
              </table:table-cell>
              <table:table-cell table:style-name="ce168" office:value-type="float" office:value="9" calcext:value-type="float">
                <text:p>9</text:p>
              </table:table-cell>
              <table:table-cell table:style-name="ce168" office:value-type="float" office:value="1" calcext:value-type="float">
                <text:p>1</text:p>
              </table:table-cell>
              <table:table-cell table:style-name="ce168" table:number-columns-repeated="3"/>
              <table:table-cell table:style-name="ce168" office:value-type="float" office:value="0.5" calcext:value-type="float">
                <text:p>0,5</text:p>
              </table:table-cell>
              <table:table-cell table:style-name="ce168" table:number-columns-repeated="2"/>
              <table:table-cell table:style-name="ce168" table:formula="of:= [.B33] + [.C33] + [.D33] + [.E33] + [.F33] + [.G33] + [.H33] + [.I33]" office:value-type="float" office:value="12.5" calcext:value-type="float">
                <text:p>12,5</text:p>
              </table:table-cell>
              <table:table-cell table:style-name="ce168"/>
              <table:table-cell table:number-columns-repeated="3"/>
            </table:table-row>
            <table:table-row table:style-name="ro43" table:visibility="collapse">
              <table:table-cell table:style-name="ce151" office:value-type="date" office:date-value="2018-04-28" calcext:value-type="date">
                <text:p>28.04.18</text:p>
              </table:table-cell>
              <table:table-cell table:number-columns-repeated="2" table:style-name="ce166" office:value-type="float" office:value="1" calcext:value-type="float">
                <text:p>1</text:p>
              </table:table-cell>
              <table:table-cell table:style-name="ce166" office:value-type="float" office:value="5" calcext:value-type="float">
                <text:p>5</text:p>
              </table:table-cell>
              <table:table-cell table:style-name="ce166" office:value-type="float" office:value="1" calcext:value-type="float">
                <text:p>1</text:p>
              </table:table-cell>
              <table:table-cell table:style-name="ce166" table:number-columns-repeated="2"/>
              <table:table-cell table:style-name="ce166" office:value-type="float" office:value="1" calcext:value-type="float">
                <text:p>1</text:p>
              </table:table-cell>
              <table:table-cell table:style-name="ce166" table:number-columns-repeated="3"/>
              <table:table-cell table:style-name="ce166" table:formula="of:= [.B34] + [.C34] + [.D34] + [.E34] + [.F34] + [.G34] + [.H34] + [.I34]" office:value-type="float" office:value="9" calcext:value-type="float">
                <text:p>9</text:p>
              </table:table-cell>
              <table:table-cell table:style-name="ce166"/>
              <table:table-cell table:number-columns-repeated="3"/>
            </table:table-row>
          </table:table-row-group>
          <table:table-row table:style-name="ro46" table:visibility="collapse">
            <table:table-cell table:style-name="ce153" office:value-type="string" calcext:value-type="string">
              <text:p>Неделя</text:p>
            </table:table-cell>
            <table:table-cell table:style-name="ce153" table:formula="of:== ([.B29] + [.B30] + [.B31] + [.B32] + [.B33] + [.B34]) / 6" office:value-type="float" office:value="0.833333333333333" calcext:value-type="float">
              <text:p>0,83</text:p>
            </table:table-cell>
            <table:table-cell table:style-name="ce153" table:formula="of:== ([.C29] + [.C30] + [.C31] + [.C32] + [.C33] + [.C34]) / 6" office:value-type="float" office:value="1" calcext:value-type="float">
              <text:p>1</text:p>
            </table:table-cell>
            <table:table-cell table:style-name="ce153" table:formula="of:== ([.D29] + [.D30] + [.D31] + [.D32] + [.D33] + [.D34]) / 6" office:value-type="float" office:value="6.33333333333333" calcext:value-type="float">
              <text:p>6,33</text:p>
            </table:table-cell>
            <table:table-cell table:style-name="ce153" table:formula="of:== ([.E29] + [.E30] + [.E31] + [.E32] + [.E33] + [.E34]) / 6" office:value-type="float" office:value="0.916666666666667" calcext:value-type="float">
              <text:p>0,92</text:p>
            </table:table-cell>
            <table:table-cell table:style-name="ce153" table:formula="of:== ([.F29] + [.F30] + [.F31] + [.F32] + [.F33] + [.F34]) / 6" office:value-type="float" office:value="0.333333333333333" calcext:value-type="float">
              <text:p>0,33</text:p>
            </table:table-cell>
            <table:table-cell table:style-name="ce153" table:formula="of:== ([.G29] + [.G30] + [.G31] + [.G32] + [.G33] + [.G34]) / 6" office:value-type="float" office:value="0.333333333333333" calcext:value-type="float">
              <text:p>0,33</text:p>
            </table:table-cell>
            <table:table-cell table:style-name="ce153" table:formula="of:== ([.H29] + [.H30] + [.H31] + [.H32] + [.H33] + [.H34]) / 6" office:value-type="float" office:value="0.333333333333333" calcext:value-type="float">
              <text:p>0,33</text:p>
            </table:table-cell>
            <table:table-cell table:style-name="ce153" table:formula="of:== ([.I29] + [.I30] + [.I31] + [.I32] + [.I33] + [.I34]) / 6" office:value-type="float" office:value="0.25" calcext:value-type="float">
              <text:p>0,25</text:p>
            </table:table-cell>
            <table:table-cell table:style-name="ce153" table:number-columns-repeated="2"/>
            <table:table-cell table:style-name="ce153" table:formula="of:== ([.L29] + [.L30] + [.L31] + [.L32] + [.L33] + [.L34]) / 6" office:value-type="float" office:value="10.3333333333333" calcext:value-type="float">
              <text:p>10,33</text:p>
            </table:table-cell>
            <table:table-cell table:style-name="ce153"/>
            <table:table-cell table:number-columns-repeated="3"/>
          </table:table-row>
        </table:table-row-group>
        <table:table-row table:style-name="ro48">
          <table:table-cell table:style-name="ce156" office:value-type="string" calcext:value-type="string">
            <text:p>Апрель</text:p>
          </table:table-cell>
          <table:table-cell table:style-name="ce156" table:formula="of:= ([.B11]+[.B12]+[.B13]+[.B14]+[.B15]+[.B17]+[.B18]+[.B19]+[.B20]+[.B21]+[.B23]+[.B24]+[.B25]+[.B26]+[.B27]+[.B29]+[.B30]+[.B31]+[.B32]+[.B33]+[.B34])/21" office:value-type="float" office:value="0.904761904761905" calcext:value-type="float">
            <text:p>0,9</text:p>
          </table:table-cell>
          <table:table-cell table:style-name="ce156" table:formula="of:= ([.C11]+[.C12]+[.C13]+[.C14]+[.C15]+[.C17]+[.C18]+[.C19]+[.C20]+[.C21]+[.C23]+[.C24]+[.C25]+[.C26]+[.C27]+[.C29]+[.C30]+[.C31]+[.C32]+[.C33]+[.C34])/21" office:value-type="float" office:value="1" calcext:value-type="float">
            <text:p>1</text:p>
          </table:table-cell>
          <table:table-cell table:style-name="ce156" table:formula="of:= ([.D11]+[.D12]+[.D13]+[.D14]+[.D15]+[.D17]+[.D18]+[.D19]+[.D20]+[.D21]+[.D23]+[.D24]+[.D25]+[.D26]+[.D27]+[.D29]+[.D30]+[.D31]+[.D32]+[.D33]+[.D34])/21" office:value-type="float" office:value="4.76190476190476" calcext:value-type="float">
            <text:p>4,76</text:p>
          </table:table-cell>
          <table:table-cell table:style-name="ce156" table:formula="of:= ([.E11]+[.E12]+[.E13]+[.E14]+[.E15]+[.E17]+[.E18]+[.E19]+[.E20]+[.E21]+[.E23]+[.E24]+[.E25]+[.E26]+[.E27]+[.E29]+[.E30]+[.E31]+[.E32]+[.E33]+[.E34])/21" office:value-type="float" office:value="0.261904761904762" calcext:value-type="float">
            <text:p>0,26</text:p>
          </table:table-cell>
          <table:table-cell table:style-name="ce156" table:formula="of:= ([.F11]+[.F12]+[.F13]+[.F14]+[.F15]+[.F17]+[.F18]+[.F19]+[.F20]+[.F21]+[.F23]+[.F24]+[.F25]+[.F26]+[.F27]+[.F29]+[.F30]+[.F31]+[.F32]+[.F33]+[.F34])/21" office:value-type="float" office:value="1.66666666666667" calcext:value-type="float">
            <text:p>1,67</text:p>
          </table:table-cell>
          <table:table-cell table:style-name="ce156" table:formula="of:= ([.G11]+[.G12]+[.G13]+[.G14]+[.G15]+[.G17]+[.G18]+[.G19]+[.G20]+[.G21]+[.G23]+[.G24]+[.G25]+[.G26]+[.G27]+[.G29]+[.G30]+[.G31]+[.G32]+[.G33]+[.G34])/21" office:value-type="float" office:value="0.285714285714286" calcext:value-type="float">
            <text:p>0,29</text:p>
          </table:table-cell>
          <table:table-cell table:style-name="ce156" table:formula="of:= ([.H11]+[.H12]+[.H13]+[.H14]+[.H15]+[.H17]+[.H18]+[.H19]+[.H20]+[.H21]+[.H23]+[.H24]+[.H25]+[.H26]+[.H27]+[.H29]+[.H30]+[.H31]+[.H32]+[.H33]+[.H34])/21" office:value-type="float" office:value="0.571428571428571" calcext:value-type="float">
            <text:p>0,57</text:p>
          </table:table-cell>
          <table:table-cell table:style-name="ce156" table:formula="of:= ([.I11]+[.I12]+[.I13]+[.I14]+[.I15]+[.I17]+[.I18]+[.I19]+[.I20]+[.I21]+[.I23]+[.I24]+[.I25]+[.I26]+[.I27]+[.I29]+[.I30]+[.I31]+[.I32]+[.I33]+[.I34])/21" office:value-type="float" office:value="0.5" calcext:value-type="float">
            <text:p>0,5</text:p>
          </table:table-cell>
          <table:table-cell table:style-name="ce156" table:formula="of:= ([.J11]+[.J12]+[.J13]+[.J14]+[.J15]+[.J17]+[.J18]+[.J19]+[.J20]+[.J21]+[.J23]+[.J24]+[.J25]+[.J26]+[.J27]+[.J29]+[.J30]+[.J31]+[.J32]+[.J33]+[.J34])/21" office:value-type="float" office:value="0" calcext:value-type="float">
            <text:p>0</text:p>
          </table:table-cell>
          <table:table-cell table:style-name="ce156"/>
          <table:table-cell table:style-name="ce156" table:formula="of:= ([.L11]+[.L12]+[.L13]+[.L14]+[.L15]+[.L17]+[.L18]+[.L19]+[.L20]+[.L21]+[.L23]+[.L24]+[.L25]+[.L26]+[.L27]+[.L29]+[.L30]+[.L31]+[.L32]+[.L33]+[.L34])/21" office:value-type="float" office:value="9.95238095238095" calcext:value-type="float">
            <text:p>9,95</text:p>
          </table:table-cell>
          <table:table-cell table:style-name="ce156"/>
          <table:table-cell table:number-columns-repeated="3"/>
        </table:table-row>
        <table:table-row-group table:display="false">
          <table:table-row table:style-name="ro43" table:visibility="collapse">
            <table:table-cell table:style-name="ce149" office:value-type="date" office:date-value="2018-05-07" calcext:value-type="date">
              <text:p>07.05.18</text:p>
            </table:table-cell>
            <table:table-cell table:style-name="ce165" table:number-columns-repeated="2"/>
            <table:table-cell table:style-name="ce165" office:value-type="float" office:value="3" calcext:value-type="float">
              <text:p>3</text:p>
            </table:table-cell>
            <table:table-cell table:style-name="ce165" office:value-type="float" office:value="1.5" calcext:value-type="float">
              <text:p>1,5</text:p>
            </table:table-cell>
            <table:table-cell table:style-name="ce165" office:value-type="float" office:value="0.75" calcext:value-type="float">
              <text:p>0,75</text:p>
            </table:table-cell>
            <table:table-cell table:style-name="ce165" table:number-columns-repeated="2"/>
            <table:table-cell table:style-name="ce165" office:value-type="float" office:value="0.75" calcext:value-type="float">
              <text:p>0,75</text:p>
            </table:table-cell>
            <table:table-cell table:style-name="ce165" table:number-columns-repeated="2"/>
            <table:table-cell table:style-name="ce165" table:formula="of:= [.B37] + [.C37] + [.D37] + [.E37] + [.F37] + [.G37] + [.H37] + [.I37]" office:value-type="float" office:value="6" calcext:value-type="float">
              <text:p>6</text:p>
            </table:table-cell>
            <table:table-cell table:style-name="ce165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43" table:visibility="collapse">
            <table:table-cell table:style-name="ce149" office:value-type="date" office:date-value="2018-05-08" calcext:value-type="date">
              <text:p>08.05.18</text:p>
            </table:table-cell>
            <table:table-cell table:number-columns-repeated="2" table:style-name="ce165" office:value-type="float" office:value="1.5" calcext:value-type="float">
              <text:p>1,5</text:p>
            </table:table-cell>
            <table:table-cell table:style-name="ce165"/>
            <table:table-cell table:style-name="ce165" office:value-type="float" office:value="1.5" calcext:value-type="float">
              <text:p>1,5</text:p>
            </table:table-cell>
            <table:table-cell table:number-columns-repeated="2" table:style-name="ce165" office:value-type="float" office:value="0.75" calcext:value-type="float">
              <text:p>0,75</text:p>
            </table:table-cell>
            <table:table-cell table:style-name="ce165" table:number-columns-repeated="4"/>
            <table:table-cell table:style-name="ce165" table:formula="of:= [.B38] + [.C38] + [.D38] + [.E38] + [.F38] + [.G38] + [.H38] + [.I38]" office:value-type="float" office:value="6" calcext:value-type="float">
              <text:p>6</text:p>
            </table:table-cell>
            <table:table-cell table:style-name="ce165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43" table:visibility="collapse">
            <table:table-cell table:style-name="ce157" office:value-type="date" office:date-value="2018-05-09" calcext:value-type="date">
              <text:p>09.05.18</text:p>
            </table:table-cell>
            <table:table-cell table:style-name="ce169" office:value-type="float" office:value="1" calcext:value-type="float">
              <text:p>1</text:p>
            </table:table-cell>
            <table:table-cell table:style-name="ce169" office:value-type="float" office:value="1.5" calcext:value-type="float">
              <text:p>1,5</text:p>
            </table:table-cell>
            <table:table-cell table:style-name="ce169" office:value-type="float" office:value="6" calcext:value-type="float">
              <text:p>6</text:p>
            </table:table-cell>
            <table:table-cell table:style-name="ce169" office:value-type="float" office:value="1.5" calcext:value-type="float">
              <text:p>1,5</text:p>
            </table:table-cell>
            <table:table-cell table:style-name="ce169" office:value-type="float" office:value="0.75" calcext:value-type="float">
              <text:p>0,75</text:p>
            </table:table-cell>
            <table:table-cell table:style-name="ce169" table:number-columns-repeated="2"/>
            <table:table-cell table:style-name="ce169" office:value-type="float" office:value="1" calcext:value-type="float">
              <text:p>1</text:p>
            </table:table-cell>
            <table:table-cell table:style-name="ce169" office:value-type="float" office:value="0.33" calcext:value-type="float">
              <text:p>0,33</text:p>
            </table:table-cell>
            <table:table-cell table:style-name="ce169"/>
            <table:table-cell table:style-name="ce169" table:formula="of:= [.B39] + [.C39] + [.D39] + [.E39] + [.F39] + [.G39] + [.H39] + [.I39] + [.J39]" office:value-type="float" office:value="12.08" calcext:value-type="float">
              <text:p>12,08</text:p>
            </table:table-cell>
            <table:table-cell table:style-name="ce169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43" table:visibility="collapse">
            <table:table-cell table:style-name="ce157" office:value-type="date" office:date-value="2018-05-10" calcext:value-type="date">
              <text:p>10.05.18</text:p>
            </table:table-cell>
            <table:table-cell table:number-columns-repeated="2" table:style-name="ce169" office:value-type="float" office:value="1" calcext:value-type="float">
              <text:p>1</text:p>
            </table:table-cell>
            <table:table-cell table:style-name="ce169" office:value-type="float" office:value="3" calcext:value-type="float">
              <text:p>3</text:p>
            </table:table-cell>
            <table:table-cell table:style-name="ce169" office:value-type="float" office:value="1" calcext:value-type="float">
              <text:p>1</text:p>
            </table:table-cell>
            <table:table-cell table:style-name="ce169" office:value-type="float" office:value="3" calcext:value-type="float">
              <text:p>3</text:p>
            </table:table-cell>
            <table:table-cell table:style-name="ce169" table:number-columns-repeated="2"/>
            <table:table-cell table:style-name="ce169" office:value-type="float" office:value="1" calcext:value-type="float">
              <text:p>1</text:p>
            </table:table-cell>
            <table:table-cell table:style-name="ce169" office:value-type="float" office:value="2" calcext:value-type="float">
              <text:p>2</text:p>
            </table:table-cell>
            <table:table-cell table:style-name="ce169"/>
            <table:table-cell table:style-name="ce169" table:formula="of:= [.B40] + [.C40] + [.D40] + [.E40] + [.F40] + [.G40] + [.H40] + [.I40] + [.J40]" office:value-type="float" office:value="12" calcext:value-type="float">
              <text:p>12</text:p>
            </table:table-cell>
            <table:table-cell table:style-name="ce169"/>
            <table:table-cell table:number-columns-repeated="3"/>
          </table:table-row>
        </table:table-row-group>
        <table:table-row-group table:display="false">
          <table:table-row table:style-name="ro49" table:visibility="collapse">
            <table:table-cell table:style-name="ce153" office:value-type="string" calcext:value-type="string">
              <text:p>Неделя</text:p>
            </table:table-cell>
            <table:table-cell table:style-name="ce153" table:formula="of:= ([.B37] + [.B38] + [.B39] + [.B40]) / 4" office:value-type="float" office:value="0.875" calcext:value-type="float">
              <text:p>0,88</text:p>
            </table:table-cell>
            <table:table-cell table:style-name="ce153" table:formula="of:== ([.C37] + [.C38] + [.C39] + [.C40]) / 4" office:value-type="float" office:value="1" calcext:value-type="float">
              <text:p>1</text:p>
            </table:table-cell>
            <table:table-cell table:style-name="ce153" table:formula="of:== ([.D37] + [.D38] + [.D39] + [.D40]) / 4" office:value-type="float" office:value="3" calcext:value-type="float">
              <text:p>3</text:p>
            </table:table-cell>
            <table:table-cell table:style-name="ce153" table:formula="of:== ([.E37] + [.E38] + [.E39] + [.E40]) / 4" office:value-type="float" office:value="1.375" calcext:value-type="float">
              <text:p>1,38</text:p>
            </table:table-cell>
            <table:table-cell table:style-name="ce153" table:formula="of:== ([.F37] + [.F38] + [.F39] + [.F40]) / 4" office:value-type="float" office:value="1.3125" calcext:value-type="float">
              <text:p>1,31</text:p>
            </table:table-cell>
            <table:table-cell table:style-name="ce153" table:formula="of:== ([.G37] + [.G38] + [.G39] + [.G40]) / 4" office:value-type="float" office:value="0.1875" calcext:value-type="float">
              <text:p>0,19</text:p>
            </table:table-cell>
            <table:table-cell table:style-name="ce153" table:formula="of:== ([.H37] + [.H38] + [.H39] + [.H40]) / 4" office:value-type="float" office:value="0" calcext:value-type="float">
              <text:p>0</text:p>
            </table:table-cell>
            <table:table-cell table:style-name="ce153" table:formula="of:== ([.I37] + [.I38] + [.I39] + [.I40]) / 4" office:value-type="float" office:value="0.6875" calcext:value-type="float">
              <text:p>0,69</text:p>
            </table:table-cell>
            <table:table-cell table:style-name="ce153" table:formula="of:== ([.J37] + [.J38] + [.J39] + [.J40]) / 4" office:value-type="float" office:value="0.5825" calcext:value-type="float">
              <text:p>0,58</text:p>
            </table:table-cell>
            <table:table-cell table:style-name="ce153"/>
            <table:table-cell table:style-name="ce153" table:formula="of:== ([.L37] + [.L38] + [.L39] + [.L40]) / 4" office:value-type="float" office:value="9.02" calcext:value-type="float">
              <text:p>9,02</text:p>
            </table:table-cell>
            <table:table-cell table:style-name="ce153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48" office:value-type="date" office:date-value="2018-05-14" calcext:value-type="date">
                <text:p>14.05.18</text:p>
              </table:table-cell>
              <table:table-cell table:number-columns-repeated="2" table:style-name="ce164" office:value-type="float" office:value="1" calcext:value-type="float">
                <text:p>1</text:p>
              </table:table-cell>
              <table:table-cell table:style-name="ce164" office:value-type="float" office:value="2" calcext:value-type="float">
                <text:p>2</text:p>
              </table:table-cell>
              <table:table-cell table:style-name="ce164"/>
              <table:table-cell table:style-name="ce164" office:value-type="float" office:value="2" calcext:value-type="float">
                <text:p>2</text:p>
              </table:table-cell>
              <table:table-cell table:style-name="ce164" office:value-type="float" office:value="1" calcext:value-type="float">
                <text:p>1</text:p>
              </table:table-cell>
              <table:table-cell table:style-name="ce164"/>
              <table:table-cell table:number-columns-repeated="2" table:style-name="ce164" office:value-type="float" office:value="1" calcext:value-type="float">
                <text:p>1</text:p>
              </table:table-cell>
              <table:table-cell table:style-name="ce164"/>
              <table:table-cell table:style-name="ce164" table:formula="of:= [.B42] + [.C42] + [.D42] + [.E42] + [.F42] + [.G42] + [.H42] + [.I42] + [.J42]" office:value-type="float" office:value="9" calcext:value-type="float">
                <text:p>9</text:p>
              </table:table-cell>
              <table:table-cell table:style-name="ce164"/>
              <table:table-cell table:number-columns-repeated="3"/>
            </table:table-row>
            <table:table-row table:style-name="ro43" table:visibility="collapse">
              <table:table-cell table:style-name="ce148" office:value-type="date" office:date-value="2018-05-15" calcext:value-type="date">
                <text:p>15.05.18</text:p>
              </table:table-cell>
              <table:table-cell table:number-columns-repeated="2" table:style-name="ce164" office:value-type="float" office:value="1" calcext:value-type="float">
                <text:p>1</text:p>
              </table:table-cell>
              <table:table-cell table:style-name="ce164" office:value-type="float" office:value="3" calcext:value-type="float">
                <text:p>3</text:p>
              </table:table-cell>
              <table:table-cell table:style-name="ce164"/>
              <table:table-cell table:style-name="ce164" office:value-type="float" office:value="2" calcext:value-type="float">
                <text:p>2</text:p>
              </table:table-cell>
              <table:table-cell table:style-name="ce164"/>
              <table:table-cell table:style-name="ce164" office:value-type="float" office:value="2" calcext:value-type="float">
                <text:p>2</text:p>
              </table:table-cell>
              <table:table-cell table:style-name="ce164"/>
              <table:table-cell table:style-name="ce164" office:value-type="float" office:value="2" calcext:value-type="float">
                <text:p>2</text:p>
              </table:table-cell>
              <table:table-cell table:style-name="ce164"/>
              <table:table-cell table:style-name="ce164" table:formula="of:= [.B43] + [.C43] + [.D43] + [.E43] + [.F43] + [.G43] + [.H43] + [.I43] + [.J43]" office:value-type="float" office:value="11" calcext:value-type="float">
                <text:p>11</text:p>
              </table:table-cell>
              <table:table-cell table:style-name="ce164"/>
              <table:table-cell table:number-columns-repeated="3"/>
            </table:table-row>
            <table:table-row table:style-name="ro43" table:visibility="collapse">
              <table:table-cell table:style-name="ce148" office:value-type="date" office:date-value="2018-05-16" calcext:value-type="date">
                <text:p>16.05.18</text:p>
              </table:table-cell>
              <table:table-cell table:number-columns-repeated="2" table:style-name="ce164" office:value-type="float" office:value="1" calcext:value-type="float">
                <text:p>1</text:p>
              </table:table-cell>
              <table:table-cell table:style-name="ce164" office:value-type="float" office:value="4" calcext:value-type="float">
                <text:p>4</text:p>
              </table:table-cell>
              <table:table-cell table:style-name="ce164"/>
              <table:table-cell table:style-name="ce164" office:value-type="float" office:value="2" calcext:value-type="float">
                <text:p>2</text:p>
              </table:table-cell>
              <table:table-cell table:style-name="ce164" table:number-columns-repeated="2"/>
              <table:table-cell table:style-name="ce164" office:value-type="float" office:value="1" calcext:value-type="float">
                <text:p>1</text:p>
              </table:table-cell>
              <table:table-cell table:style-name="ce164" office:value-type="float" office:value="0.33" calcext:value-type="float">
                <text:p>0,33</text:p>
              </table:table-cell>
              <table:table-cell table:style-name="ce164"/>
              <table:table-cell table:style-name="ce164" table:formula="of:= [.B44] + [.C44] + [.D44] + [.E44] + [.F44] + [.G44] + [.H44] + [.I44] + [.J44]" office:value-type="float" office:value="9.33" calcext:value-type="float">
                <text:p>9,33</text:p>
              </table:table-cell>
              <table:table-cell table:style-name="ce164"/>
              <table:table-cell table:number-columns-repeated="3"/>
            </table:table-row>
            <table:table-row table:style-name="ro43" table:visibility="collapse">
              <table:table-cell table:style-name="ce148" office:value-type="date" office:date-value="2018-05-17" calcext:value-type="date">
                <text:p>17.05.18</text:p>
              </table:table-cell>
              <table:table-cell table:number-columns-repeated="2" table:style-name="ce164" office:value-type="float" office:value="1" calcext:value-type="float">
                <text:p>1</text:p>
              </table:table-cell>
              <table:table-cell table:style-name="ce164" office:value-type="float" office:value="5" calcext:value-type="float">
                <text:p>5</text:p>
              </table:table-cell>
              <table:table-cell table:style-name="ce164"/>
              <table:table-cell table:style-name="ce164" office:value-type="float" office:value="2.5" calcext:value-type="float">
                <text:p>2,5</text:p>
              </table:table-cell>
              <table:table-cell table:style-name="ce164" table:number-columns-repeated="2"/>
              <table:table-cell table:style-name="ce164" office:value-type="float" office:value="0.5" calcext:value-type="float">
                <text:p>0,5</text:p>
              </table:table-cell>
              <table:table-cell table:style-name="ce164" office:value-type="float" office:value="1" calcext:value-type="float">
                <text:p>1</text:p>
              </table:table-cell>
              <table:table-cell table:style-name="ce164"/>
              <table:table-cell table:style-name="ce164" table:formula="of:= [.B45] + [.C45] + [.D45] + [.E45] + [.F45] + [.G45] + [.H45] + [.I45] + [.J45]" office:value-type="float" office:value="11" calcext:value-type="float">
                <text:p>11</text:p>
              </table:table-cell>
              <table:table-cell table:style-name="ce164"/>
              <table:table-cell table:number-columns-repeated="3"/>
            </table:table-row>
            <table:table-row table:style-name="ro43" table:visibility="collapse">
              <table:table-cell table:style-name="ce157" office:value-type="date" office:date-value="2018-05-18" calcext:value-type="date">
                <text:p>18.05.18</text:p>
              </table:table-cell>
              <table:table-cell table:number-columns-repeated="2" table:style-name="ce169" office:value-type="float" office:value="1" calcext:value-type="float">
                <text:p>1</text:p>
              </table:table-cell>
              <table:table-cell table:style-name="ce169" office:value-type="float" office:value="5" calcext:value-type="float">
                <text:p>5</text:p>
              </table:table-cell>
              <table:table-cell table:style-name="ce169"/>
              <table:table-cell table:style-name="ce169" office:value-type="float" office:value="2.5" calcext:value-type="float">
                <text:p>2,5</text:p>
              </table:table-cell>
              <table:table-cell table:style-name="ce169" office:value-type="float" office:value="1" calcext:value-type="float">
                <text:p>1</text:p>
              </table:table-cell>
              <table:table-cell table:style-name="ce169"/>
              <table:table-cell table:style-name="ce169" office:value-type="float" office:value="0.5" calcext:value-type="float">
                <text:p>0,5</text:p>
              </table:table-cell>
              <table:table-cell table:style-name="ce169" office:value-type="float" office:value="1" calcext:value-type="float">
                <text:p>1</text:p>
              </table:table-cell>
              <table:table-cell table:style-name="ce169"/>
              <table:table-cell table:style-name="ce169" table:formula="of:= [.B46] + [.C46] + [.D46] + [.E46] + [.F46] + [.G46] + [.H46] + [.I46] + [.J46]" office:value-type="float" office:value="12" calcext:value-type="float">
                <text:p>12</text:p>
              </table:table-cell>
              <table:table-cell table:style-name="ce169"/>
              <table:table-cell table:number-columns-repeated="3"/>
            </table:table-row>
          </table:table-row-group>
          <table:table-row table:style-name="ro50" table:visibility="collapse">
            <table:table-cell table:style-name="ce153" office:value-type="string" calcext:value-type="string">
              <text:p>Неделя</text:p>
            </table:table-cell>
            <table:table-cell table:style-name="ce153" table:formula="of:== ([.B42] + [.B43] + [.B44] + [.B45] + [.B46]) / 5" office:value-type="float" office:value="1" calcext:value-type="float">
              <text:p>1</text:p>
            </table:table-cell>
            <table:table-cell table:style-name="ce153" table:formula="of:== ([.C42] + [.C43] + [.C44] + [.C45] + [.C46]) / 5" office:value-type="float" office:value="1" calcext:value-type="float">
              <text:p>1</text:p>
            </table:table-cell>
            <table:table-cell table:style-name="ce153" table:formula="of:== ([.D42] + [.D43] + [.D44] + [.D45] + [.D46]) / 5" office:value-type="float" office:value="3.8" calcext:value-type="float">
              <text:p>3,8</text:p>
            </table:table-cell>
            <table:table-cell table:style-name="ce153" table:formula="of:== ([.E42] + [.E43] + [.E44] + [.E45] + [.E46]) / 5" office:value-type="float" office:value="0" calcext:value-type="float">
              <text:p>0</text:p>
            </table:table-cell>
            <table:table-cell table:style-name="ce153" table:formula="of:== ([.F42] + [.F43] + [.F44] + [.F45] + [.F46]) / 5" office:value-type="float" office:value="2.2" calcext:value-type="float">
              <text:p>2,2</text:p>
            </table:table-cell>
            <table:table-cell table:style-name="ce153" table:formula="of:== ([.G42] + [.G43] + [.G44] + [.G45] + [.G46]) / 5" office:value-type="float" office:value="0.4" calcext:value-type="float">
              <text:p>0,4</text:p>
            </table:table-cell>
            <table:table-cell table:style-name="ce153" table:formula="of:== ([.H42] + [.H43] + [.H44] + [.H45] + [.H46]) / 5" office:value-type="float" office:value="0.4" calcext:value-type="float">
              <text:p>0,4</text:p>
            </table:table-cell>
            <table:table-cell table:style-name="ce153" table:formula="of:== ([.I42] + [.I43] + [.I44] + [.I45] + [.I46]) / 5" office:value-type="float" office:value="0.6" calcext:value-type="float">
              <text:p>0,6</text:p>
            </table:table-cell>
            <table:table-cell table:style-name="ce153" table:formula="of:== ([.J42] + [.J43] + [.J44] + [.J45] + [.J46]) / 5" office:value-type="float" office:value="1.066" calcext:value-type="float">
              <text:p>1,07</text:p>
            </table:table-cell>
            <table:table-cell table:style-name="ce153"/>
            <table:table-cell table:style-name="ce153" table:formula="of:== ([.L42] + [.L43] + [.L44] + [.L45] + [.L46]) / 5" office:value-type="float" office:value="10.466" calcext:value-type="float">
              <text:p>10,47</text:p>
            </table:table-cell>
            <table:table-cell table:style-name="ce173"/>
            <table:table-cell table:number-columns-repeated="3"/>
          </table:table-row>
          <table:table-row-group table:display="false">
            <table:table-row table:style-name="ro43" table:visibility="collapse">
              <table:table-cell office:value-type="date" office:date-value="2018-05-21" calcext:value-type="date">
                <text:p>21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1.66" calcext:value-type="float">
                <text:p>1,66</text:p>
              </table:table-cell>
              <table:table-cell/>
              <table:table-cell table:formula="of:= [.B48] + [.C48] + [.D48] + [.E48] + [.F48] + [.G48] + [.H48] + [.I48] + [.J48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5-22" calcext:value-type="date">
                <text:p>22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5" calcext:value-type="float">
                <text:p>5</text:p>
              </table:table-cell>
              <table:table-cell/>
              <table:table-cell office:value-type="float" office:value="2.5" calcext:value-type="float">
                <text:p>2,5</text:p>
              </table:table-cell>
              <table:table-cell/>
              <table:table-cell office:value-type="float" office:value="1.5" calcext:value-type="float">
                <text:p>1,5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/>
              <table:table-cell table:formula="of:= [.B49] + [.C49] + [.D49] + [.E49] + [.F49] + [.G49] + [.H49] + [.I49] + [.J49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5-23" calcext:value-type="date">
                <text:p>23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.5" calcext:value-type="float">
                <text:p>1,5</text:p>
              </table:table-cell>
              <table:table-cell office:value-type="float" office:value="0.66" calcext:value-type="float">
                <text:p>0,66</text:p>
              </table:table-cell>
              <table:table-cell/>
              <table:table-cell table:formula="of:= [.B50] + [.C50] + [.D50] + [.E50] + [.F50] + [.G50] + [.H50] + [.I50] + [.J50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43" table:visibility="collapse">
              <table:table-cell table:style-name="ce148" office:value-type="date" office:date-value="2018-05-24" calcext:value-type="date">
                <text:p>24.05.18</text:p>
              </table:table-cell>
              <table:table-cell table:style-name="ce164"/>
              <table:table-cell table:style-name="ce164" office:value-type="float" office:value="1" calcext:value-type="float">
                <text:p>1</text:p>
              </table:table-cell>
              <table:table-cell table:style-name="ce164" office:value-type="float" office:value="5" calcext:value-type="float">
                <text:p>5</text:p>
              </table:table-cell>
              <table:table-cell table:style-name="ce164"/>
              <table:table-cell table:style-name="ce164" office:value-type="float" office:value="1.5" calcext:value-type="float">
                <text:p>1,5</text:p>
              </table:table-cell>
              <table:table-cell table:style-name="ce164" table:number-columns-repeated="2"/>
              <table:table-cell table:style-name="ce164" office:value-type="float" office:value="1.5" calcext:value-type="float">
                <text:p>1,5</text:p>
              </table:table-cell>
              <table:table-cell table:style-name="ce164" office:value-type="float" office:value="0.66" calcext:value-type="float">
                <text:p>0,66</text:p>
              </table:table-cell>
              <table:table-cell table:style-name="ce164"/>
              <table:table-cell table:style-name="ce164" table:formula="of:= [.B51] + [.C51] + [.D51] + [.E51] + [.F51] + [.G51] + [.H51] + [.I51] + [.J51]" office:value-type="float" office:value="9.66" calcext:value-type="float">
                <text:p>9,66</text:p>
              </table:table-cell>
              <table:table-cell table:style-name="ce164"/>
              <table:table-cell table:number-columns-repeated="3"/>
            </table:table-row>
            <table:table-row table:style-name="ro43" table:visibility="collapse">
              <table:table-cell office:value-type="date" office:date-value="2018-05-25" calcext:value-type="date">
                <text:p>25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.5" calcext:value-type="float">
                <text:p>6,5</text:p>
              </table:table-cell>
              <table:table-cell/>
              <table:table-cell office:value-type="float" office:value="3.5" calcext:value-type="float">
                <text:p>3,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4"/>
              <table:table-cell table:formula="of:= [.B52] + [.C52] + [.D52] + [.E52] + [.F52] + [.G52] + [.H52] + [.I52] + [.J52]" office:value-type="float" office:value="13" calcext:value-type="float">
                <text:p>13</text:p>
              </table:table-cell>
              <table:table-cell table:number-columns-repeated="4"/>
            </table:table-row>
          </table:table-row-group>
          <table:table-row table:style-name="ro51" table:visibility="collapse">
            <table:table-cell table:style-name="ce159" office:value-type="string" calcext:value-type="string">
              <text:p>Неделя</text:p>
            </table:table-cell>
            <table:table-cell table:style-name="ce159" table:formula="of:== ( [.B48] + [.B49] + [.B50] + [.B51] + [.B52]) / 5" office:value-type="float" office:value="0.4" calcext:value-type="float">
              <text:p>0,4</text:p>
            </table:table-cell>
            <table:table-cell table:style-name="ce159" table:formula="of:== ( [.C48] + [.C49] + [.C50] + [.C51] + [.C52]) / 5" office:value-type="float" office:value="1" calcext:value-type="float">
              <text:p>1</text:p>
            </table:table-cell>
            <table:table-cell table:style-name="ce159" table:formula="of:== ( [.D48] + [.D49] + [.D50] + [.D51] + [.D52]) / 5" office:value-type="float" office:value="5.9" calcext:value-type="float">
              <text:p>5,9</text:p>
            </table:table-cell>
            <table:table-cell table:style-name="ce159" table:formula="of:== ( [.E48] + [.E49] + [.E50] + [.E51] + [.E52]) / 5" office:value-type="float" office:value="0" calcext:value-type="float">
              <text:p>0</text:p>
            </table:table-cell>
            <table:table-cell table:style-name="ce159" table:formula="of:== ( [.F48] + [.F49] + [.F50] + [.F51] + [.F52]) / 5" office:value-type="float" office:value="2.3" calcext:value-type="float">
              <text:p>2,3</text:p>
            </table:table-cell>
            <table:table-cell table:style-name="ce159" table:formula="of:== ( [.G48] + [.G49] + [.G50] + [.G51] + [.G52]) / 5" office:value-type="float" office:value="0.2" calcext:value-type="float">
              <text:p>0,2</text:p>
            </table:table-cell>
            <table:table-cell table:style-name="ce159" table:formula="of:== ( [.H48] + [.H49] + [.H50] + [.H51] + [.H52]) / 5" office:value-type="float" office:value="0.3" calcext:value-type="float">
              <text:p>0,3</text:p>
            </table:table-cell>
            <table:table-cell table:style-name="ce159" table:formula="of:== ( [.I48] + [.I49] + [.I50] + [.I51] + [.I52]) / 5" office:value-type="float" office:value="0.7" calcext:value-type="float">
              <text:p>0,7</text:p>
            </table:table-cell>
            <table:table-cell table:style-name="ce159" table:formula="of:== ( [.J48] + [.J49] + [.J50] + [.J51] + [.J52]) / 5" office:value-type="float" office:value="1.196" calcext:value-type="float">
              <text:p>1,2</text:p>
            </table:table-cell>
            <table:table-cell table:style-name="ce159"/>
            <table:table-cell table:style-name="ce159" table:formula="of:== ( [.L48] + [.L49] + [.L50] + [.L51] + [.L52]) / 5" office:value-type="float" office:value="11.996" calcext:value-type="float">
              <text:p>12</text:p>
            </table:table-cell>
            <table:table-cell table:style-name="ce159"/>
            <table:table-cell table:number-columns-repeated="3"/>
          </table:table-row>
          <table:table-row-group table:display="false">
            <table:table-row table:style-name="ro43" table:visibility="collapse">
              <table:table-cell office:value-type="date" office:date-value="2018-05-28" calcext:value-type="date">
                <text:p>28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.5" calcext:value-type="float">
                <text:p>2,5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/>
              <table:table-cell table:formula="of:= [.B54] + [.C54] + [.D54] + [.E54] + [.F54] + [.G54] + [.H54] + [.I54] + [.J54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5-29" calcext:value-type="date">
                <text:p>29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0.66" calcext:value-type="float">
                <text:p>0,66</text:p>
              </table:table-cell>
              <table:table-cell/>
              <table:table-cell table:formula="of:= [.B55] + [.C55] + [.D55] + [.E55] + [.F55] + [.G55] + [.H55] + [.I55] + [.J55]" office:value-type="float" office:value="13.16" calcext:value-type="float">
                <text:p>13,16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5-30" calcext:value-type="date">
                <text:p>30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table:formula="of:= [.B56] + [.C56] + [.D56] + [.E56] + [.F56] + [.G56] + [.H56] + [.I56] + [.J56]" office:value-type="float" office:value="14" calcext:value-type="float">
                <text:p>14</text:p>
              </table:table-cell>
              <table:table-cell table:number-columns-repeated="4"/>
            </table:table-row>
            <table:table-row table:style-name="ro43" table:visibility="collapse">
              <table:table-cell table:style-name="ce160" office:value-type="date" office:date-value="2018-05-31" calcext:value-type="date">
                <text:p>31.05.18</text:p>
              </table:table-cell>
              <table:table-cell table:number-columns-repeated="2" table:style-name="ce171" office:value-type="float" office:value="1" calcext:value-type="float">
                <text:p>1</text:p>
              </table:table-cell>
              <table:table-cell table:style-name="ce171" office:value-type="float" office:value="9" calcext:value-type="float">
                <text:p>9</text:p>
              </table:table-cell>
              <table:table-cell table:style-name="ce171"/>
              <table:table-cell table:style-name="ce171" office:value-type="float" office:value="2" calcext:value-type="float">
                <text:p>2</text:p>
              </table:table-cell>
              <table:table-cell table:style-name="ce171" office:value-type="float" office:value="1" calcext:value-type="float">
                <text:p>1</text:p>
              </table:table-cell>
              <table:table-cell table:style-name="ce171" table:number-columns-repeated="2"/>
              <table:table-cell table:style-name="ce171" office:value-type="float" office:value="1" calcext:value-type="float">
                <text:p>1</text:p>
              </table:table-cell>
              <table:table-cell table:style-name="ce171"/>
              <table:table-cell table:style-name="ce171" table:formula="of:= [.B57] + [.C57] + [.D57] + [.E57] + [.F57] + [.G57] + [.H57] + [.I57] + [.J57]" office:value-type="float" office:value="15" calcext:value-type="float">
                <text:p>15</text:p>
              </table:table-cell>
              <table:table-cell table:style-name="ce171"/>
              <table:table-cell table:number-columns-repeated="3"/>
            </table:table-row>
            <table:table-row table:style-name="ro43" table:visibility="collapse">
              <table:table-cell office:value-type="date" office:date-value="2018-06-01" calcext:value-type="date">
                <text:p>01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2.66" calcext:value-type="float">
                <text:p>2,66</text:p>
              </table:table-cell>
              <table:table-cell/>
              <table:table-cell table:formula="of:= [.B58] + [.C58] + [.D58] + [.E58] + [.F58] + [.G58] + [.H58] + [.I58] + [.J58]" office:value-type="float" office:value="13.16" calcext:value-type="float">
                <text:p>13,16</text:p>
              </table:table-cell>
              <table:table-cell table:number-columns-repeated="4"/>
            </table:table-row>
          </table:table-row-group>
          <table:table-row table:style-name="ro52" table:visibility="collapse">
            <table:table-cell table:style-name="ce159" office:value-type="string" calcext:value-type="string">
              <text:p>Неделя</text:p>
            </table:table-cell>
            <table:table-cell table:style-name="ce159" table:formula="of:== ( [.B54] + [.B55] + [.B56] + [.B57] + [.B58]) / 5" office:value-type="float" office:value="0.6" calcext:value-type="float">
              <text:p>0,6</text:p>
            </table:table-cell>
            <table:table-cell table:style-name="ce159" table:formula="of:== ( [.C54] + [.C55] + [.C56] + [.C57] + [.C58]) / 5" office:value-type="float" office:value="1" calcext:value-type="float">
              <text:p>1</text:p>
            </table:table-cell>
            <table:table-cell table:style-name="ce159" table:formula="of:== ( [.D54] + [.D55] + [.D56] + [.D57] + [.D58]) / 5" office:value-type="float" office:value="7.4" calcext:value-type="float">
              <text:p>7,4</text:p>
            </table:table-cell>
            <table:table-cell table:style-name="ce159" table:formula="of:== ( [.E54] + [.E55] + [.E56] + [.E57] + [.E58]) / 5" office:value-type="float" office:value="0" calcext:value-type="float">
              <text:p>0</text:p>
            </table:table-cell>
            <table:table-cell table:style-name="ce159" table:formula="of:== ( [.F54] + [.F55] + [.F56] + [.F57] + [.F58]) / 5" office:value-type="float" office:value="2.3" calcext:value-type="float">
              <text:p>2,3</text:p>
            </table:table-cell>
            <table:table-cell table:style-name="ce159" table:formula="of:== ( [.G54] + [.G55] + [.G56] + [.G57] + [.G58]) / 5" office:value-type="float" office:value="0.5" calcext:value-type="float">
              <text:p>0,5</text:p>
            </table:table-cell>
            <table:table-cell table:style-name="ce159" table:formula="of:== ( [.H54] + [.H55] + [.H56] + [.H57] + [.H58]) / 5" office:value-type="float" office:value="0.2" calcext:value-type="float">
              <text:p>0,2</text:p>
            </table:table-cell>
            <table:table-cell table:style-name="ce159" table:formula="of:== ( [.I54] + [.I55] + [.I56] + [.I57] + [.I58]) / 5" office:value-type="float" office:value="0.2" calcext:value-type="float">
              <text:p>0,2</text:p>
            </table:table-cell>
            <table:table-cell table:style-name="ce159" table:formula="of:== ( [.J54] + [.J55] + [.J56] + [.J57] + [.J58]) / 5" office:value-type="float" office:value="1.264" calcext:value-type="float">
              <text:p>1,26</text:p>
            </table:table-cell>
            <table:table-cell table:style-name="ce159"/>
            <table:table-cell table:style-name="ce159" table:formula="of:== ( [.L54] + [.L55] + [.L56] + [.L57] + [.L58]) / 5" office:value-type="float" office:value="13.464" calcext:value-type="float">
              <text:p>13,46</text:p>
            </table:table-cell>
            <table:table-cell table:style-name="ce159"/>
            <table:table-cell table:number-columns-repeated="3"/>
          </table:table-row>
        </table:table-row-group>
        <table:table-row table:style-name="ro53">
          <table:table-cell table:style-name="ce156" office:value-type="string" calcext:value-type="string">
            <text:p>Май</text:p>
          </table:table-cell>
          <table:table-cell table:style-name="ce156" table:formula="of:= ([.B37]+[.B38]+[.B39]+[.B40]+[.B42]+[.B43]+[.B44]+[.B45]+[.B46]+[.B48]+[.B49]+[.B50]+[.B51]+[.B52]+[.B54]+[.B55]+[.B56]+[.B57]+[.B58])/19" office:value-type="float" office:value="0.710526315789474" calcext:value-type="float">
            <text:p>0,71</text:p>
          </table:table-cell>
          <table:table-cell table:style-name="ce156" table:formula="of:= ([.C37]+[.C38]+[.C39]+[.C40]+[.C42]+[.C43]+[.C44]+[.C45]+[.C46]+[.C48]+[.C49]+[.C50]+[.C51]+[.C52]+[.C54]+[.C55]+[.C56]+[.C57]+[.C58])/19" office:value-type="float" office:value="1" calcext:value-type="float">
            <text:p>1</text:p>
          </table:table-cell>
          <table:table-cell table:style-name="ce156" table:formula="of:= ([.D37]+[.D38]+[.D39]+[.D40]+[.D42]+[.D43]+[.D44]+[.D45]+[.D46]+[.D48]+[.D49]+[.D50]+[.D51]+[.D52]+[.D54]+[.D55]+[.D56]+[.D57]+[.D58])/19" office:value-type="float" office:value="5.13157894736842" calcext:value-type="float">
            <text:p>5,13</text:p>
          </table:table-cell>
          <table:table-cell table:style-name="ce156" table:formula="of:= ([.E37]+[.E38]+[.E39]+[.E40]+[.E42]+[.E43]+[.E44]+[.E45]+[.E46]+[.E48]+[.E49]+[.E50]+[.E51]+[.E52]+[.E54]+[.E55]+[.E56]+[.E57]+[.E58])/19" office:value-type="float" office:value="0.289473684210526" calcext:value-type="float">
            <text:p>0,29</text:p>
          </table:table-cell>
          <table:table-cell table:style-name="ce156" table:formula="of:= ([.F37]+[.F38]+[.F39]+[.F40]+[.F42]+[.F43]+[.F44]+[.F45]+[.F46]+[.F48]+[.F49]+[.F50]+[.F51]+[.F52]+[.F54]+[.F55]+[.F56]+[.F57]+[.F58])/19" office:value-type="float" office:value="2.06578947368421" calcext:value-type="float">
            <text:p>2,07</text:p>
          </table:table-cell>
          <table:table-cell table:style-name="ce156" table:formula="of:= ([.G37]+[.G38]+[.G39]+[.G40]+[.G42]+[.G43]+[.G44]+[.G45]+[.G46]+[.G48]+[.G49]+[.G50]+[.G51]+[.G52]+[.G54]+[.G55]+[.G56]+[.G57]+[.G58])/19" office:value-type="float" office:value="0.328947368421053" calcext:value-type="float">
            <text:p>0,33</text:p>
          </table:table-cell>
          <table:table-cell table:style-name="ce156" table:formula="of:= ([.H37]+[.H38]+[.H39]+[.H40]+[.H42]+[.H43]+[.H44]+[.H45]+[.H46]+[.H48]+[.H49]+[.H50]+[.H51]+[.H52]+[.H54]+[.H55]+[.H56]+[.H57]+[.H58])/19" office:value-type="float" office:value="0.236842105263158" calcext:value-type="float">
            <text:p>0,24</text:p>
          </table:table-cell>
          <table:table-cell table:style-name="ce156" table:formula="of:= ([.I37]+[.I38]+[.I39]+[.I40]+[.I42]+[.I43]+[.I44]+[.I45]+[.I46]+[.I48]+[.I49]+[.I50]+[.I51]+[.I52]+[.I54]+[.I55]+[.I56]+[.I57]+[.I58])/19" office:value-type="float" office:value="0.539473684210526" calcext:value-type="float">
            <text:p>0,54</text:p>
          </table:table-cell>
          <table:table-cell table:style-name="ce156" table:formula="of:= ([.J37]+[.J38]+[.J39]+[.J40]+[.J42]+[.J43]+[.J44]+[.J45]+[.J46]+[.J48]+[.J49]+[.J50]+[.J51]+[.J52]+[.J54]+[.J55]+[.J56]+[.J57]+[.J58])/19" office:value-type="float" office:value="1.05052631578947" calcext:value-type="float">
            <text:p>1,05</text:p>
          </table:table-cell>
          <table:table-cell table:style-name="ce156"/>
          <table:table-cell table:style-name="ce156" table:formula="of:= ([.L37]+[.L38]+[.L39]+[.L40]+[.L42]+[.L43]+[.L44]+[.L45]+[.L46]+[.L48]+[.L49]+[.L50]+[.L51]+[.L52]+[.L54]+[.L55]+[.L56]+[.L57]+[.L58])/19" office:value-type="float" office:value="11.3531578947368" calcext:value-type="float">
            <text:p>11,35</text:p>
          </table:table-cell>
          <table:table-cell table:style-name="ce156"/>
          <table:table-cell table:number-columns-repeated="3"/>
        </table:table-row>
        <table:table-row-group table:display="false">
          <table:table-row table:style-name="ro43" table:visibility="collapse">
            <table:table-cell table:style-name="ce148" office:value-type="date" office:date-value="2018-06-04" calcext:value-type="date">
              <text:p>04.06.18</text:p>
            </table:table-cell>
            <table:table-cell table:style-name="ce164"/>
            <table:table-cell table:style-name="ce164" office:value-type="float" office:value="1" calcext:value-type="float">
              <text:p>1</text:p>
            </table:table-cell>
            <table:table-cell table:style-name="ce164" office:value-type="float" office:value="5" calcext:value-type="float">
              <text:p>5</text:p>
            </table:table-cell>
            <table:table-cell table:style-name="ce164"/>
            <table:table-cell table:style-name="ce164" office:value-type="float" office:value="2" calcext:value-type="float">
              <text:p>2</text:p>
            </table:table-cell>
            <table:table-cell table:style-name="ce164" table:number-columns-repeated="2"/>
            <table:table-cell table:style-name="ce164" office:value-type="float" office:value="0.5" calcext:value-type="float">
              <text:p>0,5</text:p>
            </table:table-cell>
            <table:table-cell table:style-name="ce164" office:value-type="float" office:value="0.66" calcext:value-type="float">
              <text:p>0,66</text:p>
            </table:table-cell>
            <table:table-cell table:style-name="ce164"/>
            <table:table-cell table:style-name="ce164" table:formula="of:= [.B61] + [.C61] + [.D61] + [.E61] + [.F61] + [.G61] + [.H61] + [.I61] + [.J61]" office:value-type="float" office:value="9.16" calcext:value-type="float">
              <text:p>9,16</text:p>
            </table:table-cell>
            <table:table-cell table:style-name="ce164"/>
            <table:table-cell table:number-columns-repeated="3"/>
          </table:table-row>
          <table:table-row table:style-name="ro43" table:visibility="collapse">
            <table:table-cell office:value-type="date" office:date-value="2018-06-05" calcext:value-type="date">
              <text:p>05.06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6" calcext:value-type="float">
              <text:p>6</text:p>
            </table:table-cell>
            <table:table-cell/>
            <table:table-cell office:value-type="float" office:value="2" calcext:value-type="float">
              <text:p>2</text:p>
            </table:table-cell>
            <table:table-cell office:value-type="float" office:value="1.5" calcext:value-type="float">
              <text:p>1,5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0.66" calcext:value-type="float">
              <text:p>0,66</text:p>
            </table:table-cell>
            <table:table-cell/>
            <table:table-cell table:formula="of:= [.B62] + [.C62] + [.D62] + [.E62] + [.F62] + [.G62] + [.H62] + [.I62] + [.J62]" office:value-type="float" office:value="13.16" calcext:value-type="float">
              <text:p>13,16</text:p>
            </table:table-cell>
            <table:table-cell table:number-columns-repeated="4"/>
          </table:table-row>
          <table:table-row table:style-name="ro43" table:visibility="collapse">
            <table:table-cell table:style-name="ce160" office:value-type="date" office:date-value="2018-06-06" calcext:value-type="date">
              <text:p>06.06.18</text:p>
            </table:table-cell>
            <table:table-cell table:number-columns-repeated="2" table:style-name="ce171" office:value-type="float" office:value="1" calcext:value-type="float">
              <text:p>1</text:p>
            </table:table-cell>
            <table:table-cell table:style-name="ce171" office:value-type="float" office:value="10" calcext:value-type="float">
              <text:p>10</text:p>
            </table:table-cell>
            <table:table-cell table:style-name="ce171"/>
            <table:table-cell table:style-name="ce171" office:value-type="float" office:value="2" calcext:value-type="float">
              <text:p>2</text:p>
            </table:table-cell>
            <table:table-cell table:style-name="ce171" table:number-columns-repeated="2"/>
            <table:table-cell table:number-columns-repeated="2" table:style-name="ce171" office:value-type="float" office:value="1" calcext:value-type="float">
              <text:p>1</text:p>
            </table:table-cell>
            <table:table-cell table:style-name="ce171"/>
            <table:table-cell table:style-name="ce171" table:formula="of:= [.B63] + [.C63] + [.D63] + [.E63] + [.F63] + [.G63] + [.H63] + [.I63] + [.J63]" office:value-type="float" office:value="16" calcext:value-type="float">
              <text:p>16</text:p>
            </table:table-cell>
            <table:table-cell table:style-name="ce171"/>
            <table:table-cell table:number-columns-repeated="3"/>
          </table:table-row>
          <table:table-row table:style-name="ro43" table:visibility="collapse">
            <table:table-cell table:style-name="ce148" office:value-type="date" office:date-value="2018-06-07" calcext:value-type="date">
              <text:p>07.06.18</text:p>
            </table:table-cell>
            <table:table-cell table:number-columns-repeated="2" table:style-name="ce164" office:value-type="float" office:value="1" calcext:value-type="float">
              <text:p>1</text:p>
            </table:table-cell>
            <table:table-cell table:style-name="ce164" office:value-type="float" office:value="5" calcext:value-type="float">
              <text:p>5</text:p>
            </table:table-cell>
            <table:table-cell table:style-name="ce164"/>
            <table:table-cell table:style-name="ce164" office:value-type="float" office:value="2" calcext:value-type="float">
              <text:p>2</text:p>
            </table:table-cell>
            <table:table-cell table:style-name="ce164" table:number-columns-repeated="2"/>
            <table:table-cell table:style-name="ce164" office:value-type="float" office:value="2" calcext:value-type="float">
              <text:p>2</text:p>
            </table:table-cell>
            <table:table-cell table:style-name="ce164" table:number-columns-repeated="2"/>
            <table:table-cell table:style-name="ce164" table:formula="of:= [.B64] + [.C64] + [.D64] + [.E64] + [.F64] + [.G64] + [.H64] + [.I64] + [.J64]" office:value-type="float" office:value="11" calcext:value-type="float">
              <text:p>11</text:p>
            </table:table-cell>
            <table:table-cell table:style-name="ce164"/>
            <table:table-cell table:number-columns-repeated="3"/>
          </table:table-row>
          <table:table-row table:style-name="ro43" table:visibility="collapse">
            <table:table-cell table:style-name="ce148" office:value-type="date" office:date-value="2018-06-08" calcext:value-type="date">
              <text:p>08.06.18</text:p>
            </table:table-cell>
            <table:table-cell table:number-columns-repeated="2" table:style-name="ce164" office:value-type="float" office:value="1" calcext:value-type="float">
              <text:p>1</text:p>
            </table:table-cell>
            <table:table-cell table:style-name="ce164" office:value-type="float" office:value="6" calcext:value-type="float">
              <text:p>6</text:p>
            </table:table-cell>
            <table:table-cell table:style-name="ce164"/>
            <table:table-cell table:style-name="ce164" office:value-type="float" office:value="2" calcext:value-type="float">
              <text:p>2</text:p>
            </table:table-cell>
            <table:table-cell table:style-name="ce164" table:number-columns-repeated="5"/>
            <table:table-cell table:style-name="ce164" table:formula="of:= [.B65] + [.C65] + [.D65] + [.E65] + [.F65] + [.G65] + [.H65] + [.I65] + [.J65]" office:value-type="float" office:value="10" calcext:value-type="float">
              <text:p>10</text:p>
            </table:table-cell>
            <table:table-cell table:style-name="ce164"/>
            <table:table-cell table:number-columns-repeated="3"/>
          </table:table-row>
          <table:table-row table:style-name="ro43" table:visibility="collapse">
            <table:table-cell office:value-type="date" office:date-value="2018-06-09" calcext:value-type="date">
              <text:p>09.06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float" office:value="4.5" calcext:value-type="float">
              <text:p>4,5</text:p>
            </table:table-cell>
            <table:table-cell office:value-type="float" office:value="1.5" calcext:value-type="float">
              <text:p>1,5</text:p>
            </table:table-cell>
            <table:table-cell table:number-columns-repeated="2"/>
            <table:table-cell office:value-type="float" office:value="0.66" calcext:value-type="float">
              <text:p>0,66</text:p>
            </table:table-cell>
            <table:table-cell/>
            <table:table-cell table:formula="of:= [.B66] + [.C66] + [.D66] + [.E66] + [.F66] + [.G66] + [.H66] + [.I66] + [.J66]" office:value-type="float" office:value="12.66" calcext:value-type="float">
              <text:p>12,66</text:p>
            </table:table-cell>
            <table:table-cell table:number-columns-repeated="4"/>
          </table:table-row>
        </table:table-row-group>
        <table:table-row-group table:display="false">
          <table:table-row table:style-name="ro54" table:visibility="collapse">
            <table:table-cell table:style-name="ce159" office:value-type="string" calcext:value-type="string">
              <text:p>Неделя</text:p>
            </table:table-cell>
            <table:table-cell table:style-name="ce159" table:formula="of:== ( [.B61] + [.B62] + [.B63] + [.B64] + [.B65] + [.B66]) / 6" office:value-type="float" office:value="0.833333333333333" calcext:value-type="float">
              <text:p>0,83</text:p>
            </table:table-cell>
            <table:table-cell table:style-name="ce159" table:formula="of:== ( [.C61] + [.C62] + [.C63] + [.C64] + [.C65] + [.C66]) / 6" office:value-type="float" office:value="1" calcext:value-type="float">
              <text:p>1</text:p>
            </table:table-cell>
            <table:table-cell table:style-name="ce159" table:formula="of:== ( [.D61] + [.D62] + [.D63] + [.D64] + [.D65] + [.D66]) / 6" office:value-type="float" office:value="6" calcext:value-type="float">
              <text:p>6</text:p>
            </table:table-cell>
            <table:table-cell table:style-name="ce159" table:formula="of:== ( [.E61] + [.E62] + [.E63] + [.E64] + [.E65] + [.E66]) / 6" office:value-type="float" office:value="0" calcext:value-type="float">
              <text:p>0</text:p>
            </table:table-cell>
            <table:table-cell table:style-name="ce159" table:formula="of:== ( [.F61] + [.F62] + [.F63] + [.F64] + [.F65] + [.F66]) / 6" office:value-type="float" office:value="2.41666666666667" calcext:value-type="float">
              <text:p>2,42</text:p>
            </table:table-cell>
            <table:table-cell table:style-name="ce159" table:formula="of:== ( [.G61] + [.G62] + [.G63] + [.G64] + [.G65] + [.G66]) / 6" office:value-type="float" office:value="0.5" calcext:value-type="float">
              <text:p>0,5</text:p>
            </table:table-cell>
            <table:table-cell table:style-name="ce159" table:formula="of:== ( [.H61] + [.H62] + [.H63] + [.H64] + [.H65] + [.H66]) / 6" office:value-type="float" office:value="0" calcext:value-type="float">
              <text:p>0</text:p>
            </table:table-cell>
            <table:table-cell table:style-name="ce159" table:formula="of:== ( [.I61] + [.I62] + [.I63] + [.I64] + [.I65] + [.I66]) / 6" office:value-type="float" office:value="0.75" calcext:value-type="float">
              <text:p>0,75</text:p>
            </table:table-cell>
            <table:table-cell table:style-name="ce159" table:formula="of:== ( [.J61] + [.J62] + [.J63] + [.J64] + [.J65] + [.J66]) / 6" office:value-type="float" office:value="0.496666666666667" calcext:value-type="float">
              <text:p>0,5</text:p>
            </table:table-cell>
            <table:table-cell table:style-name="ce159"/>
            <table:table-cell table:style-name="ce159" table:formula="of:== ( [.L61] + [.L62] + [.L63] + [.L64] + [.L65] + [.L66]) / 6" office:value-type="float" office:value="11.9966666666667" calcext:value-type="float">
              <text:p>12</text:p>
            </table:table-cell>
            <table:table-cell table:style-name="ce159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48" office:value-type="date" office:date-value="2018-06-13" calcext:value-type="date">
                <text:p>13.06.18</text:p>
              </table:table-cell>
              <table:table-cell table:style-name="ce164"/>
              <table:table-cell table:style-name="ce164" office:value-type="float" office:value="1" calcext:value-type="float">
                <text:p>1</text:p>
              </table:table-cell>
              <table:table-cell table:style-name="ce164" office:value-type="float" office:value="6.5" calcext:value-type="float">
                <text:p>6,5</text:p>
              </table:table-cell>
              <table:table-cell table:style-name="ce164"/>
              <table:table-cell table:style-name="ce164" office:value-type="float" office:value="2" calcext:value-type="float">
                <text:p>2</text:p>
              </table:table-cell>
              <table:table-cell table:style-name="ce164" table:number-columns-repeated="2"/>
              <table:table-cell table:style-name="ce164" office:value-type="float" office:value="1" calcext:value-type="float">
                <text:p>1</text:p>
              </table:table-cell>
              <table:table-cell table:style-name="ce164" table:number-columns-repeated="2"/>
              <table:table-cell table:style-name="ce164" table:formula="of:= [.B68] + [.C68] + [.D68] + [.E68] + [.F68] + [.G68] + [.H68] + [.I68] + [.J68]" office:value-type="float" office:value="10.5" calcext:value-type="float">
                <text:p>10,5</text:p>
              </table:table-cell>
              <table:table-cell table:style-name="ce164"/>
              <table:table-cell table:number-columns-repeated="3"/>
            </table:table-row>
            <table:table-row table:style-name="ro43" table:visibility="collapse">
              <table:table-cell office:value-type="date" office:date-value="2018-06-14" calcext:value-type="date">
                <text:p>14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office:value-type="float" office:value="1.5" calcext:value-type="float">
                <text:p>1,5</text:p>
              </table:table-cell>
              <table:table-cell/>
              <table:table-cell table:number-columns-repeated="2" office:value-type="float" office:value="1" calcext:value-type="float">
                <text:p>1</text:p>
              </table:table-cell>
              <table:table-cell/>
              <table:table-cell table:formula="of:= [.B69] + [.C69] + [.D69] + [.E69] + [.F69] + [.G69] + [.H69] + [.I69] + [.J69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55" table:visibility="collapse">
              <table:table-cell office:value-type="date" office:date-value="2018-06-15" calcext:value-type="date">
                <text:p>15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0" calcext:value-type="float">
                <text:p>0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table:formula="of:= [.B70] + [.C70] + [.D70] + [.E70] + [.F70] + [.G70] + [.H70] + [.I70] + [.J70]" office:value-type="float" office:value="12" calcext:value-type="float">
                <text:p>12</text:p>
              </table:table-cell>
              <table:table-cell table:number-columns-repeated="4"/>
            </table:table-row>
          </table:table-row-group>
          <table:table-row table:style-name="ro52" table:visibility="collapse">
            <table:table-cell table:style-name="ce159" office:value-type="string" calcext:value-type="string">
              <text:p>Неделя</text:p>
            </table:table-cell>
            <table:table-cell table:style-name="ce159" table:formula="of:== ( [.B68] + [.B69] + [.B70]) / 3" office:value-type="float" office:value="0.666666666666667" calcext:value-type="float">
              <text:p>0,67</text:p>
            </table:table-cell>
            <table:table-cell table:style-name="ce159" table:formula="of:== ( [.C68] + [.C69] + [.C70]) / 3" office:value-type="float" office:value="1" calcext:value-type="float">
              <text:p>1</text:p>
            </table:table-cell>
            <table:table-cell table:style-name="ce159" table:formula="of:== ( [.D68] + [.D69] + [.D70]) / 3" office:value-type="float" office:value="6.5" calcext:value-type="float">
              <text:p>6,5</text:p>
            </table:table-cell>
            <table:table-cell table:style-name="ce159" table:formula="of:== ( [.E68] + [.E69] + [.E70]) / 3" office:value-type="float" office:value="0" calcext:value-type="float">
              <text:p>0</text:p>
            </table:table-cell>
            <table:table-cell table:style-name="ce159" table:formula="of:== ( [.F68] + [.F69] + [.F70]) / 3" office:value-type="float" office:value="2" calcext:value-type="float">
              <text:p>2</text:p>
            </table:table-cell>
            <table:table-cell table:style-name="ce159" table:formula="of:== ( [.G68] + [.G69] + [.G70]) / 3" office:value-type="float" office:value="0.5" calcext:value-type="float">
              <text:p>0,5</text:p>
            </table:table-cell>
            <table:table-cell table:style-name="ce159" table:formula="of:== ( [.H68] + [.H69] + [.H70]) / 3" office:value-type="float" office:value="0" calcext:value-type="float">
              <text:p>0</text:p>
            </table:table-cell>
            <table:table-cell table:style-name="ce159" table:formula="of:== ( [.I68] + [.I69] + [.I70]) / 3" office:value-type="float" office:value="0.666666666666667" calcext:value-type="float">
              <text:p>0,67</text:p>
            </table:table-cell>
            <table:table-cell table:style-name="ce159" table:formula="of:== ( [.J68] + [.J69] + [.J70]) / 3" office:value-type="float" office:value="0.666666666666667" calcext:value-type="float">
              <text:p>0,67</text:p>
            </table:table-cell>
            <table:table-cell table:style-name="ce159"/>
            <table:table-cell table:style-name="ce159" table:formula="of:== ( [.L68] + [.L69] + [.L70]) / 3" office:value-type="float" office:value="12" calcext:value-type="float">
              <text:p>12</text:p>
            </table:table-cell>
            <table:table-cell table:style-name="ce159"/>
            <table:table-cell table:style-name="ce175" table:number-columns-repeated="3"/>
          </table:table-row>
          <table:table-row-group table:display="false">
            <table:table-row table:style-name="ro43" table:visibility="collapse">
              <table:table-cell table:style-name="ce160" office:value-type="date" office:date-value="2018-06-18" calcext:value-type="date">
                <text:p>18.06.18</text:p>
              </table:table-cell>
              <table:table-cell table:number-columns-repeated="2" table:style-name="ce171" office:value-type="float" office:value="1" calcext:value-type="float">
                <text:p>1</text:p>
              </table:table-cell>
              <table:table-cell table:style-name="ce171" office:value-type="float" office:value="10" calcext:value-type="float">
                <text:p>10</text:p>
              </table:table-cell>
              <table:table-cell table:style-name="ce171"/>
              <table:table-cell table:style-name="ce171" office:value-type="float" office:value="3" calcext:value-type="float">
                <text:p>3</text:p>
              </table:table-cell>
              <table:table-cell table:style-name="ce171" table:number-columns-repeated="3"/>
              <table:table-cell table:style-name="ce171" office:value-type="float" office:value="0.66" calcext:value-type="float">
                <text:p>0,66</text:p>
              </table:table-cell>
              <table:table-cell table:style-name="ce171"/>
              <table:table-cell table:style-name="ce171" table:formula="of:= [.B72] + [.C72] + [.D72] + [.E72] + [.F72] + [.G72] + [.H72] + [.I72] + [.J72]" office:value-type="float" office:value="15.66" calcext:value-type="float">
                <text:p>15,66</text:p>
              </table:table-cell>
              <table:table-cell table:style-name="ce171"/>
              <table:table-cell table:number-columns-repeated="3"/>
            </table:table-row>
            <table:table-row table:style-name="ro43" table:visibility="collapse">
              <table:table-cell table:style-name="ce149" office:value-type="date" office:date-value="2018-06-19" calcext:value-type="date">
                <text:p>19.06.18</text:p>
              </table:table-cell>
              <table:table-cell table:number-columns-repeated="2" table:style-name="ce165" office:value-type="float" office:value="1" calcext:value-type="float">
                <text:p>1</text:p>
              </table:table-cell>
              <table:table-cell table:style-name="ce165" office:value-type="float" office:value="3" calcext:value-type="float">
                <text:p>3</text:p>
              </table:table-cell>
              <table:table-cell table:style-name="ce165"/>
              <table:table-cell table:style-name="ce165" office:value-type="float" office:value="2" calcext:value-type="float">
                <text:p>2</text:p>
              </table:table-cell>
              <table:table-cell table:style-name="ce165" table:number-columns-repeated="2"/>
              <table:table-cell table:style-name="ce165" office:value-type="float" office:value="0.5" calcext:value-type="float">
                <text:p>0,5</text:p>
              </table:table-cell>
              <table:table-cell table:style-name="ce165" office:value-type="float" office:value="0.33" calcext:value-type="float">
                <text:p>0,33</text:p>
              </table:table-cell>
              <table:table-cell table:style-name="ce165"/>
              <table:table-cell table:style-name="ce165" table:formula="of:= [.B73] + [.C73] + [.D73] + [.E73] + [.F73] + [.G73] + [.H73] + [.I73] + [.J73]" office:value-type="float" office:value="7.83" calcext:value-type="float">
                <text:p>7,83</text:p>
              </table:table-cell>
              <table:table-cell table:style-name="ce165"/>
              <table:table-cell table:number-columns-repeated="3"/>
            </table:table-row>
            <table:table-row table:style-name="ro43" table:visibility="collapse">
              <table:table-cell office:value-type="date" office:date-value="2018-06-20" calcext:value-type="date">
                <text:p>20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.5" calcext:value-type="float">
                <text:p>1,5</text:p>
              </table:table-cell>
              <table:table-cell table:number-columns-repeated="2"/>
              <table:table-cell table:formula="of:= [.B74] + [.C74] + [.D74] + [.E74] + [.F74] + [.G74] + [.H74] + [.I74] + [.J74]" office:value-type="float" office:value="12.5" calcext:value-type="float">
                <text:p>12,5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1" calcext:value-type="date">
                <text:p>21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/>
              <table:table-cell table:formula="of:= [.B75] + [.C75] + [.D75] + [.E75] + [.F75] + [.G75] + [.H75] + [.I75] + [.J75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2" calcext:value-type="date">
                <text:p>22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/>
              <table:table-cell table:formula="of:= [.B76] + [.C76] + [.D76] + [.E76] + [.F76] + [.G76] + [.H76] + [.I76] + [.J76]" office:value-type="float" office:value="13.5" calcext:value-type="float">
                <text:p>13,5</text:p>
              </table:table-cell>
              <table:table-cell table:number-columns-repeated="4"/>
            </table:table-row>
          </table:table-row-group>
          <table:table-row table:style-name="ro50" table:visibility="collapse">
            <table:table-cell table:style-name="ce159" office:value-type="string" calcext:value-type="string">
              <text:p>Неделя</text:p>
            </table:table-cell>
            <table:table-cell table:style-name="ce159" table:formula="of:== ([.B72] + [.B73] + [.B74] + [.B75] + [.B76]) / 5" office:value-type="float" office:value="0.8" calcext:value-type="float">
              <text:p>0,8</text:p>
            </table:table-cell>
            <table:table-cell table:style-name="ce159" table:formula="of:== ([.C72] + [.C73] + [.C74] + [.C75] + [.C76]) / 5" office:value-type="float" office:value="1" calcext:value-type="float">
              <text:p>1</text:p>
            </table:table-cell>
            <table:table-cell table:style-name="ce159" table:formula="of:== ([.D72] + [.D73] + [.D74] + [.D75] + [.D76]) / 5" office:value-type="float" office:value="7.4" calcext:value-type="float">
              <text:p>7,4</text:p>
            </table:table-cell>
            <table:table-cell table:style-name="ce159" table:formula="of:== ([.E72] + [.E73] + [.E74] + [.E75] + [.E76]) / 5" office:value-type="float" office:value="0.2" calcext:value-type="float">
              <text:p>0,2</text:p>
            </table:table-cell>
            <table:table-cell table:style-name="ce159" table:formula="of:== ([.F72] + [.F73] + [.F74] + [.F75] + [.F76]) / 5" office:value-type="float" office:value="1.9" calcext:value-type="float">
              <text:p>1,9</text:p>
            </table:table-cell>
            <table:table-cell table:style-name="ce159" table:formula="of:== ([.G72] + [.G73] + [.G74] + [.G75] + [.G76]) / 5" office:value-type="float" office:value="0.3" calcext:value-type="float">
              <text:p>0,3</text:p>
            </table:table-cell>
            <table:table-cell table:style-name="ce159" table:formula="of:== ([.H72] + [.H73] + [.H74] + [.H75] + [.H76]) / 5" office:value-type="float" office:value="0" calcext:value-type="float">
              <text:p>0</text:p>
            </table:table-cell>
            <table:table-cell table:style-name="ce159" table:formula="of:== ([.I72] + [.I73] + [.I74] + [.I75] + [.I76]) / 5" office:value-type="float" office:value="0.4" calcext:value-type="float">
              <text:p>0,4</text:p>
            </table:table-cell>
            <table:table-cell table:style-name="ce159" table:formula="of:== ([.J72] + [.J73] + [.J74] + [.J75] + [.J76]) / 5" office:value-type="float" office:value="0.598" calcext:value-type="float">
              <text:p>0,6</text:p>
            </table:table-cell>
            <table:table-cell table:style-name="ce159"/>
            <table:table-cell table:style-name="ce159" table:formula="of:== ([.L72] + [.L73] + [.L74] + [.L75] + [.L76]) / 5" office:value-type="float" office:value="12.598" calcext:value-type="float">
              <text:p>12,6</text:p>
            </table:table-cell>
            <table:table-cell table:style-name="ce174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48" office:value-type="date" office:date-value="2018-06-25" calcext:value-type="date">
                <text:p>25.06.18</text:p>
              </table:table-cell>
              <table:table-cell table:style-name="ce164"/>
              <table:table-cell table:style-name="ce164" office:value-type="float" office:value="1" calcext:value-type="float">
                <text:p>1</text:p>
              </table:table-cell>
              <table:table-cell table:style-name="ce164" office:value-type="float" office:value="5" calcext:value-type="float">
                <text:p>5</text:p>
              </table:table-cell>
              <table:table-cell table:style-name="ce164"/>
              <table:table-cell table:style-name="ce164" office:value-type="float" office:value="2" calcext:value-type="float">
                <text:p>2</text:p>
              </table:table-cell>
              <table:table-cell table:style-name="ce164" table:number-columns-repeated="2"/>
              <table:table-cell table:style-name="ce164" office:value-type="float" office:value="0.5" calcext:value-type="float">
                <text:p>0,5</text:p>
              </table:table-cell>
              <table:table-cell table:style-name="ce164" office:value-type="float" office:value="0.66" calcext:value-type="float">
                <text:p>0,66</text:p>
              </table:table-cell>
              <table:table-cell table:style-name="ce164"/>
              <table:table-cell table:style-name="ce164" table:formula="of:= [.B78] + [.C78] + [.D78] + [.E78] + [.F78] + [.G78] + [.H78] + [.I78] + [.J78]" office:value-type="float" office:value="9.16" calcext:value-type="float">
                <text:p>9,16</text:p>
              </table:table-cell>
              <table:table-cell table:style-name="ce164"/>
              <table:table-cell table:number-columns-repeated="3"/>
            </table:table-row>
            <table:table-row table:style-name="ro43" table:visibility="collapse">
              <table:table-cell office:value-type="date" office:date-value="2018-06-26" calcext:value-type="date">
                <text:p>26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3" calcext:value-type="float">
                <text:p>3</text:p>
              </table:table-cell>
              <table:table-cell/>
              <table:table-cell office:value-type="float" office:value="8" calcext:value-type="float">
                <text:p>8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/>
              <table:table-cell table:formula="of:= [.B79] + [.C79] + [.D79] + [.E79] + [.F79] + [.G79] + [.H79] + [.I79] + [.J79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7" calcext:value-type="date">
                <text:p>27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4" calcext:value-type="float">
                <text:p>4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0.66" calcext:value-type="float">
                <text:p>0,66</text:p>
              </table:table-cell>
              <table:table-cell/>
              <table:table-cell table:formula="of:= [.B80] + [.C80] + [.D80] + [.E80] + [.F80] + [.G80] + [.H80] + [.I80] + [.J80]" office:value-type="float" office:value="14.16" calcext:value-type="float">
                <text:p>14,16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8" calcext:value-type="date">
                <text:p>28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9" calcext:value-type="float">
                <text:p>9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5"/>
              <table:table-cell table:formula="of:= [.B81] + [.C81] + [.D81] + [.E81] + [.F81] + [.G81] + [.H81] + [.I81] + [.J81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9" calcext:value-type="date">
                <text:p>29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5"/>
              <table:table-cell table:formula="of:= [.B82] + [.C82] + [.D82] + [.E82] + [.F82] + [.G82] + [.H82] + [.I82] + [.J82]" office:value-type="float" office:value="12" calcext:value-type="float">
                <text:p>12</text:p>
              </table:table-cell>
              <table:table-cell table:number-columns-repeated="4"/>
            </table:table-row>
          </table:table-row-group>
          <table:table-row table:style-name="ro51" table:visibility="collapse">
            <table:table-cell table:style-name="ce159" office:value-type="string" calcext:value-type="string">
              <text:p>Неделя</text:p>
            </table:table-cell>
            <table:table-cell table:style-name="ce159" table:formula="of:== ([.B78] + [.B79] + [.B80] + [.B81] + [.B82]) / 5" office:value-type="float" office:value="0.4" calcext:value-type="float">
              <text:p>0,4</text:p>
            </table:table-cell>
            <table:table-cell table:style-name="ce159" table:formula="of:== ([.C78] + [.C79] + [.C80] + [.C81] + [.C82]) / 5" office:value-type="float" office:value="1" calcext:value-type="float">
              <text:p>1</text:p>
            </table:table-cell>
            <table:table-cell table:style-name="ce159" table:formula="of:== ([.D78] + [.D79] + [.D80] + [.D81] + [.D82]) / 5" office:value-type="float" office:value="6.2" calcext:value-type="float">
              <text:p>6,2</text:p>
            </table:table-cell>
            <table:table-cell table:style-name="ce159" table:formula="of:== ([.E78] + [.E79] + [.E80] + [.E81] + [.E82]) / 5" office:value-type="float" office:value="0" calcext:value-type="float">
              <text:p>0</text:p>
            </table:table-cell>
            <table:table-cell table:style-name="ce159" table:formula="of:== ([.F78] + [.F79] + [.F80] + [.F81] + [.F82]) / 5" office:value-type="float" office:value="3.6" calcext:value-type="float">
              <text:p>3,6</text:p>
            </table:table-cell>
            <table:table-cell table:style-name="ce159" table:formula="of:== ([.G78] + [.G79] + [.G80] + [.G81] + [.G82]) / 5" office:value-type="float" office:value="0.3" calcext:value-type="float">
              <text:p>0,3</text:p>
            </table:table-cell>
            <table:table-cell table:style-name="ce159" table:formula="of:== ([.H78] + [.H79] + [.H80] + [.H81] + [.H82]) / 5" office:value-type="float" office:value="0" calcext:value-type="float">
              <text:p>0</text:p>
            </table:table-cell>
            <table:table-cell table:style-name="ce159" table:formula="of:== ([.I78] + [.I79] + [.I80] + [.I81] + [.I82]) / 5" office:value-type="float" office:value="0.1" calcext:value-type="float">
              <text:p>0,1</text:p>
            </table:table-cell>
            <table:table-cell table:style-name="ce159" table:formula="of:== ([.J78] + [.J79] + [.J80] + [.J81] + [.J82]) / 5" office:value-type="float" office:value="0.464" calcext:value-type="float">
              <text:p>0,46</text:p>
            </table:table-cell>
            <table:table-cell table:style-name="ce159"/>
            <table:table-cell table:style-name="ce159" table:formula="of:== ([.L78] + [.L79] + [.L80] + [.L81] + [.L82]) / 5" office:value-type="float" office:value="12.064" calcext:value-type="float">
              <text:p>12,06</text:p>
            </table:table-cell>
            <table:table-cell table:style-name="ce174"/>
            <table:table-cell table:number-columns-repeated="3"/>
          </table:table-row>
        </table:table-row-group>
        <table:table-row table:style-name="ro53">
          <table:table-cell table:style-name="ce161" office:value-type="string" calcext:value-type="string">
            <text:p>Июнь</text:p>
          </table:table-cell>
          <table:table-cell table:style-name="ce161" table:formula="of:=([.B61]+[.B62]+[.B63]+[.B64]+[.B65]+[.B66]+[.B68]+[.B69]+[.B70]+[.B72]+[.B73]+[.B74]+[.B75]+[.B76]+[.B78]+[.B79]+[.B80]+[.B81]+[.B82])/19" office:value-type="float" office:value="0.68421052631579" calcext:value-type="float">
            <text:p>0,68</text:p>
          </table:table-cell>
          <table:table-cell table:style-name="ce161" table:formula="of:=([.C61]+[.C62]+[.C63]+[.C64]+[.C65]+[.C66]+[.C68]+[.C69]+[.C70]+[.C72]+[.C73]+[.C74]+[.C75]+[.C76]+[.C78]+[.C79]+[.C80]+[.C81]+[.C82])/19" office:value-type="float" office:value="1" calcext:value-type="float">
            <text:p>1</text:p>
          </table:table-cell>
          <table:table-cell table:style-name="ce161" table:formula="of:=([.D61]+[.D62]+[.D63]+[.D64]+[.D65]+[.D66]+[.D68]+[.D69]+[.D70]+[.D72]+[.D73]+[.D74]+[.D75]+[.D76]+[.D78]+[.D79]+[.D80]+[.D81]+[.D82])/19" office:value-type="float" office:value="6.5" calcext:value-type="float">
            <text:p>6,5</text:p>
          </table:table-cell>
          <table:table-cell table:style-name="ce161" table:formula="of:=([.E61]+[.E62]+[.E63]+[.E64]+[.E65]+[.E66]+[.E68]+[.E69]+[.E70]+[.E72]+[.E73]+[.E74]+[.E75]+[.E76]+[.E78]+[.E79]+[.E80]+[.E81]+[.E82])/19" office:value-type="float" office:value="0.0526315789473684" calcext:value-type="float">
            <text:p>0,05</text:p>
          </table:table-cell>
          <table:table-cell table:style-name="ce161" table:formula="of:=([.F61]+[.F62]+[.F63]+[.F64]+[.F65]+[.F66]+[.F68]+[.F69]+[.F70]+[.F72]+[.F73]+[.F74]+[.F75]+[.F76]+[.F78]+[.F79]+[.F80]+[.F81]+[.F82])/19" office:value-type="float" office:value="2.52631578947368" calcext:value-type="float">
            <text:p>2,53</text:p>
          </table:table-cell>
          <table:table-cell table:style-name="ce161" table:formula="of:=([.G61]+[.G62]+[.G63]+[.G64]+[.G65]+[.G66]+[.G68]+[.G69]+[.G70]+[.G72]+[.G73]+[.G74]+[.G75]+[.G76]+[.G78]+[.G79]+[.G80]+[.G81]+[.G82])/19" office:value-type="float" office:value="0.394736842105263" calcext:value-type="float">
            <text:p>0,39</text:p>
          </table:table-cell>
          <table:table-cell table:style-name="ce161" table:formula="of:=([.H61]+[.H62]+[.H63]+[.H64]+[.H65]+[.H66]+[.H68]+[.H69]+[.H70]+[.H72]+[.H73]+[.H74]+[.H75]+[.H76]+[.H78]+[.H79]+[.H80]+[.H81]+[.H82])/19" office:value-type="float" office:value="0" calcext:value-type="float">
            <text:p>0</text:p>
          </table:table-cell>
          <table:table-cell table:style-name="ce161" table:formula="of:=([.I61]+[.I62]+[.I63]+[.I64]+[.I65]+[.I66]+[.I68]+[.I69]+[.I70]+[.I72]+[.I73]+[.I74]+[.I75]+[.I76]+[.I78]+[.I79]+[.I80]+[.I81]+[.I82])/19" office:value-type="float" office:value="0.473684210526316" calcext:value-type="float">
            <text:p>0,47</text:p>
          </table:table-cell>
          <table:table-cell table:style-name="ce161" table:formula="of:=([.J61]+[.J62]+[.J63]+[.J64]+[.J65]+[.J66]+[.J68]+[.J69]+[.J70]+[.J72]+[.J73]+[.J74]+[.J75]+[.J76]+[.J78]+[.J79]+[.J80]+[.J81]+[.J82])/19" office:value-type="float" office:value="0.541578947368421" calcext:value-type="float">
            <text:p>0,54</text:p>
          </table:table-cell>
          <table:table-cell table:style-name="ce161"/>
          <table:table-cell table:style-name="ce161" table:formula="of:=([.L61]+[.L62]+[.L63]+[.L64]+[.L65]+[.L66]+[.L68]+[.L69]+[.L70]+[.L72]+[.L73]+[.L74]+[.L75]+[.L76]+[.L78]+[.L79]+[.L80]+[.L81]+[.L82])/19" office:value-type="float" office:value="12.1731578947368" calcext:value-type="float">
            <text:p>12,17</text:p>
          </table:table-cell>
          <table:table-cell table:style-name="ce161"/>
          <table:table-cell table:number-columns-repeated="3"/>
        </table:table-row>
        <table:table-row-group table:display="false">
          <table:table-row table:style-name="ro43" table:visibility="collapse">
            <table:table-cell table:style-name="ce148" office:value-type="date" office:date-value="2018-07-02" calcext:value-type="date">
              <text:p>02.07.18</text:p>
            </table:table-cell>
            <table:table-cell table:style-name="ce164"/>
            <table:table-cell table:style-name="ce164" office:value-type="float" office:value="1" calcext:value-type="float">
              <text:p>1</text:p>
            </table:table-cell>
            <table:table-cell table:style-name="ce164" office:value-type="float" office:value="4" calcext:value-type="float">
              <text:p>4</text:p>
            </table:table-cell>
            <table:table-cell table:style-name="ce164"/>
            <table:table-cell table:style-name="ce164" office:value-type="float" office:value="2" calcext:value-type="float">
              <text:p>2</text:p>
            </table:table-cell>
            <table:table-cell table:style-name="ce164" table:number-columns-repeated="2"/>
            <table:table-cell table:style-name="ce164" office:value-type="float" office:value="2" calcext:value-type="float">
              <text:p>2</text:p>
            </table:table-cell>
            <table:table-cell table:style-name="ce164" table:number-columns-repeated="2"/>
            <table:table-cell table:style-name="ce164" table:formula="of:= [.B85] + [.C85] + [.D85] + [.E85] + [.F85] + [.G85] + [.H85] + [.I85] + [.J85]" office:value-type="float" office:value="9" calcext:value-type="float">
              <text:p>9</text:p>
            </table:table-cell>
            <table:table-cell table:style-name="ce164"/>
            <table:table-cell table:number-columns-repeated="3"/>
          </table:table-row>
          <table:table-row table:style-name="ro43" table:visibility="collapse">
            <table:table-cell office:value-type="date" office:date-value="2018-07-03" calcext:value-type="date">
              <text:p>03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10" calcext:value-type="float">
              <text:p>10</text:p>
            </table:table-cell>
            <table:table-cell/>
            <table:table-cell office:value-type="float" office:value="2" calcext:value-type="float">
              <text:p>2</text:p>
            </table:table-cell>
            <table:table-cell table:number-columns-repeated="5"/>
            <table:table-cell table:formula="of:= [.B86] + [.C86] + [.D86] + [.E86] + [.F86] + [.G86] + [.H86] + [.I86] + [.J86]" office:value-type="float" office:value="13" calcext:value-type="float">
              <text:p>13</text:p>
            </table:table-cell>
            <table:table-cell table:number-columns-repeated="4"/>
          </table:table-row>
          <table:table-row table:style-name="ro43" table:visibility="collapse">
            <table:table-cell table:style-name="ce162" office:value-type="date" office:date-value="2018-07-04" calcext:value-type="date">
              <text:p>04.07.18</text:p>
            </table:table-cell>
            <table:table-cell table:number-columns-repeated="2" table:style-name="ce172" office:value-type="float" office:value="1" calcext:value-type="float">
              <text:p>1</text:p>
            </table:table-cell>
            <table:table-cell table:style-name="ce172" office:value-type="float" office:value="11.66" calcext:value-type="float">
              <text:p>11,66</text:p>
            </table:table-cell>
            <table:table-cell table:style-name="ce172"/>
            <table:table-cell table:style-name="ce172" office:value-type="float" office:value="3" calcext:value-type="float">
              <text:p>3</text:p>
            </table:table-cell>
            <table:table-cell table:style-name="ce172" table:number-columns-repeated="2"/>
            <table:table-cell table:number-columns-repeated="2" table:style-name="ce172" office:value-type="float" office:value="1" calcext:value-type="float">
              <text:p>1</text:p>
            </table:table-cell>
            <table:table-cell table:style-name="ce172"/>
            <table:table-cell table:style-name="ce172" table:formula="of:= [.B87] + [.C87] + [.D87] + [.E87] + [.F87] + [.G87] + [.H87] + [.I87] + [.J87]" office:value-type="float" office:value="18.66" calcext:value-type="float">
              <text:p>18,66</text:p>
            </table:table-cell>
            <table:table-cell table:style-name="ce172"/>
            <table:table-cell table:number-columns-repeated="3"/>
          </table:table-row>
          <table:table-row table:style-name="ro43" table:visibility="collapse">
            <table:table-cell office:value-type="date" office:date-value="2018-07-05" calcext:value-type="date">
              <text:p>05.07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float" office:value="4" calcext:value-type="float">
              <text:p>4</text:p>
            </table:table-cell>
            <table:table-cell office:value-type="float" office:value="1.5" calcext:value-type="float">
              <text:p>1,5</text:p>
            </table:table-cell>
            <table:table-cell table:number-columns-repeated="2"/>
            <table:table-cell office:value-type="float" office:value="1" calcext:value-type="float">
              <text:p>1</text:p>
            </table:table-cell>
            <table:table-cell/>
            <table:table-cell table:formula="of:= [.B88] + [.C88] + [.D88] + [.E88] + [.F88] + [.G88] + [.H88] + [.I88] + [.J88]" office:value-type="float" office:value="12.5" calcext:value-type="float">
              <text:p>12,5</text:p>
            </table:table-cell>
            <table:table-cell table:number-columns-repeated="4"/>
          </table:table-row>
          <table:table-row table:style-name="ro43" table:visibility="collapse">
            <table:table-cell table:style-name="ce148" office:value-type="date" office:date-value="2018-07-06" calcext:value-type="date">
              <text:p>06.07.18</text:p>
            </table:table-cell>
            <table:table-cell table:number-columns-repeated="3" table:style-name="ce164" office:value-type="float" office:value="1" calcext:value-type="float">
              <text:p>1</text:p>
            </table:table-cell>
            <table:table-cell table:style-name="ce164"/>
            <table:table-cell table:style-name="ce164" office:value-type="float" office:value="5" calcext:value-type="float">
              <text:p>5</text:p>
            </table:table-cell>
            <table:table-cell table:style-name="ce164" table:number-columns-repeated="3"/>
            <table:table-cell table:style-name="ce164" office:value-type="float" office:value="1" calcext:value-type="float">
              <text:p>1</text:p>
            </table:table-cell>
            <table:table-cell table:style-name="ce164"/>
            <table:table-cell table:style-name="ce164" table:formula="of:= [.B89] + [.C89] + [.D89] + [.E89] + [.F89] + [.G89] + [.H89] + [.I89] + [.J89]" office:value-type="float" office:value="9" calcext:value-type="float">
              <text:p>9</text:p>
            </table:table-cell>
            <table:table-cell table:style-name="ce164"/>
            <table:table-cell table:number-columns-repeated="3"/>
          </table:table-row>
        </table:table-row-group>
        <table:table-row-group>
          <table:table-row table:style-name="ro56">
            <table:table-cell table:style-name="ce159" office:value-type="string" calcext:value-type="string">
              <text:p>Неделя</text:p>
            </table:table-cell>
            <table:table-cell table:style-name="ce159" table:formula="of:== ([.B85] + [.B86] + [.B87] + [.B88] + [.B89]) / 5" office:value-type="float" office:value="0.6" calcext:value-type="float">
              <text:p>0,6</text:p>
            </table:table-cell>
            <table:table-cell table:style-name="ce159" table:formula="of:== ([.C85] + [.C86] + [.C87] + [.C88] + [.C89]) / 5" office:value-type="float" office:value="1" calcext:value-type="float">
              <text:p>1</text:p>
            </table:table-cell>
            <table:table-cell table:style-name="ce159" table:formula="of:== ([.D85] + [.D86] + [.D87] + [.D88] + [.D89]) / 5" office:value-type="float" office:value="6.132" calcext:value-type="float">
              <text:p>6,13</text:p>
            </table:table-cell>
            <table:table-cell table:style-name="ce159" table:formula="of:== ([.E85] + [.E86] + [.E87] + [.E88] + [.E89]) / 5" office:value-type="float" office:value="0" calcext:value-type="float">
              <text:p>0</text:p>
            </table:table-cell>
            <table:table-cell table:style-name="ce159" table:formula="of:== ([.F85] + [.F86] + [.F87] + [.F88] + [.F89]) / 5" office:value-type="float" office:value="3.2" calcext:value-type="float">
              <text:p>3,2</text:p>
            </table:table-cell>
            <table:table-cell table:style-name="ce159" table:formula="of:== ([.G85] + [.G86] + [.G87] + [.G88] + [.G89]) / 5" office:value-type="float" office:value="0.3" calcext:value-type="float">
              <text:p>0,3</text:p>
            </table:table-cell>
            <table:table-cell table:style-name="ce159" table:formula="of:== ([.H85] + [.H86] + [.H87] + [.H88] + [.H89]) / 5" office:value-type="float" office:value="0" calcext:value-type="float">
              <text:p>0</text:p>
            </table:table-cell>
            <table:table-cell table:style-name="ce159" table:formula="of:== ([.I85] + [.I86] + [.I87] + [.I88] + [.I89]) / 5" office:value-type="float" office:value="0.6" calcext:value-type="float">
              <text:p>0,6</text:p>
            </table:table-cell>
            <table:table-cell table:style-name="ce159" table:formula="of:== ([.J85] + [.J86] + [.J87] + [.J88] + [.J89]) / 5" office:value-type="float" office:value="0.6" calcext:value-type="float">
              <text:p>0,6</text:p>
            </table:table-cell>
            <table:table-cell table:style-name="ce159"/>
            <table:table-cell table:style-name="ce159" table:formula="of:== ([.L85] + [.L86] + [.L87] + [.L88] + [.L89]) / 5" office:value-type="float" office:value="12.432" calcext:value-type="float">
              <text:p>12,43</text:p>
            </table:table-cell>
            <table:table-cell table:style-name="ce174"/>
            <table:table-cell table:number-columns-repeated="3"/>
          </table:table-row>
          <table:table-row-group table:display="false">
            <table:table-row table:style-name="ro43" table:visibility="collapse">
              <table:table-cell office:value-type="date" office:date-value="2018-07-09" calcext:value-type="date">
                <text:p>09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6.5" calcext:value-type="float">
                <text:p>6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 office:value-type="float" office:value="0.66" calcext:value-type="float">
                <text:p>0,66</text:p>
              </table:table-cell>
              <table:table-cell office:value-type="float" office:value="1" calcext:value-type="float">
                <text:p>1</text:p>
              </table:table-cell>
              <table:table-cell table:formula="of:= [.B91] + [.C91] + [.D91] + [.E91] + [.F91] + [.G91] + [.H91] + [.I91] + [.J91] + [.K91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7-10" calcext:value-type="date">
                <text:p>10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5" calcext:value-type="float">
                <text:p>5</text:p>
              </table:table-cell>
              <table:table-cell/>
              <table:table-cell table:number-columns-repeated="2"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formula="of:= [.B92] + [.C92] + [.D92] + [.E92] + [.F92] + [.G92] + [.H92] + [.I92] + [.J92] + [.K92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7-11" calcext:value-type="date">
                <text:p>11.07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.5" calcext:value-type="float">
                <text:p>6,5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formula="of:= [.B93] + [.C93] + [.D93] + [.E93] + [.F93] + [.G93] + [.H93] + [.I93] + [.J93] + [.K93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7-12" calcext:value-type="date">
                <text:p>12.07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5" calcext:value-type="float">
                <text:p>5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 table:number-columns-repeated="3"/>
              <table:table-cell table:number-columns-repeated="2" office:value-type="float" office:value="1" calcext:value-type="float">
                <text:p>1</text:p>
              </table:table-cell>
              <table:table-cell table:formula="of:= [.B94] + [.C94] + [.D94] + [.E94] + [.F94] + [.G94] + [.H94] + [.I94] + [.J94] + [.K94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43" table:visibility="collapse">
              <table:table-cell table:style-name="ce148" office:value-type="date" office:date-value="2018-07-13" calcext:value-type="date">
                <text:p>13.07.18</text:p>
              </table:table-cell>
              <table:table-cell table:style-name="ce164"/>
              <table:table-cell table:style-name="ce164" office:value-type="float" office:value="1" calcext:value-type="float">
                <text:p>1</text:p>
              </table:table-cell>
              <table:table-cell table:style-name="ce164" office:value-type="float" office:value="2.33" calcext:value-type="float">
                <text:p>2,33</text:p>
              </table:table-cell>
              <table:table-cell table:style-name="ce164"/>
              <table:table-cell table:style-name="ce164" office:value-type="float" office:value="3.67" calcext:value-type="float">
                <text:p>3,67</text:p>
              </table:table-cell>
              <table:table-cell table:style-name="ce164" table:number-columns-repeated="3"/>
              <table:table-cell table:style-name="ce164" office:value-type="float" office:value="1" calcext:value-type="float">
                <text:p>1</text:p>
              </table:table-cell>
              <table:table-cell table:style-name="ce164" office:value-type="float" office:value="2" calcext:value-type="float">
                <text:p>2</text:p>
              </table:table-cell>
              <table:table-cell table:style-name="ce164" table:formula="of:= [.B95] + [.C95] + [.D95] + [.E95] + [.F95] + [.G95] + [.H95] + [.I95] + [.J95] + [.K95]" office:value-type="float" office:value="10" calcext:value-type="float">
                <text:p>10</text:p>
              </table:table-cell>
              <table:table-cell table:style-name="ce164"/>
              <table:table-cell table:number-columns-repeated="3"/>
            </table:table-row>
          </table:table-row-group>
          <table:table-row table:style-name="ro56">
            <table:table-cell table:style-name="ce159" office:value-type="string" calcext:value-type="string">
              <text:p>Неделя</text:p>
            </table:table-cell>
            <table:table-cell table:style-name="ce159" table:formula="of:== ([.B91] + [.B92] + [.B93] + [.B94] + [.B95]) / 5" office:value-type="float" office:value="0.4" calcext:value-type="float">
              <text:p>0,4</text:p>
            </table:table-cell>
            <table:table-cell table:style-name="ce159" table:formula="of:== ([.C91] + [.C92] + [.C93] + [.C94] + [.C95]) / 5" office:value-type="float" office:value="1" calcext:value-type="float">
              <text:p>1</text:p>
            </table:table-cell>
            <table:table-cell table:style-name="ce159" table:formula="of:== ([.D91] + [.D92] + [.D93] + [.D94] + [.D95]) / 5" office:value-type="float" office:value="4.166" calcext:value-type="float">
              <text:p>4,17</text:p>
            </table:table-cell>
            <table:table-cell table:style-name="ce159" table:formula="of:== ([.E91] + [.E92] + [.E93] + [.E94] + [.E95]) / 5" office:value-type="float" office:value="0" calcext:value-type="float">
              <text:p>0</text:p>
            </table:table-cell>
            <table:table-cell table:style-name="ce159" table:formula="of:== ([.F91] + [.F92] + [.F93] + [.F94] + [.F95]) / 5" office:value-type="float" office:value="3.434" calcext:value-type="float">
              <text:p>3,43</text:p>
            </table:table-cell>
            <table:table-cell table:style-name="ce159" table:formula="of:== ([.G91] + [.G92] + [.G93] + [.G94] + [.G95]) / 5" office:value-type="float" office:value="0.4" calcext:value-type="float">
              <text:p>0,4</text:p>
            </table:table-cell>
            <table:table-cell table:style-name="ce159" table:formula="of:== ([.H91] + [.H92] + [.H93] + [.H94] + [.H95]) / 5" office:value-type="float" office:value="0" calcext:value-type="float">
              <text:p>0</text:p>
            </table:table-cell>
            <table:table-cell table:style-name="ce159" table:formula="of:== ([.I91] + [.I92] + [.I93] + [.I94] + [.I95]) / 5" office:value-type="float" office:value="0.2" calcext:value-type="float">
              <text:p>0,2</text:p>
            </table:table-cell>
            <table:table-cell table:style-name="ce159" table:formula="of:== ([.J91] + [.J92] + [.J93] + [.J94] + [.J95]) / 5" office:value-type="float" office:value="0.932" calcext:value-type="float">
              <text:p>0,93</text:p>
            </table:table-cell>
            <table:table-cell table:style-name="ce159" table:formula="of:== ([.K91] + [.K92] + [.K93] + [.K94] + [.K95]) / 5" office:value-type="float" office:value="1.6" calcext:value-type="float">
              <text:p>1,6</text:p>
            </table:table-cell>
            <table:table-cell table:style-name="ce159" table:formula="of:== ([.L91] + [.L92] + [.L93] + [.L94] + [.L95]) / 5" office:value-type="float" office:value="12.132" calcext:value-type="float">
              <text:p>12,13</text:p>
            </table:table-cell>
            <table:table-cell table:style-name="ce159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48" office:value-type="date" office:date-value="2018-07-16" calcext:value-type="date">
                <text:p>16.07.18</text:p>
              </table:table-cell>
              <table:table-cell table:style-name="ce164"/>
              <table:table-cell table:style-name="ce164" office:value-type="float" office:value="1" calcext:value-type="float">
                <text:p>1</text:p>
              </table:table-cell>
              <table:table-cell table:style-name="ce164" office:value-type="float" office:value="2" calcext:value-type="float">
                <text:p>2</text:p>
              </table:table-cell>
              <table:table-cell table:style-name="ce164"/>
              <table:table-cell table:style-name="ce164" office:value-type="float" office:value="2" calcext:value-type="float">
                <text:p>2</text:p>
              </table:table-cell>
              <table:table-cell table:style-name="ce164" table:number-columns-repeated="2"/>
              <table:table-cell table:style-name="ce164" office:value-type="float" office:value="2.5" calcext:value-type="float">
                <text:p>2,5</text:p>
              </table:table-cell>
              <table:table-cell table:number-columns-repeated="2" table:style-name="ce164" office:value-type="float" office:value="1" calcext:value-type="float">
                <text:p>1</text:p>
              </table:table-cell>
              <table:table-cell table:style-name="ce164" table:formula="of:= [.B97] + [.C97] + [.D97] + [.E97] + [.F97] + [.G97] + [.H97] + [.I97] + [.J97] + [.K97]" office:value-type="float" office:value="9.5" calcext:value-type="float">
                <text:p>9,5</text:p>
              </table:table-cell>
              <table:table-cell table:style-name="ce164"/>
              <table:table-cell table:number-columns-repeated="3"/>
            </table:table-row>
            <table:table-row table:style-name="ro43" table:visibility="collapse">
              <table:table-cell office:value-type="date" office:date-value="2018-07-17" calcext:value-type="date">
                <text:p>17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5.5" calcext:value-type="float">
                <text:p>5,5</text:p>
              </table:table-cell>
              <table:table-cell/>
              <table:table-cell office:value-type="float" office:value="3.5" calcext:value-type="float">
                <text:p>3,5</text:p>
              </table:table-cell>
              <table:table-cell table:number-columns-repeated="3"/>
              <table:table-cell table:number-columns-repeated="2" office:value-type="float" office:value="1" calcext:value-type="float">
                <text:p>1</text:p>
              </table:table-cell>
              <table:table-cell table:formula="of:= [.B98] + [.C98] + [.D98] + [.E98] + [.F98] + [.G98] + [.H98] + [.I98] + [.J98] + [.K98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43" table:visibility="collapse">
              <table:table-cell table:style-name="ce148" office:value-type="date" office:date-value="2018-07-18" calcext:value-type="date">
                <text:p>18.07.18</text:p>
              </table:table-cell>
              <table:table-cell table:style-name="ce164"/>
              <table:table-cell table:style-name="ce164" office:value-type="float" office:value="1" calcext:value-type="float">
                <text:p>1</text:p>
              </table:table-cell>
              <table:table-cell table:style-name="ce164" office:value-type="float" office:value="6" calcext:value-type="float">
                <text:p>6</text:p>
              </table:table-cell>
              <table:table-cell table:style-name="ce164"/>
              <table:table-cell table:style-name="ce164" office:value-type="float" office:value="3" calcext:value-type="float">
                <text:p>3</text:p>
              </table:table-cell>
              <table:table-cell table:style-name="ce164" table:number-columns-repeated="3"/>
              <table:table-cell table:style-name="ce164" office:value-type="float" office:value="0.33" calcext:value-type="float">
                <text:p>0,33</text:p>
              </table:table-cell>
              <table:table-cell table:style-name="ce164"/>
              <table:table-cell table:style-name="ce164" table:formula="of:= [.B99] + [.C99] + [.D99] + [.E99] + [.F99] + [.G99] + [.H99] + [.I99] + [.J99] + [.K99]" office:value-type="float" office:value="10.33" calcext:value-type="float">
                <text:p>10,33</text:p>
              </table:table-cell>
              <table:table-cell table:style-name="ce164"/>
              <table:table-cell table:number-columns-repeated="3"/>
            </table:table-row>
            <table:table-row table:style-name="ro43" table:visibility="collapse">
              <table:table-cell table:style-name="ce160" office:value-type="date" office:date-value="2018-07-19" calcext:value-type="date">
                <text:p>19.07.18</text:p>
              </table:table-cell>
              <table:table-cell table:style-name="ce171"/>
              <table:table-cell table:style-name="ce171" office:value-type="float" office:value="1" calcext:value-type="float">
                <text:p>1</text:p>
              </table:table-cell>
              <table:table-cell table:style-name="ce171" office:value-type="float" office:value="7" calcext:value-type="float">
                <text:p>7</text:p>
              </table:table-cell>
              <table:table-cell table:style-name="ce171"/>
              <table:table-cell table:style-name="ce171" office:value-type="float" office:value="4" calcext:value-type="float">
                <text:p>4</text:p>
              </table:table-cell>
              <table:table-cell table:style-name="ce171" table:number-columns-repeated="3"/>
              <table:table-cell table:style-name="ce171" office:value-type="float" office:value="1" calcext:value-type="float">
                <text:p>1</text:p>
              </table:table-cell>
              <table:table-cell table:style-name="ce171" office:value-type="float" office:value="2" calcext:value-type="float">
                <text:p>2</text:p>
              </table:table-cell>
              <table:table-cell table:style-name="ce171" table:formula="of:= [.B100] + [.C100] + [.D100] + [.E100] + [.F100] + [.G100] + [.H100] + [.I100] + [.J100] + [.K100]" office:value-type="float" office:value="15" calcext:value-type="float">
                <text:p>15</text:p>
              </table:table-cell>
              <table:table-cell table:style-name="ce171"/>
              <table:table-cell table:number-columns-repeated="3"/>
            </table:table-row>
            <table:table-row table:style-name="ro43" table:visibility="collapse">
              <table:table-cell office:value-type="date" office:date-value="2018-07-20" calcext:value-type="date">
                <text:p>20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3.2" calcext:value-type="float">
                <text:p>3,2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formula="of:= [.B101] + [.C101] + [.D101] + [.E101] + [.F101] + [.G101] + [.H101] + [.I101] + [.J101] + [.K101]" office:value-type="float" office:value="13.2" calcext:value-type="float">
                <text:p>13,2</text:p>
              </table:table-cell>
              <table:table-cell table:number-columns-repeated="4"/>
            </table:table-row>
          </table:table-row-group>
          <table:table-row table:style-name="ro56">
            <table:table-cell table:style-name="ce159" office:value-type="string" calcext:value-type="string">
              <text:p>Неделя</text:p>
            </table:table-cell>
            <table:table-cell table:style-name="ce159" table:formula="of:== ([.B97] + [.B98] + [.B99] + [.B100] + [.B101]) / 5" office:value-type="float" office:value="0" calcext:value-type="float">
              <text:p>0</text:p>
            </table:table-cell>
            <table:table-cell table:style-name="ce159" table:formula="of:== ([.C97] + [.C98] + [.C99] + [.C100] + [.C101]) / 5" office:value-type="float" office:value="1" calcext:value-type="float">
              <text:p>1</text:p>
            </table:table-cell>
            <table:table-cell table:style-name="ce159" table:formula="of:== ([.D97] + [.D98] + [.D99] + [.D100] + [.D101]) / 5" office:value-type="float" office:value="5.3" calcext:value-type="float">
              <text:p>5,3</text:p>
            </table:table-cell>
            <table:table-cell table:style-name="ce159" table:formula="of:== ([.E97] + [.E98] + [.E99] + [.E100] + [.E101]) / 5" office:value-type="float" office:value="0" calcext:value-type="float">
              <text:p>0</text:p>
            </table:table-cell>
            <table:table-cell table:style-name="ce159" table:formula="of:== ([.F97] + [.F98] + [.F99] + [.F100] + [.F101]) / 5" office:value-type="float" office:value="3.14" calcext:value-type="float">
              <text:p>3,14</text:p>
            </table:table-cell>
            <table:table-cell table:style-name="ce159" table:formula="of:== ([.G97] + [.G98] + [.G99] + [.G100] + [.G101]) / 5" office:value-type="float" office:value="0" calcext:value-type="float">
              <text:p>0</text:p>
            </table:table-cell>
            <table:table-cell table:style-name="ce159" table:formula="of:== ([.H97] + [.H98] + [.H99] + [.H100] + [.H101]) / 5" office:value-type="float" office:value="0" calcext:value-type="float">
              <text:p>0</text:p>
            </table:table-cell>
            <table:table-cell table:style-name="ce159" table:formula="of:== ([.I97] + [.I98] + [.I99] + [.I100] + [.I101]) / 5" office:value-type="float" office:value="0.5" calcext:value-type="float">
              <text:p>0,5</text:p>
            </table:table-cell>
            <table:table-cell table:style-name="ce159" table:formula="of:== ([.J97] + [.J98] + [.J99] + [.J100] + [.J101]) / 5" office:value-type="float" office:value="0.866" calcext:value-type="float">
              <text:p>0,87</text:p>
            </table:table-cell>
            <table:table-cell table:style-name="ce159" table:formula="of:== ([.K97] + [.K98] + [.K99] + [.K100] + [.K101]) / 5" office:value-type="float" office:value="1.2" calcext:value-type="float">
              <text:p>1,2</text:p>
            </table:table-cell>
            <table:table-cell table:style-name="ce159" table:formula="of:== ([.L97] + [.L98] + [.L99] + [.L100] + [.L101]) / 5" office:value-type="float" office:value="12.006" calcext:value-type="float">
              <text:p>12,01</text:p>
            </table:table-cell>
            <table:table-cell table:style-name="ce159"/>
            <table:table-cell table:number-columns-repeated="3"/>
          </table:table-row>
          <table:table-row-group table:display="false">
            <table:table-row table:style-name="ro15" table:visibility="collapse">
              <table:table-cell table:style-name="ce148" office:value-type="date" office:date-value="2018-07-23" calcext:value-type="date">
                <text:p>23.07.18</text:p>
              </table:table-cell>
              <table:table-cell table:style-name="ce164"/>
              <table:table-cell table:style-name="ce164" office:value-type="float" office:value="1" calcext:value-type="float">
                <text:p>1</text:p>
              </table:table-cell>
              <table:table-cell table:style-name="ce164" office:value-type="float" office:value="4" calcext:value-type="float">
                <text:p>4</text:p>
              </table:table-cell>
              <table:table-cell table:style-name="ce164"/>
              <table:table-cell table:style-name="ce164" office:value-type="float" office:value="2" calcext:value-type="float">
                <text:p>2</text:p>
              </table:table-cell>
              <table:table-cell table:style-name="ce164" table:number-columns-repeated="2"/>
              <table:table-cell table:number-columns-repeated="3" table:style-name="ce164" office:value-type="float" office:value="1" calcext:value-type="float">
                <text:p>1</text:p>
              </table:table-cell>
              <table:table-cell table:style-name="ce164" table:formula="of:= [.B103] + [.C103] + [.D103] + [.E103] + [.F103] + [.G103] + [.H103] + [.I103] + [.J103] + [.K103]" office:value-type="float" office:value="10" calcext:value-type="float">
                <text:p>10</text:p>
              </table:table-cell>
              <table:table-cell table:style-name="ce164"/>
              <table:table-cell table:number-columns-repeated="3"/>
            </table:table-row>
            <table:table-row table:style-name="ro15" table:visibility="collapse">
              <table:table-cell office:value-type="date" office:date-value="2018-07-24" calcext:value-type="date">
                <text:p>24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table:number-columns-repeated="3" office:value-type="float" office:value="1" calcext:value-type="float">
                <text:p>1</text:p>
              </table:table-cell>
              <table:table-cell table:formula="of:= [.B104] + [.C104] + [.D104] + [.E104] + [.F104] + [.G104] + [.H104] + [.I104] + [.J104] + [.K104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15" table:visibility="collapse">
              <table:table-cell office:value-type="date" office:date-value="2018-07-25" calcext:value-type="date">
                <text:p>25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table:number-columns-repeated="2" office:value-type="float" office:value="2" calcext:value-type="float">
                <text:p>2</text:p>
              </table:table-cell>
              <table:table-cell/>
              <table:table-cell office:value-type="float" office:value="0.5" calcext:value-type="float">
                <text:p>0,5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formula="of:= [.B105] + [.C105] + [.D105] + [.E105] + [.F105] + [.G105] + [.H105] + [.I105] + [.J105] + [.K105]" office:value-type="float" office:value="14.5" calcext:value-type="float">
                <text:p>14,5</text:p>
              </table:table-cell>
              <table:table-cell table:number-columns-repeated="4"/>
            </table:table-row>
            <table:table-row table:style-name="ro15" table:visibility="collapse">
              <table:table-cell office:value-type="date" office:date-value="2018-07-26" calcext:value-type="date">
                <text:p>26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3"/>
              <table:table-cell table:number-columns-repeated="2" office:value-type="float" office:value="1" calcext:value-type="float">
                <text:p>1</text:p>
              </table:table-cell>
              <table:table-cell table:formula="of:= [.B106] + [.C106] + [.D106] + [.E106] + [.F106] + [.G106] + [.H106] + [.I106] + [.J106] + [.K106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15" table:visibility="collapse">
              <table:table-cell office:value-type="date" office:date-value="2018-07-27" calcext:value-type="date">
                <text:p>27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 table:number-columns-repeated="3"/>
              <table:table-cell office:value-type="float" office:value="0.66" calcext:value-type="float">
                <text:p>0,66</text:p>
              </table:table-cell>
              <table:table-cell office:value-type="float" office:value="2" calcext:value-type="float">
                <text:p>2</text:p>
              </table:table-cell>
              <table:table-cell table:formula="of:= [.B107] + [.C107] + [.D107] + [.E107] + [.F107] + [.G107] + [.H107] + [.I107] + [.J107] + [.K107]" office:value-type="float" office:value="12.66" calcext:value-type="float">
                <text:p>12,66</text:p>
              </table:table-cell>
              <table:table-cell table:number-columns-repeated="4"/>
            </table:table-row>
          </table:table-row-group>
          <table:table-row table:style-name="ro57">
            <table:table-cell table:style-name="ce159" office:value-type="string" calcext:value-type="string">
              <text:p>Неделя</text:p>
            </table:table-cell>
            <table:table-cell table:style-name="ce159" table:formula="of:== ([.B103] + [.B104] + [.B105] + [.B106] + [.B107]) / 5" office:value-type="float" office:value="0" calcext:value-type="float">
              <text:p>0</text:p>
            </table:table-cell>
            <table:table-cell table:style-name="ce159" table:formula="of:== ([.C103] + [.C104] + [.C105] + [.C106] + [.C107]) / 5" office:value-type="float" office:value="1" calcext:value-type="float">
              <text:p>1</text:p>
            </table:table-cell>
            <table:table-cell table:style-name="ce159" table:formula="of:== ([.D103] + [.D104] + [.D105] + [.D106] + [.D107]) / 5" office:value-type="float" office:value="6" calcext:value-type="float">
              <text:p>6</text:p>
            </table:table-cell>
            <table:table-cell table:style-name="ce159" table:formula="of:== ([.E103] + [.E104] + [.E105] + [.E106] + [.E107]) / 5" office:value-type="float" office:value="0" calcext:value-type="float">
              <text:p>0</text:p>
            </table:table-cell>
            <table:table-cell table:style-name="ce159" table:formula="of:== ([.F103] + [.F104] + [.F105] + [.F106] + [.F107]) / 5" office:value-type="float" office:value="2.2" calcext:value-type="float">
              <text:p>2,2</text:p>
            </table:table-cell>
            <table:table-cell table:style-name="ce159" table:formula="of:== ([.G103] + [.G104] + [.G105] + [.G106] + [.G107]) / 5" office:value-type="float" office:value="0.4" calcext:value-type="float">
              <text:p>0,4</text:p>
            </table:table-cell>
            <table:table-cell table:style-name="ce159" table:formula="of:== ([.H103] + [.H104] + [.H105] + [.H106] + [.H107]) / 5" office:value-type="float" office:value="0" calcext:value-type="float">
              <text:p>0</text:p>
            </table:table-cell>
            <table:table-cell table:style-name="ce159" table:formula="of:== ([.I103] + [.I104] + [.I105] + [.I106] + [.I107]) / 5" office:value-type="float" office:value="0.5" calcext:value-type="float">
              <text:p>0,5</text:p>
            </table:table-cell>
            <table:table-cell table:style-name="ce159" table:formula="of:== ([.J103] + [.J104] + [.J105] + [.J106] + [.J107]) / 5" office:value-type="float" office:value="0.932" calcext:value-type="float">
              <text:p>0,93</text:p>
            </table:table-cell>
            <table:table-cell table:style-name="ce159" table:formula="of:== ([.K103] + [.K104] + [.K105] + [.K106] + [.K107]) / 5" office:value-type="float" office:value="1.4" calcext:value-type="float">
              <text:p>1,4</text:p>
            </table:table-cell>
            <table:table-cell table:style-name="ce159" table:formula="of:== ([.L103] + [.L104] + [.L105] + [.L106] + [.L107]) / 5" office:value-type="float" office:value="12.432" calcext:value-type="float">
              <text:p>12,43</text:p>
            </table:table-cell>
            <table:table-cell table:style-name="ce159"/>
            <table:table-cell table:number-columns-repeated="3"/>
          </table:table-row>
        </table:table-row-group>
        <table:table-row table:style-name="ro58">
          <table:table-cell table:style-name="ce161" office:value-type="string" calcext:value-type="string">
            <text:p>Июль</text:p>
          </table:table-cell>
          <table:table-cell table:style-name="ce161" table:formula="of:=([.B85] + [.B86]+[.B87]+[.B88]+[.B89]+[.B91]+ [.B92] +[.B93]+[.B94]+[.B95]+[.B97]+[.B98]+[.B99]+[.B100]+[.B101]+[.B103]+[.B104]+[.B105]+[.B106]+[.B107])/20" office:value-type="float" office:value="0.25" calcext:value-type="float">
            <text:p>0,25</text:p>
          </table:table-cell>
          <table:table-cell table:style-name="ce161" table:formula="of:=([.C85] + [.C86]+[.C87]+[.C88]+[.C89]+[.C91]+ [.C92] +[.C93]+[.C94]+[.C95]+[.C97]+[.C98]+[.C99]+[.C100]+[.C101]+[.C103]+[.C104]+[.C105]+[.C106]+[.C107])/20" office:value-type="float" office:value="1" calcext:value-type="float">
            <text:p>1</text:p>
          </table:table-cell>
          <table:table-cell table:style-name="ce161" table:formula="of:=([.D85] + [.D86]+[.D87]+[.D88]+[.D89]+[.D91]+ [.D92] +[.D93]+[.D94]+[.D95]+[.D97]+[.D98]+[.D99]+[.D100]+[.D101]+[.D103]+[.D104]+[.D105]+[.D106]+[.D107])/20" office:value-type="float" office:value="5.3995" calcext:value-type="float">
            <text:p>5,4</text:p>
          </table:table-cell>
          <table:table-cell table:style-name="ce161" table:formula="of:=([.E85] + [.E86]+[.E87]+[.E88]+[.E89]+[.E91]+ [.E92] +[.E93]+[.E94]+[.E95]+[.E97]+[.E98]+[.E99]+[.E100]+[.E101]+[.E103]+[.E104]+[.E105]+[.E106]+[.E107])/20" office:value-type="float" office:value="0" calcext:value-type="float">
            <text:p>0</text:p>
          </table:table-cell>
          <table:table-cell table:style-name="ce161" table:formula="of:=([.F85] + [.F86]+[.F87]+[.F88]+[.F89]+[.F91]+ [.F92] +[.F93]+[.F94]+[.F95]+[.F97]+[.F98]+[.F99]+[.F100]+[.F101]+[.F103]+[.F104]+[.F105]+[.F106]+[.F107])/20" office:value-type="float" office:value="2.9935" calcext:value-type="float">
            <text:p>2,99</text:p>
          </table:table-cell>
          <table:table-cell table:style-name="ce161" table:formula="of:=([.G85] + [.G86]+[.G87]+[.G88]+[.G89]+[.G91]+ [.G92] +[.G93]+[.G94]+[.G95]+[.G97]+[.G98]+[.G99]+[.G100]+[.G101]+[.G103]+[.G104]+[.G105]+[.G106]+[.G107])/20" office:value-type="float" office:value="0.275" calcext:value-type="float">
            <text:p>0,28</text:p>
          </table:table-cell>
          <table:table-cell table:style-name="ce161" table:formula="of:=([.H85] + [.H86]+[.H87]+[.H88]+[.H89]+[.H91]+ [.H92] +[.H93]+[.H94]+[.H95]+[.H97]+[.H98]+[.H99]+[.H100]+[.H101]+[.H103]+[.H104]+[.H105]+[.H106]+[.H107])/20" office:value-type="float" office:value="0" calcext:value-type="float">
            <text:p>0</text:p>
          </table:table-cell>
          <table:table-cell table:style-name="ce161" table:formula="of:=([.I85] + [.I86]+[.I87]+[.I88]+[.I89]+[.I91]+ [.I92] +[.I93]+[.I94]+[.I95]+[.I97]+[.I98]+[.I99]+[.I100]+[.I101]+[.I103]+[.I104]+[.I105]+[.I106]+[.I107])/20" office:value-type="float" office:value="0.45" calcext:value-type="float">
            <text:p>0,45</text:p>
          </table:table-cell>
          <table:table-cell table:style-name="ce161" table:formula="of:=([.J85] + [.J86]+[.J87]+[.J88]+[.J89]+[.J91]+ [.J92] +[.J93]+[.J94]+[.J95]+[.J97]+[.J98]+[.J99]+[.J100]+[.J101]+[.J103]+[.J104]+[.J105]+[.J106]+[.J107])/20" office:value-type="float" office:value="0.8325" calcext:value-type="float">
            <text:p>0,83</text:p>
          </table:table-cell>
          <table:table-cell table:style-name="ce161" table:formula="of:=([.K85] + [.K86]+[.K87]+[.K88]+[.K89]+[.K91]+ [.K92] +[.K93]+[.K94]+[.K95]+[.K97]+[.K98]+[.K99]+[.K100]+[.K101]+[.K103]+[.K104]+[.K105]+[.K106]+[.K107])/20" office:value-type="float" office:value="1.05" calcext:value-type="float">
            <text:p>1,05</text:p>
          </table:table-cell>
          <table:table-cell table:style-name="ce161" table:formula="of:=([.L85] + [.L86]+[.L87]+[.L88]+[.L89]+[.L91]+ [.L92] +[.L93]+[.L94]+[.L95]+[.L97]+[.L98]+[.L99]+[.L100]+[.L101]+[.L103]+[.L104]+[.L105]+[.L106]+[.L107])/20" office:value-type="float" office:value="12.2505" calcext:value-type="float">
            <text:p>12,25</text:p>
          </table:table-cell>
          <table:table-cell table:style-name="ce161"/>
          <table:table-cell table:number-columns-repeated="3"/>
        </table:table-row>
        <table:table-row table:style-name="ro15">
          <table:table-cell table:style-name="ce148" office:value-type="date" office:date-value="2018-07-30" calcext:value-type="date">
            <text:p>30.07.18</text:p>
          </table:table-cell>
          <table:table-cell table:style-name="ce164"/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6" calcext:value-type="float">
            <text:p>6</text:p>
          </table:table-cell>
          <table:table-cell table:style-name="ce164"/>
          <table:table-cell table:style-name="ce164" office:value-type="float" office:value="2" calcext:value-type="float">
            <text:p>2</text:p>
          </table:table-cell>
          <table:table-cell table:style-name="ce164" table:number-columns-repeated="2"/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1" calcext:value-type="float">
            <text:p>1</text:p>
          </table:table-cell>
          <table:table-cell table:style-name="ce164" table:formula="of:= [.B110] + [.C110] + [.D110] + [.E110] + [.F110] + [.G110] + [.H110] + [.I110] + [.J110] + [.K110]" office:value-type="float" office:value="11" calcext:value-type="float">
            <text:p>11</text:p>
          </table:table-cell>
          <table:table-cell table:style-name="ce164"/>
          <table:table-cell table:number-columns-repeated="3"/>
        </table:table-row>
        <table:table-row table:style-name="ro15">
          <table:table-cell table:style-name="ce148" office:value-type="date" office:date-value="2018-07-31" calcext:value-type="date">
            <text:p>31.07.18</text:p>
          </table:table-cell>
          <table:table-cell table:style-name="ce164"/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5.5" calcext:value-type="float">
            <text:p>5,5</text:p>
          </table:table-cell>
          <table:table-cell table:style-name="ce164"/>
          <table:table-cell table:style-name="ce164" office:value-type="float" office:value="1.33" calcext:value-type="float">
            <text:p>1,33</text:p>
          </table:table-cell>
          <table:table-cell table:style-name="ce164" table:number-columns-repeated="2"/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0.33" calcext:value-type="float">
            <text:p>0,33</text:p>
          </table:table-cell>
          <table:table-cell table:style-name="ce164" office:value-type="float" office:value="0.5" calcext:value-type="float">
            <text:p>0,5</text:p>
          </table:table-cell>
          <table:table-cell table:style-name="ce164" table:formula="of:= [.B111] + [.C111] + [.D111] + [.E111] + [.F111] + [.G111] + [.H111] + [.I111] + [.J111] + [.K111]" office:value-type="float" office:value="9.66" calcext:value-type="float">
            <text:p>9,66</text:p>
          </table:table-cell>
          <table:table-cell table:style-name="ce164"/>
          <table:table-cell table:number-columns-repeated="3"/>
        </table:table-row>
        <table:table-row table:style-name="ro15">
          <table:table-cell office:value-type="date" office:date-value="2018-08-01" calcext:value-type="date">
            <text:p>01.08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66" calcext:value-type="float">
            <text:p>0,66</text:p>
          </table:table-cell>
          <table:table-cell office:value-type="float" office:value="1" calcext:value-type="float">
            <text:p>1</text:p>
          </table:table-cell>
          <table:table-cell table:formula="of:= [.B112] + [.C112] + [.D112] + [.E112] + [.F112] + [.G112] + [.H112] + [.I112] + [.J112] + [.K112]" office:value-type="float" office:value="12.16" calcext:value-type="float">
            <text:p>12,16</text:p>
          </table:table-cell>
          <table:table-cell table:number-columns-repeated="4"/>
        </table:table-row>
        <table:table-row table:style-name="ro15">
          <table:table-cell office:value-type="date" office:date-value="2018-08-02" calcext:value-type="date">
            <text:p>02.08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 [.B113] + [.C113] + [.D113] + [.E113] + [.F113] + [.G113] + [.H113] + [.I113] + [.J113] + [.K113]" office:value-type="float" office:value="12" calcext:value-type="float">
            <text:p>12</text:p>
          </table:table-cell>
          <table:table-cell table:number-columns-repeated="4"/>
        </table:table-row>
        <table:table-row table:style-name="ro15">
          <table:table-cell table:style-name="ce148" office:value-type="date" office:date-value="2018-08-03" calcext:value-type="date">
            <text:p>03.08.18</text:p>
          </table:table-cell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4" calcext:value-type="float">
            <text:p>4</text:p>
          </table:table-cell>
          <table:table-cell table:style-name="ce164" table:number-columns-repeated="3"/>
          <table:table-cell table:number-columns-repeated="2" table:style-name="ce164" office:value-type="float" office:value="1" calcext:value-type="float">
            <text:p>1</text:p>
          </table:table-cell>
          <table:table-cell table:style-name="ce164" table:formula="of:= [.B114] + [.C114] + [.D114] + [.E114] + [.F114] + [.G114] + [.H114] + [.I114] + [.J114] + [.K114]" office:value-type="float" office:value="10" calcext:value-type="float">
            <text:p>10</text:p>
          </table:table-cell>
          <table:table-cell table:style-name="ce164"/>
          <table:table-cell table:number-columns-repeated="3"/>
        </table:table-row>
        <table:table-row table:style-name="ro57">
          <table:table-cell table:style-name="ce153" office:value-type="string" calcext:value-type="string">
            <text:p>Неделя</text:p>
          </table:table-cell>
          <table:table-cell table:style-name="ce153" table:formula="of:== ([.B110] + [.B111] + [.B112] + [.B113] + [.B114]) / 5" office:value-type="float" office:value="0.4" calcext:value-type="float">
            <text:p>0,4</text:p>
          </table:table-cell>
          <table:table-cell table:style-name="ce153" table:formula="of:== ([.C110] + [.C111] + [.C112] + [.C113] + [.C114]) / 5" office:value-type="float" office:value="1" calcext:value-type="float">
            <text:p>1</text:p>
          </table:table-cell>
          <table:table-cell table:style-name="ce153" table:formula="of:== ([.D110] + [.D111] + [.D112] + [.D113] + [.D114]) / 5" office:value-type="float" office:value="5.3" calcext:value-type="float">
            <text:p>5,3</text:p>
          </table:table-cell>
          <table:table-cell table:style-name="ce153" table:formula="of:== ([.E110] + [.E111] + [.E112] + [.E113] + [.E114]) / 5" office:value-type="float" office:value="0" calcext:value-type="float">
            <text:p>0</text:p>
          </table:table-cell>
          <table:table-cell table:style-name="ce153" table:formula="of:== ([.F110] + [.F111] + [.F112] + [.F113] + [.F114]) / 5" office:value-type="float" office:value="2.466" calcext:value-type="float">
            <text:p>2,47</text:p>
          </table:table-cell>
          <table:table-cell table:style-name="ce153" table:formula="of:== ([.G110] + [.G111] + [.G112] + [.G113] + [.G114]) / 5" office:value-type="float" office:value="0" calcext:value-type="float">
            <text:p>0</text:p>
          </table:table-cell>
          <table:table-cell table:style-name="ce153" table:formula="of:== ([.H110] + [.H111] + [.H112] + [.H113] + [.H114]) / 5" office:value-type="float" office:value="0" calcext:value-type="float">
            <text:p>0</text:p>
          </table:table-cell>
          <table:table-cell table:style-name="ce153" table:formula="of:== ([.I110] + [.I111] + [.I112] + [.I113] + [.I114]) / 5" office:value-type="float" office:value="0.5" calcext:value-type="float">
            <text:p>0,5</text:p>
          </table:table-cell>
          <table:table-cell table:style-name="ce153" table:formula="of:== ([.J110] + [.J111] + [.J112] + [.J113] + [.J114]) / 5" office:value-type="float" office:value="0.598" calcext:value-type="float">
            <text:p>0,6</text:p>
          </table:table-cell>
          <table:table-cell table:style-name="ce153" table:formula="of:== ([.K110] + [.K111] + [.K112] + [.K113] + [.K114]) / 5" office:value-type="float" office:value="0.7" calcext:value-type="float">
            <text:p>0,7</text:p>
          </table:table-cell>
          <table:table-cell table:style-name="ce153" table:formula="of:== ([.L110] + [.L111] + [.L112] + [.L113] + [.L114]) / 5" office:value-type="float" office:value="10.964" calcext:value-type="float">
            <text:p>10,96</text:p>
          </table:table-cell>
          <table:table-cell table:style-name="ce153"/>
          <table:table-cell table:style-name="ce175"/>
          <table:table-cell table:number-columns-repeated="2"/>
        </table:table-row>
        <table:table-row table:style-name="ro15">
          <table:table-cell table:style-name="ce148" office:value-type="date" office:date-value="2018-08-06" calcext:value-type="date">
            <text:p>06.08.18</text:p>
          </table:table-cell>
          <table:table-cell table:style-name="ce164"/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4" calcext:value-type="float">
            <text:p>4</text:p>
          </table:table-cell>
          <table:table-cell table:style-name="ce164"/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5" calcext:value-type="float">
            <text:p>0,5</text:p>
          </table:table-cell>
          <table:table-cell table:style-name="ce164" office:value-type="float" office:value="1.5" calcext:value-type="float">
            <text:p>1,5</text:p>
          </table:table-cell>
          <table:table-cell table:style-name="ce164" office:value-type="float" office:value="0.66" calcext:value-type="float">
            <text:p>0,66</text:p>
          </table:table-cell>
          <table:table-cell table:style-name="ce164" office:value-type="float" office:value="1" calcext:value-type="float">
            <text:p>1</text:p>
          </table:table-cell>
          <table:table-cell table:style-name="ce164" table:formula="of:= [.B116] + [.C116] + [.D116] + [.E116] + [.F116] + [.G116] + [.H116] + [.I116] + [.J116] + [.K116]" office:value-type="float" office:value="10.66" calcext:value-type="float">
            <text:p>10,66</text:p>
          </table:table-cell>
          <table:table-cell table:style-name="ce164"/>
          <table:table-cell table:number-columns-repeated="3"/>
        </table:table-row>
        <table:table-row table:style-name="ro15" table:number-rows-repeated="9">
          <table:table-cell table:style-name="ce145" table:number-columns-repeated="13"/>
          <table:table-cell table:number-columns-repeated="3"/>
        </table:table-row>
        <table:table-row table:style-name="ro15">
          <table:table-cell table:style-name="ce145" table:number-columns-repeated="13"/>
          <table:table-cell table:number-columns-repeated="3"/>
        </table:table-row>
      </table:table>
      <table:table table:name="Задачи" table:style-name="ta1" table:print="false">
        <office:forms form:automatic-focus="false" form:apply-design-mode="false"/>
        <table:table-column table:style-name="co58" table:default-cell-style-name="ce83"/>
        <table:table-column table:style-name="co59" table:number-columns-repeated="2" table:default-cell-style-name="ce83"/>
        <table:table-column table:style-name="co25" table:default-cell-style-name="ce83"/>
        <table:table-column table:style-name="co60" table:default-cell-style-name="ce83"/>
        <table:table-column table:style-name="co27" table:default-cell-style-name="ce83"/>
        <table:table-column table:style-name="co28" table:default-cell-style-name="ce83"/>
        <table:table-column table:style-name="co29" table:default-cell-style-name="ce83"/>
        <table:table-column table:style-name="co61" table:default-cell-style-name="ce83"/>
        <table:table-column table:style-name="co62" table:default-cell-style-name="ce83"/>
        <table:table-column table:style-name="co63" table:default-cell-style-name="ce83"/>
        <table:table-column table:style-name="co25" table:default-cell-style-name="Default"/>
        <table:table-row table:style-name="ro43">
          <table:table-cell table:style-name="ce28"/>
          <table:table-cell table:style-name="Default" office:value-type="string" calcext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29"/>
          <table:table-cell table:style-name="Default" office:value-type="string" calcext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30"/>
          <table:table-cell table:style-name="Default" office:value-type="string" calcext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31"/>
          <table:table-cell table:style-name="Default" office:value-type="string" calcext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32"/>
          <table:table-cell table:style-name="Default" office:value-type="string" calcext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33"/>
          <table:table-cell table:style-name="Default" office:value-type="string" calcext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81"/>
          <table:table-cell table:style-name="Default" office:value-type="string" calcext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Default" table:number-columns-repeated="11"/>
          <table:table-cell/>
        </table:table-row>
        <table:table-row table:style-name="ro43">
          <table:table-cell table:style-name="ce82" office:value-type="string" calcext:value-type="string">
            <text:p>Наименование</text:p>
          </table:table-cell>
          <table:table-cell table:style-name="ce82" office:value-type="string" calcext:value-type="string">
            <text:p>Всего</text:p>
          </table:table-cell>
          <table:table-cell table:style-name="ce82" office:value-type="string" calcext:value-type="string">
            <text:p>Выполнено</text:p>
          </table:table-cell>
          <table:table-cell table:style-name="ce82" office:value-type="string" calcext:value-type="string">
            <text:p>%</text:p>
          </table:table-cell>
          <table:table-cell table:style-name="ce82" office:value-type="string" calcext:value-type="string">
            <text:p>Пункт 1</text:p>
          </table:table-cell>
          <table:table-cell table:style-name="ce82" office:value-type="string" calcext:value-type="string">
            <text:p>Пункт 2</text:p>
          </table:table-cell>
          <table:table-cell table:style-name="ce82" office:value-type="string" calcext:value-type="string">
            <text:p>Пункт 3</text:p>
          </table:table-cell>
          <table:table-cell table:style-name="ce82" office:value-type="string" calcext:value-type="string">
            <text:p>Пункт 4</text:p>
          </table:table-cell>
          <table:table-cell table:style-name="ce82" office:value-type="string" calcext:value-type="string">
            <text:p>Пункт 5</text:p>
          </table:table-cell>
          <table:table-cell table:style-name="ce82" office:value-type="string" calcext:value-type="string">
            <text:p>Пункт 6</text:p>
          </table:table-cell>
          <table:table-cell table:style-name="ce82" office:value-type="string" calcext:value-type="string">
            <text:p>Пункт 7</text:p>
          </table:table-cell>
          <table:table-cell/>
        </table:table-row>
        <table:table-row table:style-name="ro43">
          <table:table-cell table:style-name="ce56" office:value-type="string" calcext:value-type="string">
            <text:p>Алгоритмы java</text:p>
          </table:table-cell>
          <table:table-cell table:style-name="ce56" office:value-type="float" office:value="843" calcext:value-type="float">
            <text:p>843</text:p>
          </table:table-cell>
          <table:table-cell table:style-name="ce56" office:value-type="float" office:value="134" calcext:value-type="float">
            <text:p>134</text:p>
          </table:table-cell>
          <table:table-cell table:style-name="ce56" table:formula="of:= ([.C10]/[.B10])*100" office:value-type="float" office:value="15.8956109134045" calcext:value-type="float">
            <text:p>15,9</text:p>
          </table:table-cell>
          <table:table-cell table:style-name="ce56" table:number-columns-repeated="7"/>
          <table:table-cell/>
        </table:table-row>
        <table:table-row table:style-name="ro43">
          <table:table-cell table:style-name="ce56" office:value-type="string" calcext:value-type="string">
            <text:p>Паттерны</text:p>
          </table:table-cell>
          <table:table-cell table:style-name="ce56" office:value-type="float" office:value="656" calcext:value-type="float">
            <text:p>656</text:p>
          </table:table-cell>
          <table:table-cell table:style-name="ce56" office:value-type="float" office:value="138" calcext:value-type="float">
            <text:p>138</text:p>
          </table:table-cell>
          <table:table-cell table:style-name="ce56" table:formula="of:= ([.C11]/[.B11])*100" office:value-type="float" office:value="21.0365853658537" calcext:value-type="float">
            <text:p>21,04</text:p>
          </table:table-cell>
          <table:table-cell table:style-name="ce56" table:number-columns-repeated="7"/>
          <table:table-cell/>
        </table:table-row>
        <table:table-row table:style-name="ro43">
          <table:table-cell office:value-type="string" calcext:value-type="string">
            <text:p>English (Видеоуроки)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 ([.C12]/[.B12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59">
          <table:table-cell office:value-type="string" calcext:value-type="string">
            <text:p>Спорт 60 – 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&gt;10% <text:s/>&lt;25%</text:p>
          </table:table-cell>
          <table:table-cell table:style-name="ce98" office:value-type="string" calcext:value-type="string">
            <text:p>60 – 63 <text:s/>= 0/10%</text:p>
          </table:table-cell>
          <table:table-cell table:style-name="ce100" office:value-type="string" calcext:value-type="string">
            <text:p>64 – 67 = 10/25%</text:p>
          </table:table-cell>
          <table:table-cell table:style-name="ce100" office:value-type="string" calcext:value-type="string">
            <text:p>68 – 70 = 25/45%</text:p>
          </table:table-cell>
          <table:table-cell table:style-name="ce100" office:value-type="string" calcext:value-type="string">
            <text:p>71 – 73 = 45/65%</text:p>
          </table:table-cell>
          <table:table-cell table:style-name="ce100" office:value-type="string" calcext:value-type="string">
            <text:p>74 – 76 = 65/85%</text:p>
          </table:table-cell>
          <table:table-cell table:style-name="ce100" office:value-type="string" calcext:value-type="string">
            <text:p>77 – 80 = 85/100%</text:p>
          </table:table-cell>
          <table:table-cell table:style-name="ce100"/>
          <table:table-cell table:style-name="ce105"/>
        </table:table-row>
        <table:table-row table:style-name="ro43">
          <table:table-cell office:value-type="string" calcext:value-type="string">
            <text:p>Скидки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4]/[.B14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table:style-name="ce60" office:value-type="string" calcext:value-type="string">
            <text:p>Алгоритмы Кормен</text:p>
          </table:table-cell>
          <table:table-cell table:style-name="ce60" office:value-type="float" office:value="208" calcext:value-type="float">
            <text:p>208</text:p>
          </table:table-cell>
          <table:table-cell table:style-name="ce60" office:value-type="float" office:value="124" calcext:value-type="float">
            <text:p>124</text:p>
          </table:table-cell>
          <table:table-cell table:style-name="ce60" table:formula="of:= ([.C15]/[.B15])*100" office:value-type="float" office:value="59.6153846153846" calcext:value-type="float">
            <text:p>59,62</text:p>
          </table:table-cell>
          <table:table-cell table:style-name="ce60" table:number-columns-repeated="7"/>
          <table:table-cell/>
        </table:table-row>
        <table:table-row table:style-name="ro43">
          <table:table-cell office:value-type="string" calcext:value-type="string">
            <text:p>Пакет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6]/[.B1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Загрузка Албрехт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7]/[.B17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Программист – фанатик</text:p>
          </table:table-cell>
          <table:table-cell table:number-columns-repeated="2" office:value-type="float" office:value="174" calcext:value-type="float">
            <text:p>174</text:p>
          </table:table-cell>
          <table:table-cell table:formula="of:= ([.C18]/[.B18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Прейскуранты/филиал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9]/[.B1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Поменять карту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 ([.C20]/[.B20])*100" office:value-type="float" office:value="0" calcext:value-type="float">
            <text:p>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Мильгамма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 ([.C21]/[.B21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table:style-name="ce55" office:value-type="string" calcext:value-type="string">
            <text:p>5 дней без белка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formula="of:= ([.C22]/[.B22])*100" office:value-type="float" office:value="40" calcext:value-type="float">
            <text:p>40</text:p>
          </table:table-cell>
          <table:table-cell table:style-name="ce55" table:number-columns-repeated="7"/>
          <table:table-cell/>
        </table:table-row>
        <table:table-row table:style-name="ro43">
          <table:table-cell office:value-type="string" calcext:value-type="string">
            <text:p>Стойка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 ([.C23]/[.B23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table:style-name="ce61" office:value-type="string" calcext:value-type="string">
            <text:p>Чистый код</text:p>
          </table:table-cell>
          <table:table-cell table:style-name="ce61" office:value-type="float" office:value="466" calcext:value-type="float">
            <text:p>466</text:p>
          </table:table-cell>
          <table:table-cell table:style-name="ce61" office:value-type="float" office:value="300" calcext:value-type="float">
            <text:p>300</text:p>
          </table:table-cell>
          <table:table-cell table:style-name="ce61" table:formula="of:= ([.C24]/[.B24])*100" office:value-type="float" office:value="64.3776824034335" calcext:value-type="float">
            <text:p>64,38</text:p>
          </table:table-cell>
          <table:table-cell table:style-name="ce61" table:number-columns-repeated="7"/>
          <table:table-cell/>
        </table:table-row>
        <table:table-row table:style-name="ro43">
          <table:table-cell office:value-type="string" calcext:value-type="string">
            <text:p>Payment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5]/[.B25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Autocomplete string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6]/[.B2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60">
          <table:table-cell office:value-type="string" calcext:value-type="string">
            <text:p>Спорт 80 – 100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&gt;25% <text:s/>&lt;45%</text:p>
          </table:table-cell>
          <table:table-cell table:style-name="ce98" office:value-type="string" calcext:value-type="string">
            <text:p>80 – 83 <text:s/>= 0/10%</text:p>
          </table:table-cell>
          <table:table-cell table:style-name="ce100" office:value-type="string" calcext:value-type="string">
            <text:p>84 – 87 = 10/25%</text:p>
          </table:table-cell>
          <table:table-cell table:style-name="ce100" office:value-type="string" calcext:value-type="string">
            <text:p>88 – 90 = 25/45%</text:p>
          </table:table-cell>
          <table:table-cell table:style-name="ce100" office:value-type="string" calcext:value-type="string">
            <text:p>91 – 93 = 45/65%</text:p>
          </table:table-cell>
          <table:table-cell table:style-name="ce100" office:value-type="string" calcext:value-type="string">
            <text:p>94 – 96 = 65/85%</text:p>
          </table:table-cell>
          <table:table-cell table:style-name="ce100" office:value-type="string" calcext:value-type="string">
            <text:p>97 – 100 = 85/100%</text:p>
          </table:table-cell>
          <table:table-cell table:number-columns-repeated="2"/>
        </table:table-row>
        <table:table-row table:style-name="ro43">
          <table:table-cell table:style-name="ce55" office:value-type="string" calcext:value-type="string">
            <text:p>Методы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42" calcext:value-type="float">
            <text:p>42</text:p>
          </table:table-cell>
          <table:table-cell table:style-name="ce55" table:formula="of:= ([.C28]/[.B28])*100" office:value-type="float" office:value="42" calcext:value-type="float">
            <text:p>42</text:p>
          </table:table-cell>
          <table:table-cell table:style-name="ce55" table:number-columns-repeated="7"/>
          <table:table-cell/>
        </table:table-row>
        <table:table-row table:style-name="ro43">
          <table:table-cell office:value-type="string" calcext:value-type="string">
            <text:p>Linux установка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9]/[.B2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61">
          <table:table-cell table:style-name="ce54" office:value-type="string" calcext:value-type="string">
            <text:p>Спорт 100 – 120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float" office:value="101" calcext:value-type="float">
            <text:p>101</text:p>
          </table:table-cell>
          <table:table-cell table:style-name="ce96" office:value-type="string" calcext:value-type="string">
            <text:p>100 – 103</text:p>
          </table:table-cell>
          <table:table-cell table:style-name="ce99" office:value-type="string" calcext:value-type="string">
            <text:p>100 – 103 <text:s/>= 0/10%</text:p>
          </table:table-cell>
          <table:table-cell table:style-name="ce101" office:value-type="string" calcext:value-type="string">
            <text:p>104 – 107 = 10/25%</text:p>
          </table:table-cell>
          <table:table-cell table:style-name="ce101" office:value-type="string" calcext:value-type="string">
            <text:p>108 – 110 = 25/45%</text:p>
          </table:table-cell>
          <table:table-cell table:style-name="ce101" office:value-type="string" calcext:value-type="string">
            <text:p>111 – 113 = 45/65%</text:p>
          </table:table-cell>
          <table:table-cell table:style-name="ce101" office:value-type="string" calcext:value-type="string">
            <text:p>114 – 116 = 65/85%</text:p>
          </table:table-cell>
          <table:table-cell table:style-name="ce101" office:value-type="string" calcext:value-type="string">
            <text:p>117 – 120 = 85/100%</text:p>
          </table:table-cell>
          <table:table-cell table:style-name="ce54"/>
          <table:table-cell/>
        </table:table-row>
        <table:table-row table:style-name="ro15">
          <table:table-cell table:style-name="ce95" office:value-type="string" calcext:value-type="string">
            <text:p>Грокаем Алгоритмы</text:p>
          </table:table-cell>
          <table:table-cell table:number-columns-repeated="2" table:style-name="ce95" office:value-type="float" office:value="290" calcext:value-type="float">
            <text:p>290</text:p>
          </table:table-cell>
          <table:table-cell table:style-name="ce95" table:formula="of:= ([.C31]/[.B31])*100" office:value-type="float" office:value="100" calcext:value-type="float">
            <text:p>100</text:p>
          </table:table-cell>
          <table:table-cell table:style-name="ce95" table:number-columns-repeated="7"/>
          <table:table-cell/>
        </table:table-row>
        <table:table-row table:style-name="ro15">
          <table:table-cell table:style-name="ce56" office:value-type="string" calcext:value-type="string">
            <text:p>Программист – прагматик</text:p>
          </table:table-cell>
          <table:table-cell table:style-name="ce56" office:value-type="float" office:value="349" calcext:value-type="float">
            <text:p>349</text:p>
          </table:table-cell>
          <table:table-cell table:style-name="ce56" office:value-type="float" office:value="83" calcext:value-type="float">
            <text:p>83</text:p>
          </table:table-cell>
          <table:table-cell table:style-name="ce56" table:formula="of:= ([.C32]/[.B32])*100" office:value-type="float" office:value="23.7822349570201" calcext:value-type="float">
            <text:p>23,78</text:p>
          </table:table-cell>
          <table:table-cell table:style-name="ce56" table:number-columns-repeated="7"/>
          <table:table-cell/>
        </table:table-row>
        <table:table-row table:style-name="ro43">
          <table:table-cell table:style-name="ce35" table:number-columns-repeated="3"/>
          <table:table-cell table:style-name="ce97" table:formula="of:= ([.C33]/[.B33])*100" office:value-type="string" office:string-value="" calcext:value-type="error">
            <text:p>#DIV/0!</text:p>
          </table:table-cell>
          <table:table-cell table:style-name="ce35" table:number-columns-repeated="7"/>
          <table:table-cell/>
        </table:table-row>
        <table:table-row table:style-name="ro43">
          <table:table-cell table:style-name="ce35" table:number-columns-repeated="3"/>
          <table:table-cell table:style-name="ce97" table:formula="of:= ([.C34]/[.B34])*100" office:value-type="string" office:string-value="" calcext:value-type="error">
            <text:p>#DIV/0!</text:p>
          </table:table-cell>
          <table:table-cell table:style-name="ce35" table:number-columns-repeated="7"/>
          <table:table-cell/>
        </table:table-row>
      </table:table>
      <table:table table:name="Цели" table:style-name="ta1">
        <office:forms form:automatic-focus="false" form:apply-design-mode="false"/>
        <table:table-column table:style-name="co58" table:default-cell-style-name="ce113"/>
        <table:table-column table:style-name="co59" table:number-columns-repeated="2" table:default-cell-style-name="ce113"/>
        <table:table-column table:style-name="co25" table:default-cell-style-name="ce113"/>
        <table:table-column table:style-name="co60" table:default-cell-style-name="ce113"/>
        <table:table-column table:style-name="co27" table:default-cell-style-name="ce113"/>
        <table:table-column table:style-name="co28" table:default-cell-style-name="ce113"/>
        <table:table-column table:style-name="co29" table:default-cell-style-name="ce113"/>
        <table:table-column table:style-name="co61" table:default-cell-style-name="ce113"/>
        <table:table-column table:style-name="co62" table:default-cell-style-name="ce113"/>
        <table:table-column table:style-name="co63" table:default-cell-style-name="ce113"/>
        <table:table-column table:style-name="co25" table:default-cell-style-name="ce113"/>
        <table:table-column table:style-name="co12" table:number-columns-repeated="1012" table:default-cell-style-name="ce113"/>
        <table:table-row table:style-name="ro60">
          <table:table-cell table:style-name="ce106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60">
          <table:table-cell table:style-name="ce107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60">
          <table:table-cell table:style-name="ce108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60">
          <table:table-cell table:style-name="ce109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60">
          <table:table-cell table:style-name="ce110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60">
          <table:table-cell table:style-name="ce111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60">
          <table:table-cell table:style-name="ce112"/>
          <table:table-cell office:value-type="string" calcext:value-type="string">
            <text:p>Завершен</text:p>
          </table:table-cell>
          <table:table-cell table:number-columns-repeated="1022"/>
        </table:table-row>
        <table:table-row table:style-name="ro43">
          <table:table-cell table:number-columns-repeated="1024"/>
        </table:table-row>
        <table:table-row table:style-name="ro61">
          <table:table-cell table:style-name="ce114" office:value-type="string" calcext:value-type="string">
            <text:p>Наименование</text:p>
          </table:table-cell>
          <table:table-cell table:style-name="ce114" office:value-type="string" calcext:value-type="string">
            <text:p>Всего</text:p>
          </table:table-cell>
          <table:table-cell table:style-name="ce114" office:value-type="string" calcext:value-type="string">
            <text:p>Выполнено</text:p>
          </table:table-cell>
          <table:table-cell table:style-name="ce114" office:value-type="string" calcext:value-type="string">
            <text:p>%</text:p>
          </table:table-cell>
          <table:table-cell table:style-name="ce114" office:value-type="string" calcext:value-type="string">
            <text:p>Пункт 1</text:p>
          </table:table-cell>
          <table:table-cell table:style-name="ce114" office:value-type="string" calcext:value-type="string">
            <text:p>Пункт 2</text:p>
          </table:table-cell>
          <table:table-cell table:style-name="ce114" office:value-type="string" calcext:value-type="string">
            <text:p>Пункт 3</text:p>
          </table:table-cell>
          <table:table-cell table:style-name="ce114" office:value-type="string" calcext:value-type="string">
            <text:p>Пункт 4</text:p>
          </table:table-cell>
          <table:table-cell table:style-name="ce114" office:value-type="string" calcext:value-type="string">
            <text:p>Пункт 5</text:p>
          </table:table-cell>
          <table:table-cell table:style-name="ce114" office:value-type="string" calcext:value-type="string">
            <text:p>Пункт 6</text:p>
          </table:table-cell>
          <table:table-cell table:style-name="ce114" office:value-type="string" calcext:value-type="string">
            <text:p>Пункт 7</text:p>
          </table:table-cell>
          <table:table-cell table:number-columns-repeated="1013"/>
        </table:table-row>
        <table:table-row table:style-name="ro62">
          <table:table-cell table:style-name="ce115" office:value-type="string" calcext:value-type="string">
            <text:p>Work/education</text:p>
          </table:table-cell>
          <table:table-cell table:style-name="ce118" table:number-columns-repeated="10"/>
          <table:table-cell table:number-columns-repeated="1013"/>
        </table:table-row>
        <table:table-row-group>
          <table:table-row table:style-name="ro21">
            <table:table-cell table:style-name="ce116" office:value-type="string" calcext:value-type="string">
              <text:p>Java SE</text:p>
            </table:table-cell>
            <table:table-cell table:style-name="ce116" office:value-type="float" office:value="100" calcext:value-type="float">
              <text:p>100</text:p>
            </table:table-cell>
            <table:table-cell table:style-name="ce116" office:value-type="float" office:value="33" calcext:value-type="float">
              <text:p>33</text:p>
            </table:table-cell>
            <table:table-cell table:style-name="ce116" table:formula="of:= ([.C11]/[.B11])*100" office:value-type="float" office:value="33" calcext:value-type="float">
              <text:p>33</text:p>
            </table:table-cell>
            <table:table-cell table:style-name="ce123" office:value-type="string" calcext:value-type="string">
              <text:p>Head first 20%</text:p>
            </table:table-cell>
            <table:table-cell table:style-name="ce127" office:value-type="string" calcext:value-type="string">
              <text:p>Методы 20%(8)</text:p>
            </table:table-cell>
            <table:table-cell table:style-name="ce129" office:value-type="string" calcext:value-type="string">
              <text:p>Паттерны 20% (5)</text:p>
            </table:table-cell>
            <table:table-cell table:style-name="ce124" office:value-type="string" calcext:value-type="string">
              <text:p>Gradle/Maven 10%</text:p>
            </table:table-cell>
            <table:table-cell table:style-name="ce124" office:value-type="string" calcext:value-type="string">
              <text:p>Concurrency 10%</text:p>
            </table:table-cell>
            <table:table-cell table:style-name="ce124" office:value-type="string" calcext:value-type="string">
              <text:p>TDD 10%()</text:p>
            </table:table-cell>
            <table:table-cell table:style-name="ce117" office:value-type="string" calcext:value-type="string">
              <text:p>Java APIs, Extensions and Libraries 10%</text:p>
            </table:table-cell>
            <table:table-cell table:number-columns-repeated="1013"/>
          </table:table-row>
          <table:table-row table:style-name="ro61">
            <table:table-cell table:style-name="ce117" office:value-type="string" calcext:value-type="string">
              <text:p>Java EE</text:p>
            </table:table-cell>
            <table:table-cell table:style-name="ce117" office:value-type="float" office:value="100" calcext:value-type="float">
              <text:p>100</text:p>
            </table:table-cell>
            <table:table-cell table:style-name="ce117" office:value-type="float" office:value="0" calcext:value-type="float">
              <text:p>0</text:p>
            </table:table-cell>
            <table:table-cell table:style-name="ce117" table:formula="of:= ([.C12]/[.B12])*100" office:value-type="float" office:value="0" calcext:value-type="float">
              <text:p>0</text:p>
            </table:table-cell>
            <table:table-cell table:style-name="ce124" office:value-type="string" calcext:value-type="string">
              <text:p>Spring <text:s/>20%</text:p>
            </table:table-cell>
            <table:table-cell table:style-name="ce124" office:value-type="string" calcext:value-type="string">
              <text:p>Сервлеты и JSP 20%</text:p>
            </table:table-cell>
            <table:table-cell table:style-name="ce124" office:value-type="string" calcext:value-type="string">
              <text:p>Hibernate 15%</text:p>
            </table:table-cell>
            <table:table-cell table:style-name="ce117" office:value-type="string" calcext:value-type="string">
              <text:p>Java EE 8 Recipes 20%</text:p>
            </table:table-cell>
            <table:table-cell table:style-name="ce117" office:value-type="string" calcext:value-type="string">
              <text:p>Java на практике 5%</text:p>
            </table:table-cell>
            <table:table-cell table:style-name="ce117" office:value-type="string" calcext:value-type="string">
              <text:p>Java EE Web Application 15 %</text:p>
            </table:table-cell>
            <table:table-cell table:style-name="ce117" office:value-type="string" calcext:value-type="string">
              <text:p>Practical JSF in Java EE 5%</text:p>
            </table:table-cell>
            <table:table-cell table:number-columns-repeated="1013"/>
          </table:table-row>
          <table:table-row table:style-name="ro61">
            <table:table-cell table:style-name="ce118" office:value-type="string" calcext:value-type="string">
              <text:p>English</text:p>
            </table:table-cell>
            <table:table-cell table:style-name="ce118"/>
            <table:table-cell table:style-name="ce118" office:value-type="string" calcext:value-type="string">
              <text:p>Pre – intermediate</text:p>
            </table:table-cell>
            <table:table-cell table:style-name="ce118"/>
            <table:table-cell table:style-name="ce118" office:value-type="string" calcext:value-type="string">
              <text:p>Elementary</text:p>
            </table:table-cell>
            <table:table-cell table:style-name="ce118" office:value-type="string" calcext:value-type="string">
              <text:p>Pre – intermediate</text:p>
            </table:table-cell>
            <table:table-cell table:style-name="ce118" office:value-type="string" calcext:value-type="string">
              <text:p>Intermediate</text:p>
            </table:table-cell>
            <table:table-cell table:style-name="ce118" office:value-type="string" calcext:value-type="string">
              <text:p>Upper – Intermediate</text:p>
            </table:table-cell>
            <table:table-cell table:style-name="ce118" office:value-type="string" calcext:value-type="string">
              <text:p>Advanced</text:p>
            </table:table-cell>
            <table:table-cell table:style-name="ce118" office:value-type="string" calcext:value-type="string">
              <text:p>Proficient</text:p>
            </table:table-cell>
            <table:table-cell table:style-name="ce118"/>
            <table:table-cell table:number-columns-repeated="1013"/>
          </table:table-row>
          <table:table-row table:style-name="ro63">
            <table:table-cell table:style-name="ce119" office:value-type="string" calcext:value-type="string">
              <text:p>Алгоритмы </text:p>
            </table:table-cell>
            <table:table-cell table:style-name="ce119" office:value-type="float" office:value="100" calcext:value-type="float">
              <text:p>100</text:p>
            </table:table-cell>
            <table:table-cell table:style-name="ce119" office:value-type="float" office:value="32" calcext:value-type="float">
              <text:p>32</text:p>
            </table:table-cell>
            <table:table-cell table:style-name="ce119" table:formula="of:= ([.C14]/[.B14])*100" office:value-type="float" office:value="32" calcext:value-type="float">
              <text:p>32</text:p>
            </table:table-cell>
            <table:table-cell table:style-name="ce120" office:value-type="string" calcext:value-type="string">
              <text:p>Кормен введение 20% (12)</text:p>
            </table:table-cell>
            <table:table-cell table:style-name="ce117" office:value-type="string" calcext:value-type="string">
              <text:p>Алгоритмы и структуры данных — Артём Вурсалов 10%</text:p>
            </table:table-cell>
            <table:table-cell table:style-name="ce117" office:value-type="string" calcext:value-type="string">
              <text:p>Algorithms For Dummies 20%</text:p>
            </table:table-cell>
            <table:table-cell table:style-name="ce98" office:value-type="string" calcext:value-type="string">
              <text:p>Адитья Бхаргава «Грокаем алгоритмы 20 %(20)</text:p>
            </table:table-cell>
            <table:table-cell table:style-name="ce117" office:value-type="string" calcext:value-type="string">
              <text:p>Структуры данных и алгоритмы JAVA 20%</text:p>
            </table:table-cell>
            <table:table-cell table:style-name="ce117" office:value-type="string" calcext:value-type="string">
              <text:p>Distributed Algorithms: An Intuitive Approach 10%</text:p>
            </table:table-cell>
            <table:table-cell table:style-name="ce117"/>
            <table:table-cell table:number-columns-repeated="1013"/>
          </table:table-row>
          <table:table-row table:style-name="ro64">
            <table:table-cell table:style-name="ce118" office:value-type="string" calcext:value-type="string">
              <text:p>Programming / computer since </text:p>
            </table:table-cell>
            <table:table-cell table:style-name="ce118" office:value-type="float" office:value="100" calcext:value-type="float">
              <text:p>100</text:p>
            </table:table-cell>
            <table:table-cell table:style-name="ce118" office:value-type="float" office:value="17" calcext:value-type="float">
              <text:p>17</text:p>
            </table:table-cell>
            <table:table-cell table:style-name="ce118" table:formula="of:= ([.C15]/[.B15])*100" office:value-type="float" office:value="17" calcext:value-type="float">
              <text:p>17</text:p>
            </table:table-cell>
            <table:table-cell table:style-name="ce117" office:value-type="string" calcext:value-type="string">
              <text:p>Agile 10%</text:p>
            </table:table-cell>
            <table:table-cell table:style-name="ce117" office:value-type="string" calcext:value-type="string">
              <text:p>Comp since 10%</text:p>
            </table:table-cell>
            <table:table-cell table:style-name="ce117" office:value-type="string" calcext:value-type="string">
              <text:p>7 Languages 10 %</text:p>
            </table:table-cell>
            <table:table-cell table:style-name="ce130" office:value-type="string" calcext:value-type="string">
              <text:p>Clean code 15%(9)</text:p>
            </table:table-cell>
            <table:table-cell table:style-name="ce133" office:value-type="string" calcext:value-type="string">
              <text:p>Программист – фан 5%(5)</text:p>
            </table:table-cell>
            <table:table-cell table:style-name="ce124" office:value-type="string" calcext:value-type="string">
              <text:p>Совершенный код 10%</text:p>
            </table:table-cell>
            <table:table-cell table:style-name="ce124" office:value-type="string" calcext:value-type="string">
              <text:p>Программист – праг 5%(1)</text:p>
            </table:table-cell>
            <table:table-cell table:style-name="ce135" office:value-type="string" calcext:value-type="string">
              <text:p>Карьера программиста 5%</text:p>
            </table:table-cell>
            <table:table-cell table:style-name="ce135" office:value-type="string" calcext:value-type="string">
              <text:p>Компиляторы 10%</text:p>
            </table:table-cell>
            <table:table-cell table:style-name="ce128" office:value-type="string" calcext:value-type="string">
              <text:p>Git – 10%(1)</text:p>
            </table:table-cell>
            <table:table-cell table:style-name="ce128" office:value-type="string" calcext:value-type="string">
              <text:p>PostgreSQL – 10%(1)</text:p>
            </table:table-cell>
            <table:table-cell table:number-columns-repeated="1009"/>
          </table:table-row>
          <table:table-row table:style-name="ro61">
            <table:table-cell table:style-name="ce116" office:value-type="string" calcext:value-type="string">
              <text:p>Linux</text:p>
            </table:table-cell>
            <table:table-cell table:style-name="ce116" office:value-type="float" office:value="100" calcext:value-type="float">
              <text:p>100</text:p>
            </table:table-cell>
            <table:table-cell table:style-name="ce116" office:value-type="float" office:value="25" calcext:value-type="float">
              <text:p>25</text:p>
            </table:table-cell>
            <table:table-cell table:style-name="ce116" table:formula="of:= ([.C16]/[.B16])*100" office:value-type="float" office:value="25" calcext:value-type="float">
              <text:p>25</text:p>
            </table:table-cell>
            <table:table-cell table:style-name="ce112" office:value-type="string" calcext:value-type="string">
              <text:p>Установка 10%</text:p>
            </table:table-cell>
            <table:table-cell table:style-name="ce112" office:value-type="string" calcext:value-type="string">
              <text:p>Настройка 15%</text:p>
            </table:table-cell>
            <table:table-cell table:style-name="ce117" office:value-type="string" calcext:value-type="string">
              <text:p>Терминал Linux 10%</text:p>
            </table:table-cell>
            <table:table-cell table:style-name="ce117" office:value-type="string" calcext:value-type="string">
              <text:p>Изучаем Linux на примере Ubuntu 30%</text:p>
            </table:table-cell>
            <table:table-cell table:style-name="ce117" table:number-columns-repeated="3"/>
            <table:table-cell table:number-columns-repeated="1013"/>
          </table:table-row>
          <table:table-row table:style-name="ro60">
            <table:table-cell table:style-name="ce118" office:value-type="string" calcext:value-type="string">
              <text:p>Frontend </text:p>
            </table:table-cell>
            <table:table-cell table:style-name="ce118" office:value-type="float" office:value="100" calcext:value-type="float">
              <text:p>100</text:p>
            </table:table-cell>
            <table:table-cell table:style-name="ce118" office:value-type="float" office:value="20" calcext:value-type="float">
              <text:p>20</text:p>
            </table:table-cell>
            <table:table-cell table:style-name="ce118" table:formula="of:= ([.C17]/[.B17])*100" office:value-type="float" office:value="20" calcext:value-type="float">
              <text:p>20</text:p>
            </table:table-cell>
            <table:table-cell table:style-name="ce120" office:value-type="string" calcext:value-type="string">
              <text:p>HTML 30% (15)</text:p>
            </table:table-cell>
            <table:table-cell table:style-name="ce117" office:value-type="string" calcext:value-type="string">
              <text:p>CSS 25%</text:p>
            </table:table-cell>
            <table:table-cell table:style-name="ce118" office:value-type="string" calcext:value-type="string">
              <text:p>Javascript 50%(5)</text:p>
            </table:table-cell>
            <table:table-cell table:style-name="ce121" table:number-columns-repeated="4"/>
            <table:table-cell table:number-columns-repeated="1013"/>
          </table:table-row>
        </table:table-row-group>
        <table:table-row table:style-name="ro62">
          <table:table-cell table:style-name="ce115" office:value-type="string" calcext:value-type="string">
            <text:p>Health/Sport</text:p>
          </table:table-cell>
          <table:table-cell table:style-name="ce118" table:number-columns-repeated="10"/>
          <table:table-cell table:number-columns-repeated="1013"/>
        </table:table-row>
        <table:table-row-group>
          <table:table-row table:style-name="ro65">
            <table:table-cell table:style-name="ce120" office:value-type="string" calcext:value-type="string">
              <text:p>Спорт (Набор формы)</text:p>
            </table:table-cell>
            <table:table-cell table:style-name="ce120" office:value-type="float" office:value="180" calcext:value-type="float">
              <text:p>180</text:p>
            </table:table-cell>
            <table:table-cell table:style-name="ce120" office:value-type="float" office:value="101" calcext:value-type="float">
              <text:p>101</text:p>
            </table:table-cell>
            <table:table-cell table:style-name="ce120" office:value-type="string" calcext:value-type="string">
              <text:p>&gt;45% <text:s/>&lt;65%</text:p>
            </table:table-cell>
            <table:table-cell table:style-name="ce125" office:value-type="string" calcext:value-type="string">
              <text:p>До 60 <text:s/>= 0/10%</text:p>
            </table:table-cell>
            <table:table-cell table:style-name="ce125" office:value-type="string" calcext:value-type="string">
              <text:p>60 – 80 = 10/25%</text:p>
            </table:table-cell>
            <table:table-cell table:style-name="ce125" office:value-type="string" calcext:value-type="string">
              <text:p>80 – 100 = 25/45%</text:p>
            </table:table-cell>
            <table:table-cell table:style-name="ce131" office:value-type="string" calcext:value-type="string">
              <text:p>100 – 120 = 45/65%</text:p>
            </table:table-cell>
            <table:table-cell table:style-name="ce131" office:value-type="string" calcext:value-type="string">
              <text:p>120 – 150 = 65/100%</text:p>
            </table:table-cell>
            <table:table-cell table:style-name="ce131" office:value-type="string" calcext:value-type="string">
              <text:p>150 – 180 = 85/100%</text:p>
            </table:table-cell>
            <table:table-cell table:style-name="ce134"/>
            <table:table-cell table:style-name="ce105"/>
            <table:table-cell table:number-columns-repeated="1012"/>
          </table:table-row>
          <table:table-row table:style-name="ro61">
            <table:table-cell table:style-name="ce118" office:value-type="string" calcext:value-type="string">
              <text:p>Здоровье(Начало)</text:p>
            </table:table-cell>
            <table:table-cell table:style-name="ce118" office:value-type="float" office:value="100" calcext:value-type="float">
              <text:p>100</text:p>
            </table:table-cell>
            <table:table-cell table:style-name="ce118" office:value-type="float" office:value="24" calcext:value-type="float">
              <text:p>24</text:p>
            </table:table-cell>
            <table:table-cell table:style-name="ce118" table:formula="of:= ([.C20] / [.B20]) * 100" office:value-type="float" office:value="24" calcext:value-type="float">
              <text:p>24</text:p>
            </table:table-cell>
            <table:table-cell table:style-name="ce126" office:value-type="string" calcext:value-type="string">
              <text:p>45 мин у стены 10% (10)</text:p>
            </table:table-cell>
            <table:table-cell table:style-name="ce128" office:value-type="string" calcext:value-type="string">
              <text:p>5 дней без белка10% (4)</text:p>
            </table:table-cell>
            <table:table-cell table:style-name="ce126" office:value-type="string" calcext:value-type="string">
              <text:p>Мильгамма 10% (10)</text:p>
            </table:table-cell>
            <table:table-cell table:style-name="ce132" office:value-type="string" calcext:value-type="string">
              <text:p>Сходить к врачу 20%</text:p>
            </table:table-cell>
            <table:table-cell table:style-name="ce132" table:number-columns-repeated="6"/>
            <table:table-cell table:style-name="ce121"/>
            <table:table-cell table:number-columns-repeated="1009"/>
          </table:table-row>
        </table:table-row-group>
        <table:table-row table:style-name="ro60">
          <table:table-cell table:style-name="ce121" table:number-columns-repeated="3"/>
          <table:table-cell table:style-name="ce122" table:formula="of:= ([.C21]/[.B21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2]/[.B22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3]/[.B23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4]/[.B24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5]/[.B25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6]/[.B26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7]/[.B27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8]/[.B28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9]/[.B29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 table:number-rows-repeated="1048546">
          <table:table-cell table:number-columns-repeated="1024"/>
        </table:table-row>
        <table:table-row table:style-name="ro60">
          <table:table-cell table:number-columns-repeated="1024"/>
        </table:table-row>
      </table:table>
      <table:table table:name="Уровень" table:style-name="ta1" table:print="false">
        <office:forms form:automatic-focus="false" form:apply-design-mode="false"/>
        <table:table-column table:style-name="co42" table:default-cell-style-name="ce69"/>
        <table:table-column table:style-name="co43" table:default-cell-style-name="ce69"/>
        <table:table-column table:style-name="co44" table:default-cell-style-name="ce69"/>
        <table:table-column table:style-name="co45" table:default-cell-style-name="ce69"/>
        <table:table-column table:style-name="co46" table:default-cell-style-name="ce69"/>
        <table:table-column table:style-name="co28" table:default-cell-style-name="ce69"/>
        <table:table-column table:style-name="co27" table:default-cell-style-name="ce69"/>
        <table:table-column table:style-name="co47" table:default-cell-style-name="ce69"/>
        <table:table-column table:style-name="co21" table:default-cell-style-name="ce69"/>
        <table:table-column table:style-name="co29" table:default-cell-style-name="ce69"/>
        <table:table-column table:style-name="co48" table:default-cell-style-name="ce69"/>
        <table:table-column table:style-name="co49" table:default-cell-style-name="ce69"/>
        <table:table-column table:style-name="co28" table:default-cell-style-name="ce69"/>
        <table:table-column table:style-name="co50" table:default-cell-style-name="ce69"/>
        <table:table-column table:style-name="co25" table:number-columns-repeated="1010" table:default-cell-style-name="ce69"/>
        <table:table-row table:style-name="ro60">
          <table:table-cell table:style-name="ce62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60">
          <table:table-cell table:style-name="ce63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60">
          <table:table-cell table:style-name="ce64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60">
          <table:table-cell table:style-name="ce65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60">
          <table:table-cell table:style-name="ce66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60">
          <table:table-cell table:style-name="ce67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43">
          <table:table-cell table:number-columns-repeated="1024"/>
        </table:table-row>
        <table:table-row table:style-name="ro60">
          <table:table-cell table:style-name="ce70" office:value-type="string" calcext:value-type="string">
            <text:p>Наименование</text:p>
          </table:table-cell>
          <table:table-cell table:style-name="ce70" office:value-type="string" calcext:value-type="string">
            <text:p>Всего</text:p>
          </table:table-cell>
          <table:table-cell table:style-name="ce70" office:value-type="string" calcext:value-type="string">
            <text:p>Выполнено</text:p>
          </table:table-cell>
          <table:table-cell table:style-name="ce70" office:value-type="string" calcext:value-type="string">
            <text:p>%</text:p>
          </table:table-cell>
          <table:table-cell table:style-name="ce70" office:value-type="string" calcext:value-type="string">
            <text:p>Пункт 1</text:p>
          </table:table-cell>
          <table:table-cell table:style-name="ce70" office:value-type="string" calcext:value-type="string">
            <text:p>Пункт 2</text:p>
          </table:table-cell>
          <table:table-cell table:style-name="ce70" office:value-type="string" calcext:value-type="string">
            <text:p>Пункт 3</text:p>
          </table:table-cell>
          <table:table-cell table:style-name="ce70" office:value-type="string" calcext:value-type="string">
            <text:p>Пункт 4</text:p>
          </table:table-cell>
          <table:table-cell table:style-name="ce70" office:value-type="string" calcext:value-type="string">
            <text:p>Пункт 5</text:p>
          </table:table-cell>
          <table:table-cell table:style-name="ce70" office:value-type="string" calcext:value-type="string">
            <text:p>Пункт 6</text:p>
          </table:table-cell>
          <table:table-cell table:style-name="ce70" office:value-type="string" calcext:value-type="string">
            <text:p>Пункт 7</text:p>
          </table:table-cell>
          <table:table-cell table:style-name="ce70" office:value-type="string" calcext:value-type="string">
            <text:p>Пункт 8</text:p>
          </table:table-cell>
          <table:table-cell table:style-name="ce70" office:value-type="string" calcext:value-type="string">
            <text:p>Пункт 9</text:p>
          </table:table-cell>
          <table:table-cell table:style-name="ce70" office:value-type="string" calcext:value-type="string">
            <text:p>Пункт 10</text:p>
          </table:table-cell>
          <table:table-cell table:number-columns-repeated="1010"/>
        </table:table-row>
        <table:table-row table:style-name="ro66">
          <table:table-cell table:style-name="ce74" office:value-type="string" calcext:value-type="string">
            <text:p>Health/Sport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float" office:value="22" calcext:value-type="float">
            <text:p>22</text:p>
          </table:table-cell>
          <table:table-cell table:style-name="ce74" table:formula="of:= ([.C9] / [.B9]) * 100" office:value-type="float" office:value="22" calcext:value-type="float">
            <text:p>22</text:p>
          </table:table-cell>
          <table:table-cell table:style-name="ce103" office:value-type="string" calcext:value-type="string">
            <text:p>Спорт (Набор формы) 30%(15)</text:p>
          </table:table-cell>
          <table:table-cell table:style-name="ce74" office:value-type="string" calcext:value-type="string">
            <text:p>Здоровье(Начало) 30%(7)</text:p>
          </table:table-cell>
          <table:table-cell table:style-name="ce104" table:number-columns-repeated="2"/>
          <table:table-cell table:style-name="ce94" table:number-columns-repeated="6"/>
          <table:table-cell table:number-columns-repeated="1010"/>
        </table:table-row>
        <table:table-row table:style-name="ro64">
          <table:table-cell table:style-name="ce74" office:value-type="string" calcext:value-type="string">
            <text:p>Work/education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float" office:value="15" calcext:value-type="float">
            <text:p>15</text:p>
          </table:table-cell>
          <table:table-cell table:style-name="ce74" table:formula="of:= ([.C10] / [.B10]) * 100" office:value-type="float" office:value="15" calcext:value-type="float">
            <text:p>15</text:p>
          </table:table-cell>
          <table:table-cell table:style-name="ce72" office:value-type="string" calcext:value-type="string">
            <text:p>Java SE 20%(6)</text:p>
          </table:table-cell>
          <table:table-cell table:style-name="ce73" office:value-type="string" calcext:value-type="string">
            <text:p>Java EE 25%</text:p>
          </table:table-cell>
          <table:table-cell table:style-name="ce74" office:value-type="string" calcext:value-type="string">
            <text:p>English 15%(2)</text:p>
          </table:table-cell>
          <table:table-cell table:style-name="ce74" office:value-type="string" calcext:value-type="string">
            <text:p>Алгоритмы 10%(3)</text:p>
          </table:table-cell>
          <table:table-cell table:style-name="ce74" office:value-type="string" calcext:value-type="string">
            <text:p>Programming / computer since 10%(2)</text:p>
          </table:table-cell>
          <table:table-cell table:style-name="ce72" office:value-type="string" calcext:value-type="string">
            <text:p>Linux 5%(1)</text:p>
          </table:table-cell>
          <table:table-cell table:style-name="ce74" office:value-type="string" calcext:value-type="string">
            <text:p>Frontend 5%(1)</text:p>
          </table:table-cell>
          <table:table-cell table:style-name="ce73" office:value-type="string" calcext:value-type="string">
            <text:p>Android 10%</text:p>
          </table:table-cell>
          <table:table-cell table:style-name="ce77" table:number-columns-repeated="2"/>
          <table:table-cell table:number-columns-repeated="1010"/>
        </table:table-row>
        <table:table-row table:style-name="ro60">
          <table:table-cell table:style-name="ce73" office:value-type="string" calcext:value-type="string">
            <text:p>Business</text:p>
          </table:table-cell>
          <table:table-cell table:style-name="ce73" office:value-type="float" office:value="100" calcext:value-type="float">
            <text:p>100</text:p>
          </table:table-cell>
          <table:table-cell table:style-name="ce73" office:value-type="float" office:value="0" calcext:value-type="float">
            <text:p>0</text:p>
          </table:table-cell>
          <table:table-cell table:style-name="ce73" table:formula="of:= ([.C11] / [.B11]) * 100" office:value-type="float" office:value="0" calcext:value-type="float">
            <text:p>0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2] / [.B12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3] / [.B13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4] / [.B14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5] / [.B15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6] / [.B16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7] / [.B17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8] / [.B18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9] / [.B19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number-columns-repeated="3"/>
          <table:table-cell table:style-name="ce102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 table:number-rows-repeated="1048542">
          <table:table-cell table:number-columns-repeated="1024"/>
        </table:table-row>
        <table:table-row table:style-name="ro60">
          <table:table-cell table:number-columns-repeated="1024"/>
        </table:table-row>
      </table:table>
      <table:table table:name="Достижения" table:style-name="ta1">
        <table:table-column table:style-name="co32" table:default-cell-style-name="ce86"/>
        <table:table-column table:style-name="co33" table:default-cell-style-name="ce86"/>
        <table:table-column table:style-name="co34" table:default-cell-style-name="ce86"/>
        <table:table-column table:style-name="co35" table:default-cell-style-name="ce86"/>
        <table:table-column table:style-name="co36" table:default-cell-style-name="ce86"/>
        <table:table-column table:style-name="co12" table:number-columns-repeated="1019" table:default-cell-style-name="ce86"/>
        <table:table-row table:style-name="ro25">
          <table:table-cell table:style-name="ce84" office:value-type="string" calcext:value-type="string">
            <text:p>Discipline</text:p>
          </table:table-cell>
          <table:table-cell table:style-name="ce84" office:value-type="string" calcext:value-type="string">
            <text:p>Education</text:p>
          </table:table-cell>
          <table:table-cell table:style-name="ce84" office:value-type="string" calcext:value-type="string">
            <text:p>Work</text:p>
          </table:table-cell>
          <table:table-cell table:style-name="ce84" office:value-type="string" calcext:value-type="string">
            <text:p>Health</text:p>
          </table:table-cell>
          <table:table-cell table:style-name="ce84" office:value-type="string" calcext:value-type="string">
            <text:p>Business</text:p>
          </table:table-cell>
          <table:table-cell table:number-columns-repeated="1019"/>
        </table:table-row>
        <table:table-row table:style-name="ro26">
          <table:table-cell table:style-name="ce85"/>
          <table:table-cell table:style-name="ce87" office:value-type="string" calcext:value-type="string">
            <text:p><text:span text:style-name="T1">Обучаемый</text:span> </text:p>
            <text:p/>
            <text:p>Набрать 50 баллов</text:p>
            <text:p>Progress: complete</text:p>
          </table:table-cell>
          <table:table-cell table:style-name="ce88" office:value-type="string" calcext:value-type="string">
            <text:p>Работник</text:p>
            <text:p/>
            <text:p><text:span text:style-name="T2">Набрать 100 баллов</text:span></text:p>
            <text:p><text:span text:style-name="T2">Progress: complete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7">
          <table:table-cell table:style-name="ce85"/>
          <table:table-cell table:style-name="ce87" office:value-type="string" calcext:value-type="string">
            <text:p><text:span text:style-name="T1">Прилежный ученик</text:span></text:p>
            <text:p/>
            <text:p>Набрать 100 баллов</text:p>
            <text:p>Progress: complete</text:p>
          </table:table-cell>
          <table:table-cell table:style-name="ce87" office:value-type="string" calcext:value-type="string">
            <text:p><text:span text:style-name="T1">Трудяга</text:span></text:p>
            <text:p/>
            <text:p><text:span text:style-name="T2">Набрать 350 баллов</text:span></text:p>
            <text:p><text:span text:style-name="T2">Progress: complete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8">
          <table:table-cell table:style-name="ce85"/>
          <table:table-cell table:style-name="ce85" office:value-type="string" calcext:value-type="string">
            <text:p><text:span text:style-name="T1">Мастер</text:span></text:p>
            <text:p/>
            <text:p><text:span text:style-name="T2">Набрать 250 баллов</text:span></text:p>
            <text:p><text:span text:style-name="T2">Progress: 139,5</text:span></text:p>
          </table:table-cell>
          <table:table-cell table:style-name="ce85" office:value-type="string" calcext:value-type="string">
            <text:p><text:span text:style-name="T1">От рассвета до заката</text:span></text:p>
            <text:p/>
            <text:p><text:span text:style-name="T2">Набрать 16 баллов за день</text:span></text:p>
            <text:p><text:span text:style-name="T2">Progress: 11,66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/>
          <table:table-cell table:style-name="ce85" office:value-type="string" calcext:value-type="string">
            <text:p><text:span text:style-name="T1">Исследователь</text:span></text:p>
            <text:p/>
            <text:p><text:span text:style-name="T2">Набрать 500 баллов</text:span></text:p>
            <text:p><text:span text:style-name="T2">Progress: </text:span></text:p>
          </table:table-cell>
          <table:table-cell table:style-name="ce85" office:value-type="string" calcext:value-type="string">
            <text:p><text:span text:style-name="T3">Профи</text:span></text:p>
            <text:p/>
            <text:p><text:span text:style-name="T4">Набрать 750 баллов</text:span></text:p>
            <text:p><text:span text:style-name="T4">Progress: 351,58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/>
          <table:table-cell table:style-name="ce85" office:value-type="string" calcext:value-type="string">
            <text:p><text:span text:style-name="T1">Гуру</text:span></text:p>
            <text:p/>
            <text:p><text:span text:style-name="T2">Набрать 1000 баллов</text:span></text:p>
            <text:p><text:span text:style-name="T2">Progress: </text:span></text:p>
          </table:table-cell>
          <table:table-cell table:style-name="ce85" office:value-type="string" calcext:value-type="string">
            <text:p><text:span text:style-name="T3">Ударник</text:span></text:p>
            <text:p/>
            <text:p><text:span text:style-name="T4">Набрать 1000 баллов</text:span></text:p>
            <text:p><text:span text:style-name="T4">Progress: 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 table:number-columns-repeated="2"/>
          <table:table-cell table:style-name="ce85" office:value-type="string" calcext:value-type="string">
            <text:p><text:span text:style-name="T3">Титан</text:span></text:p>
            <text:p/>
            <text:p><text:span text:style-name="T4">Набрать 2000 баллов</text:span></text:p>
            <text:p><text:span text:style-name="T4">Progress: 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 table:number-rows-repeated="26">
          <table:table-cell table:style-name="ce85" table:number-columns-repeated="5"/>
          <table:table-cell table:number-columns-repeated="1019"/>
        </table:table-row>
        <table:table-row table:style-name="ro25" table:number-rows-repeated="1048542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Java" table:style-name="ta1" table:print="false">
        <table:table-column table:style-name="co37" table:default-cell-style-name="ce89"/>
        <table:table-column table:style-name="co38" table:default-cell-style-name="ce89"/>
        <table:table-column table:style-name="co12" table:number-columns-repeated="1022" table:default-cell-style-name="ce89"/>
        <table:table-row table:style-name="ro15">
          <table:table-cell office:value-type="string" calcext:value-type="string">
            <text:p>JAVA</text:p>
          </table:table-cell>
          <table:table-cell office:value-type="string" calcext:value-type="string">
            <text:p>ДЗ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СТУПЕНЬ 1 Язык и платформа</text:p>
          </table:table-cell>
          <table:table-cell table:number-columns-repeated="1023"/>
        </table:table-row>
        <table:table-row table:style-name="ro30">
          <table:table-cell table:style-name="ce90" office:value-type="string" calcext:value-type="string">
            <text:p>1.1 Подготовка к курсуВведение. Обзор и задачи курса. Настройка окружения: система контроля версий git, система контроля зависимостей maven, среда разработки Intellij IDEA. Сборка и запуск java приложений.</text:p>
          </table:table-cell>
          <table:table-cell office:value-type="string" calcext:value-type="string">
            <text:p>ДЗ 01. Сборка и запуск проекта. Создать проект под управлением maven в Intellij IDEA. </text:p>
            <text:p/>
            <text:p>Добавить зависимость на Google Guava/Apache Commons/библиотеку на ваш выбор.</text:p>
            <text:p>Использовать библиотечные классы для обработки входных данных.</text:p>
            <text:p/>
            <text:p>Задать имя проекта (project_name) в pom.xml </text:p>
            <text:p>Собрать project_name.jar содержащий все зависимости.</text:p>
            <text:p>Проверить, что приложение можно запустить из командной строки.</text:p>
            <text:p/>
            <text:p>Выложить проект на github. </text:p>
            <text:p/>
            <text:p>Создать ветку "obfuscation" изменить в ней pom.xml, так чтобы сборка содержала стадию обфускации байткода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.2 Байт код</text:p>
            <text:p>Байт код. Содержание .class. Декомпиляция. Обфускация. История изменений языка Java от версии к версии. </text:p>
          </table:table-cell>
          <table:table-cell table:number-columns-repeated="1023"/>
        </table:table-row>
        <table:table-row table:style-name="ro32">
          <table:table-cell table:style-name="ce91" office:value-type="string" calcext:value-type="string">
            <text:p>2.1 Углубленные основыУглубленные основы. Загрузка классов. Виды и задачи class loader-ов. Класс Class&lt;?&gt;. Примитивные типы, строки, массивы. Память, которую занимают объекты.</text:p>
          </table:table-cell>
          <table:table-cell office:value-type="string" calcext:value-type="string">
            <text:p>ДЗ 02. Измерение памяти. Написать стенд для определения размера объекта. Определить размер пустой строки и пустых контейнеров. Определить рост размера контейнера от количества элементов в нем.</text:p>
            <text:p/>
            <text:p/>
            <text:p>Например:</text:p>
            <text:p>Object — 8 bytes,</text:p>
            <text:p>Empty String — 40 bytes</text:p>
            <text:p>Array — from 12 bytes</text:p>
          </table:table-cell>
          <table:table-cell table:number-columns-repeated="1022"/>
        </table:table-row>
        <table:table-row table:style-name="ro15">
          <table:table-cell table:style-name="ce92" office:value-type="string" calcext:value-type="string">
            <text:p>2.2 Remote debugHot swap. Remote debug. Сборщик мусора. Instrumentation.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3.1 Контейнеры и алгоритмы</text:p>
            <text:p>Generics. Контейнеры и алгоритмы. Обзор устройства и работы контейнеров из java.util. Сравнение контейнеров. Карты на основе хэш функции и на основе дерева. Разбор алгоритмов из java.util.Collections.</text:p>
          </table:table-cell>
          <table:table-cell office:value-type="string" calcext:value-type="string">
            <text:p>ДЗ 03. MyArrayList. Написать свою реализацию ArrayList на основе массива. Проверить, что на ней работают методы java.util.Collections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3.2 Инструменты для преобразования контейнеров</text:p>
            <text:p>Инструменты для преобразования контейнеров. Apache Commons. Google Guava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4.1 Аннотации</text:p>
            <text:p>Аннотации. Стандартные аннотации. Применение аннотаций. Типы аннотаций. Синтаксис. Создание своих аннтатаций. Reflection.</text:p>
          </table:table-cell>
          <table:table-cell office:value-type="string" calcext:value-type="string">
            <text:p>ДЗ 05. Тестовый фреймворк на аннотациях. Написать свой тестовый фреймворк. Поддержать аннотации @Test, @Before, @After. </text:p>
            <text:p>Запускать вызовом статического метода с </text:p>
            <text:p>1. именем класса с тестами, </text:p>
            <text:p>2. именем package в котором надо найти и запустить тесты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2 Java 8</text:p>
            <text:p>Элементы функционального программирования. Streams. Lambdas. Примеры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5.1 Сборщик мусора</text:p>
            <text:p>Параметры запуска VM. Сборщик мусора. Виды сборок. Разделение памяти под разные поколения объектов. Виды сборщиков. JMX. Управление приложением из jconsole. OutOfMemory. dump памяти. Исседование thread dump и heap dump.</text:p>
          </table:table-cell>
          <table:table-cell office:value-type="string" calcext:value-type="string">
            <text:p>ДЗ 04. Измерение активности GC. Написать приложение, которое следит за сборками мусора и пишет в лог количество сборок каждого типа (young, old) и время которое ушло на сборки в минуту.</text:p>
            <text:p>Добиться OutOfMemory в этом приложении через медленное подтекание по памяти (например добавлять элементы в List и удалять только половину).</text:p>
            <text:p>Настроить приложение (можно добавлять Thread.sleep(...)) так чтобы оно падало с OOM примерно через 5 минут после начала работы.</text:p>
            <text:p>Собрать статистику (количество сборок, время на сборрки) по разным типам GC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5.2 QA и тестирование</text:p>
            <text:p>QA, тестирование. Виды тестов. "Заглушки". Testing frameworks: junit, mockito. Разбор примеров и ДЗ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6.1 Типы ссылок. Кэширование.</text:p>
            <text:p>Типы ссылок в Java. Системы кэширования. Ehcache.</text:p>
          </table:table-cell>
          <table:table-cell office:value-type="string" calcext:value-type="string">
            <text:p>ДЗ-11: my cache engine. Напишите свой cache engine с soft references.</text:p>
            <text:p>Добавьте кэширование в DBService из заданий myORM или Hibernate ORM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6.2 Логгирование</text:p>
            <text:p>java.util.logging, log4j, slf4j. Разбор примеров и ДЗ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2 Проектирование. Работа с внешними сервисами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7.1 Основы дизайна</text:p>
            <text:p>Понятие дизайна приложения и паттерна проектирования. Концепты проектирования ООП: delegation, aggregation, composition, association, coupling and cohesion. SOLID.</text:p>
          </table:table-cell>
          <table:table-cell office:value-type="string" calcext:value-type="string">
            <text:p>ДЗ 06. Написать эмулятор АТМ. Написать эмулятор АТМ (банкомата).</text:p>
            <text:p/>
            <text:p>Объект класса АТМ должен уметь</text:p>
            <text:p>• принимать банкноты разных номиналов (на каждый номинал должна быть своя ячейка)</text:p>
            <text:p>• выдавать запрошенную сумму минимальным количеством банкнот или ошибку если сумму нельзя выдать</text:p>
            <text:p>• выдавать сумму остатка денежных средств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7.2 Behavioral patterns</text:p>
            <text:p>Behavioral patterns часть 1. Разбор примеров и ДЗ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8.1 Structural patterns</text:p>
            <text:p>Behavioral patterns часть 2. Structural patterns.</text:p>
          </table:table-cell>
          <table:table-cell office:value-type="string" calcext:value-type="string">
            <text:p>ДЗ 07. ATM Department. Написать приложение ATM Department:</text:p>
            <text:p>• Приложение может содержать несколько ATM</text:p>
            <text:p>• Departmant может собирать сумму остатков со всех ATM</text:p>
            <text:p>• Department может инициировать событие – восстановить состояние всех ATM до начального.</text:p>
            <text:p>(начальные состояния у разных ATM могут быть разными)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8.2 Creational patterns</text:p>
            <text:p>Creational patterns. Связь между паттернами, "похожие" паттерны. Антипаттерны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9.1 Сериализация</text:p>
            <text:p>Java IO. Сериализация. Запись и чтение бинарных файлов. Работа с simple-json, javax.json и com.google.code.gson.</text:p>
          </table:table-cell>
          <table:table-cell office:value-type="string" calcext:value-type="string">
            <text:p>ДЗ-08: JSON object writer. Напишите свой json object writer (object to JSON string) аналогичный gson на основе javax.json или simple-json и Reflection.</text:p>
            <text:p>Поддержите массивы объектов и примитивных типов, и коллекции из стандартный библиотерки.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9.2 XML</text:p>
            <text:p>XML. Java NIO. Разбор примеров и ДЗ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10.1 JDBC</text:p>
            <text:p>Работа с реляционной базой. JDBC. ORM через паттерн Executor. JPA.</text:p>
          </table:table-cell>
          <table:table-cell office:value-type="string" calcext:value-type="string">
            <text:p>ДЗ-09: myORM. Создайте в базе таблицу с полями: </text:p>
            <text:p>id bigint(20) NOT NULL auto_increment </text:p>
            <text:p>name varchar(255)</text:p>
            <text:p>age int(3)</text:p>
            <text:p/>
            <text:p>Создайте абстрактный класс DataSet. Поместите long id в DataSet. </text:p>
            <text:p>Добавьте класс UserDataSet (с полями, которые соответствуют таблице) унаследуйте его от DataSet. </text:p>
            <text:p/>
            <text:p>Напишите Executor, который сохраняет наследников DataSet в базу и читает их из базы по id и классу. </text:p>
            <text:p/>
            <text:p>&lt;T extends="" DataSet=""&gt; void save(T user){…}</text:p>
            <text:p>&lt;T extends="" DataSet=""&gt; T load(long id, Class&lt;T&gt; clazz){…}</text:p>
          </table:table-cell>
          <table:table-cell table:number-columns-repeated="1022"/>
        </table:table-row>
        <table:table-row table:style-name="ro37">
          <table:table-cell office:value-type="string" calcext:value-type="string">
            <text:p>10.2 myBatis</text:p>
            <text:p>Inmemory базы. myBatis. Разбор примеров и ДЗ.</text:p>
          </table:table-cell>
          <table:table-cell table:number-columns-repeated="1023"/>
        </table:table-row>
        <table:table-row table:style-name="ro38">
          <table:table-cell table:style-name="ce93" office:value-type="string" calcext:value-type="string">
            <text:p><text:span text:style-name="T5">11.1 Hibernate</text:span></text:p>
            <text:p><text:span text:style-name="T5">Hibernate. Конфигурирование Hibernate в коде и в XML. Java persistency query language. DBSevice pattern.</text:span></text:p>
          </table:table-cell>
          <table:table-cell office:value-type="string" calcext:value-type="string">
            <text:p>ДЗ-10: Hibernate ORM. На основе предыдущего ДЗ (myORM):</text:p>
            <text:p>1. Оформить решение в виде DBService (interface DBService, class DBServiceImpl, UsersDAO, UsersDataSet, Executor)</text:p>
            <text:p>2. Не меняя интерфейс DBSerivice сделать DBServiceHibernateImpl на Hibernate.</text:p>
            <text:p>3. Добавить в UsersDataSet поля:</text:p>
            <text:p>адресс (OneToOne) </text:p>
            <text:p>class AddressDataSet{</text:p>
            <text:p>private String street;</text:p>
            <text:p>}</text:p>
            <text:p>и телефон* (OneToMany)</text:p>
            <text:p>class PhoneDataSet{</text:p>
            <text:p>private String number;</text:p>
            <text:p>}</text:p>
            <text:p>Добавить соответствущие датасеты и DAO. </text:p>
            <text:p/>
            <text:p>4.** Поддержать работу из пункта (3) в myORM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1.2 JPQL</text:p>
            <text:p>Connection Pools. JPQL. Разбор примеров и ДЗ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12.3 No SQL</text:p>
            <text:p>No SQL. Работа с MongoDB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2.1 Web сервер</text:p>
            <text:p>Встроенный веб сервер. Сервлеты: servlet API, жизненный цикл сервлета. Jetty: устройство, работа, подключение сервлетов.</text:p>
          </table:table-cell>
          <table:table-cell office:value-type="string" calcext:value-type="string">
            <text:p>ДЗ-12: Веб сервер. Встроить веб сервер в приложение из ДЗ-11. </text:p>
            <text:p>Сделать админскую страницу, на которой админ должен авторизоваться и получить доступ к параметрам и состоянию кэша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3 Многопоточность и ассинхронность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13.1 Thread</text:p>
            <text:p>Многопоточность. Класс и объект Thread. Создание многопоточного приложения. Проблемы многопоточного доступа.</text:p>
          </table:table-cell>
          <table:table-cell office:value-type="string" calcext:value-type="string">
            <text:p>ДЗ-14: Многопоточная сортировка. Написать приложение, которое сортирует массив чисел в 4 потоках с использованием библиотеки или без нее.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3.2 JMM</text:p>
            <text:p>Happens before. Cooperation. Atomics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14.1 Asynchronous Web applications</text:p>
            <text:p>AJAX. Long polling. Websockets. Разбор примеров из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4.2 Dependency injection</text:p>
            <text:p>Web archive. Jetty as an external web server. Spring IoC. Spring beans.</text:p>
          </table:table-cell>
          <table:table-cell office:value-type="string" calcext:value-type="string">
            <text:p>ДЗ-13: WAR. Собрать war для приложения из ДЗ-12. </text:p>
            <text:p>Создавать кэш и DBService как Spring beans, передавать (inject) их в сервлеты. </text:p>
            <text:p>Запустить веб приложение во внешнем веб сервер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1 Message System</text:p>
            <text:p>Потокобезопасные контейнеры.Система обмена сообщениями.</text:p>
          </table:table-cell>
          <table:table-cell office:value-type="string" calcext:value-type="string">
            <text:p>ДЗ-15: MessageSystem. Добавить систему обмена сообщениями в веб сервер из ДЗ-13. </text:p>
            <text:p>Пересылать сообщения из вебсокета в DBService и обратно.</text:p>
            <text:p>Организовать структуру пакетов без циклических зависим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2 Executors</text:p>
            <text:p>Поддержка многопоточности в стандартной библиотеке. Workers. Executors. Fork/Join. Разбор примеров и ДЗ.</text:p>
          </table:table-cell>
          <table:table-cell table:number-columns-repeated="1023"/>
        </table:table-row>
        <table:table-row table:style-name="ro39">
          <table:table-cell office:value-type="string" calcext:value-type="string">
            <text:p>16.1 Многопроцессные приложения</text:p>
            <text:p>Сокеты. RMI. Разбор примера многопроцессного приложения.</text:p>
          </table:table-cell>
          <table:table-cell office:value-type="string" calcext:value-type="string">
            <text:p>ДЗ-16: MessageServer. Cревер из ДЗ-15 разделить на три приложения:</text:p>
            <text:p>• MessageServer</text:p>
            <text:p>• Frontend</text:p>
            <text:p>• DBServer</text:p>
            <text:p>Запускать Frontend и DBServer из MessageServer.</text:p>
            <text:p>Сделать MessageServer сокет-сервером, Frontend и DBServer клиентами.</text:p>
            <text:p>Пересылать сообщения с Frontend на DBService через MessageServer. </text:p>
            <text:p>Запустить приложение с двумя фронтендами (на разных портах)* и двумя датабазными серверами.</text:p>
            <text:p/>
            <text:p>* если у вас запуск веб приложения в контейнере, то MessageServer может копировать root.war в контейнеры при старте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6.2 NIO</text:p>
            <text:p>Registration. NIO для сокетов. Проектная работа.</text:p>
          </table:table-cell>
          <table:table-cell table:number-columns-repeated="1023"/>
        </table:table-row>
        <table:table-row table:style-name="ro15" table:number-rows-repeated="1048537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Spring" table:style-name="ta1">
        <table:table-column table:style-name="co39" table:default-cell-style-name="ce89"/>
        <table:table-column table:style-name="co40" table:default-cell-style-name="ce89"/>
        <table:table-column table:style-name="co12" table:number-columns-repeated="1022" table:default-cell-style-name="ce89"/>
        <table:table-row table:style-name="ro15">
          <table:table-cell office:value-type="string" calcext:value-type="string">
            <text:p>МОДУЛЬ 1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</text:p>
            <text:p>В данном модуле будут рассматриваться понятия и функциональности, на которых базируются все проекты Spring: Inversion of Control (Spring Context), аспектное программирование (Spring AOP), Spring Expression Language (SpEL).</text:p>
            <text:p/>
            <text:p>Слушатели смогут правильно и эффективно конфигурировать Spring-приложения различными средствами и способами, а также будет рассмотрена "чёрная магия" Spring Boot – автоконфигурации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 в Spring Framework</text:p>
            <text:p>Слушатели смогут ориентироваться в проектах Spring, </text:p>
            <text:p>проникнуться IoC и использовать его при написании кода, конфигурировать контекст и Spring Beans в приложении.</text:p>
          </table:table-cell>
          <table:table-cell table:style-name="ce93" office:value-type="string" calcext:value-type="string">
            <text:p><text:span text:style-name="T5">Программа по проведению тестирования студентов. В ресурсах хранятся вопросы и различные ответы к ним в виде CSV файла (5 вопрсов). Программа должна спросить у пользователя фамилию и имя, спросить 5 вопросов из CSV-файла и вывести результат тестирования.</text:span></text:p>
            <text:p/>
            <text:p><text:span text:style-name="T5">Все сервисы в программе должны решать строго определённую задачу. Зависимости должны быть настроены в IoC контейнере.</text:span></text:p>
            <text:p/>
            <text:p><text:span text:style-name="T5">Опционально: сервисы, по возможности, покрыть тестами.</text:span></text:p>
          </table:table-cell>
          <table:table-cell table:number-columns-repeated="1022"/>
        </table:table-row>
        <table:table-row table:style-name="ro34">
          <table:table-cell office:value-type="string" calcext:value-type="string">
            <text:p>Конфигурирование Spring-приложений</text:p>
            <text:p>Слушатели смогут научиться конфигурировать Spring-приложения в разных стилях, пользоваться Spring Expression Language, конфигурировать приложения c помощью .properties/YAML файлов.</text:p>
          </table:table-cell>
          <table:table-cell office:value-type="string" calcext:value-type="string">
            <text:p>Добавить файл настроек в приложение для перевода, Annotation- + Java-based конфигурация приложения. Добавьте файл настроек для приложения переводов.</text:p>
            <text:p>Не забудьте добавить аналогичный файл и для тестов.</text:p>
            <text:p/>
            <text:p>Локализовать выводимые сообщения и вопросы теста.</text:p>
            <text:p/>
            <text:p>И переписать конфигурацию в виде Java + Annotation-based конфигурации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AOP, Spring AOP</text:p>
            <text:p>Слушатели смогут познакомиться с аспектно-ориентированным программирование для создания crosscutting функциональностей в приложении с помощью Spring AOP. И, конечно, слушатели разберутся на чём базируются остальные фреймворки Spring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"Чёрная магия" Spring Boot</text:p>
            <text:p>По окончанию данного модуля слушатели смогут максимально быстро создавать production-grade standalone Spring-приложения с помощью Spring Boot, научатся писать автоконфигурации и использовать существующие и разрабатывать собственные Spring Boot "starters".</text:p>
            <text:p/>
            <text:p>Также слушатели ознакомятся со многими возможностями Spring Boot для различных слоёв, функциональностей и технологий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Продвинутая конфигурация Spring-приложений</text:p>
            <text:p>По окончанию данного занятия слушатели смогут использовать Best Practiсes для конфигурирования Spring-приложений, максимально эффективно использовать анннотации конфигураций.</text:p>
          </table:table-cell>
          <table:table-cell office:value-type="string" calcext:value-type="string">
            <text:p>Перевести приложение для проведения опросов на Spring Boot. Создать проект используя Spring Boot Initializr.</text:p>
            <text:p/>
            <text:p>Перенести приложение проведения опросов.</text:p>
            <text:p/>
            <text:p>Перенести все свойства в application.yml</text:p>
            <text:p/>
            <text:p>Сделать собственный баннер для приложения.</text:p>
            <text:p/>
            <text:p>Подключить Spring Shell, используя starter.</text:p>
            <text:p/>
            <text:p>Перенести тесты и использовать spring-boot-test-starter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МОДУЛЬ 2 Работа с базами данных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В данном разделе будет рассмотрены проекты Spring для работы как с реляционными базами данных, так и с NoSQL базами данных.</text:p>
            <text:p/>
            <text:p>Spring JDBC, Spring ORM, Spring Data Repositories и, разумеется, работа с транзакциями.</text:p>
            <text:p/>
            <text:p>Помимо проектов Spring, участники смогут разбираться в особенностях различных баз данных, а также использовать специальные embedded-базы даных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DAO на Spring JDBC</text:p>
            <text:p>Слушатели смогут ориентироваться в архитекрутных паттернах, свзяанных с работой с БД.</text:p>
            <text:p>Слушатели смогут эффективно использовать Spring JDBC для разработки DAO в приложении.</text:p>
          </table:table-cell>
          <table:table-cell office:value-type="string" calcext:value-type="string">
            <text:p>Создать приложение хранящее информацию о книгах в билиотеке. Использовать Spring JDBC и реляционную базу.</text:p>
            <text:p/>
            <text:p>Опционально использовать настоящую реляционную БД, но можно использовать H2.</text:p>
            <text:p/>
            <text:p>Предусмотреть таблицы авторов, книг и жанров.</text:p>
            <text:p/>
            <text:p>Покрыть тестами, насколько это возможно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Основы ORM, JPA, Hibernate как провайдер JPA</text:p>
            <text:p>По окончанию этого занятия слушатели смогут эффективно применять JPA для описания маппинга классов-entities на таблицы реляционной БД.</text:p>
            <text:p>Также слушатели смогут использовать Hibernate, как провайдера JPA для подключения к БД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JPQL, Spring ORM, DAO на основе Spring ORM + JPA</text:p>
            <text:p>По окончанию данного модуля слушатели смогут разрабатывать ORM DAO в Spring-приложении с помощью Spring ORM + JPA + Hibernate (в качестве провайдера JPA).</text:p>
            <text:p/>
            <text:p>Также слушатели узнаю про JPQL (аналог HQL).</text:p>
          </table:table-cell>
          <table:table-cell office:value-type="string" calcext:value-type="string">
            <text:p>Переписать приложение для хранения книг на ORM. Использовать JPA, Hibernate только в качестве JPA-провайдера.</text:p>
            <text:p/>
            <text:p>Добавить комментарии к книгам, и высокоуровневые сервисы, оставляющие комментарии к книгам.</text:p>
            <text:p/>
            <text:p>Покрыть DAO тестами используя H2 базу данных и соответствующий H2 Hibernate-диалект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Транзакции, Spring Tx</text:p>
            <text:p>Слушатели погрузятся в теорию транзакций и поймут все особенности транзакций.</text:p>
            <text:p>Также слушатели смогут использовать декларативное и императивное управление транзакциями в Spring-приложениях с помощью Spring Tx.</text:p>
          </table:table-cell>
          <table:table-cell table:number-columns-repeated="1023"/>
        </table:table-row>
        <table:table-row table:style-name="ro41">
          <table:table-cell office:value-type="string" calcext:value-type="string">
            <text:p>"Белая магия" Spring Data: Spring Data JPA</text:p>
            <text:p>После данного занятия слушатели узнаю про набор проектов Spring Data и понятие репозитория, которое вводит Spring Data.</text:p>
            <text:p/>
            <text:p>Также слушатели научатся использовать мощную "белую магию" Spring Data ORM для создания ORM DAO на основе JPA.</text:p>
          </table:table-cell>
          <table:table-cell office:value-type="string" calcext:value-type="string">
            <text:p>Билиотеку на JPA. Реализовать весь функционал работы с БД в приложении книг с использованием spring-data-jpa репозиториев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SQL и NoSQL базы данных</text:p>
            <text:p>По окончанию данного семинара слушатели начнут разбираться в особенностях реляционных и различных нереляционных (NoSQL) баз данных.</text:p>
            <text:p/>
            <text:p>Также слушатели научатся правильно выбирать NoSQL БД для решения соответствующих задач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Data для подключения к нереляционным БД</text:p>
            <text:p>После данного занятия слушатели смогу разрабатывать DAO, хранящие данные в нереляционных БД с помощью других Spring Data проектов.</text:p>
          </table:table-cell>
          <table:table-cell office:value-type="string" calcext:value-type="string">
            <text:p>Использовать MogoDB и spring-data для хранения информации о книгах. Тесты можно реализовать с помощью spring-boot-strter-embedded-mongodb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3 Разработка Web-приложений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 данном модуле будут рассматриваться возможности Spring для разработки Web-приложений: Spring MVC и современный Reactive-ориентированный Spring WebFlux.</text:p>
            <text:p/>
            <text:p>Разумеется, будут рассмотрены популярные технологии View и разработка современных SPA-приложений.</text:p>
            <text:p/>
            <text:p>И, конечно, различные "плюшки" Spring Boot, максимально ускоряющие разработку Web-приложений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Введение в Spring MVC, Spring MVC на Spring Boot</text:p>
            <text:p>Слушатели смогут ориентироваться в архитектуре MVC и Spring MVC, создавать простые классические веб-приложения на основе Spring MVC и Spring Boot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Spring MVC View</text:p>
            <text:p>По окончании данного занятия слушатели смогут разрабатывать View в классических Web-приложениях, как с использованием JSP, так и с помощью современных технологий: Thymeleaf, Freemarker, и т.д.</text:p>
          </table:table-cell>
          <table:table-cell office:value-type="string" calcext:value-type="string">
            <text:p>CRUD приложение с Web UI и хранением данных в БД. Создайте приложение с хранением сущностей в БД (можно взять DAOs из прошлых занятий)</text:p>
            <text:p/>
            <text:p>Использовать классический View, предусмотреть страницу отображения всех сущностей и создания/редактирования.</text:p>
            <text:p/>
            <text:p>View на Thymeleaf, classic Controllers.</text:p>
          </table:table-cell>
          <table:table-cell table:number-columns-repeated="1022"/>
        </table:table-row>
        <table:table-row table:style-name="ro32">
          <table:table-cell office:value-type="string" calcext:value-type="string">
            <text:p>Современные приложения на Spring MVC</text:p>
            <text:p>Слушатели смогут создавать современные приложения (основанные на AJAX архитектуре и SPA-приложения).</text:p>
            <text:p>Ну и, конечно, после данного занятия слушатели смогут создавать контроллеры всех сортов и мастей для решения большого спектра задач в веб-приложениях.</text:p>
            <text:p/>
            <text:p>А также слушатели познакомятся с высокоуровневым WebFlow для описания Web-приложений.</text:p>
          </table:table-cell>
          <table:table-cell office:value-type="string" calcext:value-type="string">
            <text:p>Переписать приложение с использованием AJAX и REST-контроллеров. Переписать приложение с классических View на AJAX архитектуру и REST-контроллеры.</text:p>
            <text:p/>
            <text:p>Опционально: Сделать SPA приложение на любом из Web-фреймоврков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tack</text:p>
            <text:p>В данном модуле слушатели узнают, что такое Reactive программирование и познакомятся со Spring Reactive Stack для разработки веб-приложений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WebFlux</text:p>
            <text:p>После данного занятия слушатели смогу создавать современные Reactive Web-приложения с помощью Spring WebFlux.</text:p>
          </table:table-cell>
          <table:table-cell office:value-type="string" calcext:value-type="string">
            <text:p>Использовать WebFlux. Вместо классического потока и embedded Web-сервера использовать WebFlux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4 "Около" и "Дзен"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В данном модуле рассматриваются продвинутые проекты Spring решающие специфичные задачи, связанные с авторизацией и аутентификацией, размещения сервисов в облаках и работой с БД, а также облегчающие создание больших монолитов и систем на микросервисной архитектуре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Security: Архитектура</text:p>
            <text:p>По окончанию занятия слушатели разберутся что такое аутентификация и авторизация, разберутся в архитектуре Spring Security, и смогут настроить HTTP Basic Auth аутнетификацию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Security: Механизмы аутентификации</text:p>
            <text:p>По окончанию занятия слушатели смогут внедрять в приложение любой механизм аутнетификации.</text:p>
          </table:table-cell>
          <table:table-cell office:value-type="string" calcext:value-type="string">
            <text:p>В CRUD Web-приложение добавить механизм аутентификации. В существующее CRUD-приложение добавить мехнизм Form-based аутентификации.</text:p>
            <text:p/>
            <text:p>UsersServices реализовать самостоятельно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Security: Авторизация</text:p>
            <text:p>После занятия пользователи смогу внедрять в приложение различные механизмы авторизации - на основе URL, методов сервисов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Security: ACL</text:p>
            <text:p>После прохождения данного модуля слушатели научатся внедрять в приложение безопасность на основе доменных сущностей: ACLs</text:p>
          </table:table-cell>
          <table:table-cell office:value-type="string" calcext:value-type="string">
            <text:p>Ввести авторизацию на основе URL и/или доменных сущностей. Настроить в приложении авторизацию на уровне URL и/или доменных сущн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pring Data</text:p>
            <text:p>По окончанию данного модуля слушатели научаться использовать Reactive-версию Spring Data репозиториев, и, наконец, полноценно использовать Reactive Stack Spring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Batch</text:p>
            <text:p>Слушатели смогут использовать всю мощь Spring Batch, узнают когда он необходим проекту и почему он нужен не только для больших проектов.</text:p>
          </table:table-cell>
          <table:table-cell office:value-type="string" calcext:value-type="string">
            <text:p>Разработать процедуру миграции данных из реляционного хранилища в NoSQL или наоборот. Используя Spring Batch.</text:p>
            <text:p/>
            <text:p>Опционально: Сделать restart с помощью Spring Shell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Spring Integration: Монолиты vs. Microservices Round 1, Messaging, Enterprise Integration Patterns (EIP)</text:p>
            <text:p>По окончании данного модуля слушатели узнают два похода к разработке Enterprise-приложений - монолиты и микросервисы.</text:p>
            <text:p>Узнают, какие проблемы возникают при создании монолитов, что такое Messaging и Enterprise Integration Patterns (EIP) и где здесь Spring Integration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Integration: Messages и Channels</text:p>
            <text:p>Слушатели узнают различные семантики каналов, все сорта различных каналов и где они используются.</text:p>
            <text:p>Также слушатели узнают о сообщениях, которые передаются в каналах и встроенный DSL для настройки связей в Spring Integration.</text:p>
            <text:p>Также слушатели узнают про базовые Endpoints и Flow Components.</text:p>
          </table:table-cell>
          <table:table-cell office:value-type="string" calcext:value-type="string">
            <text:p>Реализовать обработку доменной сущности через каналы Spring Integration. Выберите подходящий канал для каждого соответствующего запроса</text:p>
            <text:p/>
            <text:p>Опционально: протестируйте приложение под нагрузко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Integration: Endpoints и Flow Components</text:p>
            <text:p>Слушатели также узнают про другие Endpoints и Flow Components и смогут разрабатывать сложные Enterprise-приложения c почти любой интеграцией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Boot Actuator: Монолиты vs. Microservices (Round 2), Must have в микросервисах</text:p>
            <text:p>На данном занятии слушатели будут рассматривать возможности Spring Boot Actuator для создания production-grade приложений и микросервисов, а потом будут долго отходить от таких возможностей и изобилия.</text:p>
            <text:p/>
            <text:p>Также в данном разделе будет рассмотрен HATEOAS подход для разработки REST-сервисов.</text:p>
          </table:table-cell>
          <table:table-cell office:value-type="string" calcext:value-type="string">
            <text:p>Использовать метрики, healthchecks и logfile к приложению. И любую другую функциональность на выбор.</text:p>
            <text:p/>
            <text:p>Опционально: переписать приложение на HATEOAS принципах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SOAP, Spring WebServices и клиенты к ним</text:p>
            <text:p>После занятия слушатели овладеют одним из самых простых способов создания SOAP-сервисов и клиентов к ним Spring WebServices, ну и, конечно будет рассмотрены SOA и SOAP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/>
            <text:p>Docker, оркестрация, облака, облачные хостинги</text:p>
            <text:p>По окончании данного занятия слушатели смогут разбираться в вышеперечисленных словах, а также разбираться в современных принципах построения облачных систем.</text:p>
          </table:table-cell>
          <table:table-cell office:value-type="string" calcext:value-type="string">
            <text:p>Обернуть приложение в docker-контейнер. Обернуть приложение в docker-контейнер, БД тоже. Настроить связь между ними.</text:p>
            <text:p/>
            <text:p>Опционально: сделать это в локальном куб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Cloud: Config Server, Service Registry, интеграция в облака</text:p>
            <text:p>Слушатели научаться пользоваться возможностями Spring для интеграции с облаками: Config Server, Service Registry, Docker/Kubernates/AWS/Azure best-practices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Cloud Data Flow, Hystrix Circuit Breaker</text:p>
            <text:p>Слушатели смогут узнать как строятся огромные системы на Spring с использованием Spring Cloud Data Flow.</text:p>
            <text:p/>
            <text:p>Также будет рассмотрен популярный фреймворк для использования внешних систем и ресурсов - Hystrix (+Hystrix Javanica) и его интеграция со Spring.</text:p>
          </table:table-cell>
          <table:table-cell office:value-type="string" calcext:value-type="string">
            <text:p>Обернуть внешние вызовы в Hystrix. Обернуть все внешние вызовы в Hystrix, Hystrix Javanica.</text:p>
            <text:p/>
            <text:p>Поднять Turbine Dashboard для мониторинга.</text:p>
          </table:table-cell>
          <table:table-cell table:number-columns-repeated="1022"/>
        </table:table-row>
        <table:table-row table:style-name="ro33">
          <table:table-cell office:value-type="string" calcext:value-type="string">
            <text:p>Обзор дополнительных технологий Spring, выбор архитектуры и технологий</text:p>
            <text:p>По окончанию занятия слушатели познакомятся с другими проектами Spring для создания приложений.</text:p>
            <text:p/>
            <text:p>Смогут правильно выбирать архитектуру и стек технологий для проекта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5 Проектная работа</text:p>
          </table:table-cell>
          <table:table-cell table:number-columns-repeated="1023"/>
        </table:table-row>
        <table:table-row table:style-name="ro42">
          <table:table-cell office:value-type="string" calcext:value-type="string">
            <text:p>Заключительный месяц курса посвящен проектной работе. Свой проект это то, что интересно писать студенту. То, что можно создать на основе знаний, полученных на курсе.</text:p>
            <text:p>При этом не обязательно закончить его за месяц. В процессе написания по проекту можно получить консультации преподавателей. </text:p>
            <text:p/>
            <text:p>Проект должен стать примером кода, который можно показывать потенциальным работодателям.</text:p>
            <text:p/>
            <text:p>Проект должен быть сделан на основе Spring Boot, включать работу с DB с ипользованием Spring Data репозиториев и/или Spring JDBC.</text:p>
            <text:p>Проект должен иметь UI построенный на современных принципах разработки Web-приложений (AJAX и/или SPA).</text:p>
            <text:p>Приложение должно содержать механизмы аутентификации и авторизации с исопльзованием Spring Security</text:p>
            <text:p>Асинхронные части могут быть реализованы с момощью Spring Integration.</text:p>
            <text:p>Пектные обработки, утилиты поддержки должны быть реализованы с помощью Spring Batch + Spring Shell.</text:p>
            <text:p>Проект должен быть cloud-ready.</text:p>
            <text:p/>
            <text:p>Примеры тем:</text:p>
            <text:p>Онлайн-билиотека.</text:p>
            <text:p>Блог с админкой/регистрацией пользователей.</text:p>
          </table:table-cell>
          <table:table-cell table:number-columns-repeated="1023"/>
        </table:table-row>
        <table:table-row table:style-name="ro15" table:number-rows-repeated="1048530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7">00.00.0000</text:date>, <text:time style:data-style-name="N2" text:time-value="01:08:26.7314714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4DT4H19M53S</meta:editing-duration>
    <meta:editing-cycles>1163</meta:editing-cycles>
    <meta:generator>LibreOffice/5.1.6.2$Linux_X86_64 LibreOffice_project/10m0$Build-2</meta:generator>
    <dc:date>2018-08-07T01:10:51.101892481</dc:date>
    <meta:document-statistic meta:table-count="7" meta:cell-count="1325" meta:object-count="0"/>
    <meta:user-defined meta:name="Info 1"/>
    <meta:user-defined meta:name="Info 2"/>
    <meta:user-defined meta:name="Info 3"/>
    <meta:user-defined meta:name="Info 4"/>
  </office:meta>
</office:document-meta>
</file>